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ystem" svg:font-family="System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style:text-autospace="none"/>
      <style:text-properties style:font-name="Arial" fo:font-size="12pt" fo:language="pt" fo:country="BR" fo:font-weight="bold" style:font-name-asian="System" style:font-size-asian="12pt" style:font-weight-asian="bold" style:font-name-complex="System" style:font-size-complex="12pt" style:font-weight-complex="bold"/>
    </style:style>
    <style:style style:name="P2" style:family="paragraph" style:parent-style-name="Standard" style:list-style-name="">
      <style:paragraph-properties fo:line-height="150%" style:text-autospace="none"/>
      <style:text-properties style:font-name="Arial" fo:font-size="12pt" fo:language="pt" fo:country="BR" fo:font-weight="bold" style:font-name-asian="System" style:font-size-asian="12pt" style:font-weight-asian="bold" style:font-name-complex="System" style:font-size-complex="12pt" style:font-weight-complex="bold"/>
    </style:style>
    <style:style style:name="P3" style:family="paragraph" style:parent-style-name="Standard" style:list-style-name="">
      <style:paragraph-properties fo:line-height="150%" style:text-autospace="none"/>
      <style:text-properties style:font-name="Arial" fo:font-size="12pt" fo:language="pt" fo:country="BR" fo:font-weight="bold" style:font-name-asian="System" style:font-size-asian="12pt" style:font-weight-asian="bold" style:font-name-complex="System" style:font-size-complex="12pt" style:font-weight-complex="bold"/>
    </style:style>
    <style:style style:name="P4" style:family="paragraph" style:parent-style-name="Standard">
      <style:paragraph-properties fo:line-height="150%" style:text-autospace="none"/>
      <style:text-properties style:font-name="Arial" fo:font-size="12pt" fo:language="pt" fo:country="BR" fo:font-weight="bold" style:font-name-asian="System" style:font-size-asian="12pt" style:font-weight-asian="bold" style:font-name-complex="System" style:font-size-complex="12pt" style:font-weight-complex="bold"/>
    </style:style>
    <style:style style:name="P5" style:family="paragraph" style:parent-style-name="Standard">
      <style:paragraph-properties fo:line-height="150%"/>
      <style:text-properties style:font-name="Arial" fo:font-size="12pt" style:font-size-asian="12pt" style:font-size-complex="12pt"/>
    </style:style>
    <style:style style:name="T1" style:family="text">
      <style:text-properties fo:background-color="#ff0000"/>
    </style:style>
    <style:style style:name="T2" style:family="text">
      <style:text-properties fo:background-color="#000000"/>
    </style:style>
  </office:automatic-styles>
  <office:body>
    <office:text text:use-soft-page-breaks="true">
      <text:tracked-changes>
        <text:changed-region text:id="ct318434704">
          <text:insertion>
            <office:change-info>
              <dc:creator>Renato Almeida</dc:creator>
              <dc:date>2010-05-06T17:24:00</dc:date>
            </office:change-info>
          </text:insertion>
        </text:changed-region>
        <text:changed-region text:id="ct318763488">
          <text:deletion>
            <office:change-info>
              <dc:creator>Renato Almeida</dc:creator>
              <dc:date>2010-05-06T17:25:00</dc:date>
            </office:change-info>
            <text:p text:style-name="P1">método </text:p>
          </text:deletion>
        </text:changed-region>
        <text:changed-region text:id="ct318580744">
          <text:insertion>
            <office:change-info>
              <dc:creator>Renato Almeida</dc:creator>
              <dc:date>2010-05-06T17:25:00</dc:date>
            </office:change-info>
          </text:insertion>
        </text:changed-region>
        <text:changed-region text:id="ct318581232">
          <text:insertion>
            <office:change-info>
              <dc:creator>Renato Almeida</dc:creator>
              <dc:date>2010-05-06T17:26:00</dc:date>
            </office:change-info>
          </text:insertion>
        </text:changed-region>
        <text:changed-region text:id="ct319092792">
          <text:insertion>
            <office:change-info>
              <dc:creator>Renato Almeida</dc:creator>
              <dc:date>2010-05-06T17:24:00</dc:date>
            </office:change-info>
          </text:insertion>
        </text:changed-region>
        <text:changed-region text:id="ct213148496">
          <text:deletion>
            <office:change-info>
              <dc:creator>Renato Almeida</dc:creator>
              <dc:date>2010-05-06T17:23:00</dc:date>
            </office:change-info>
            <text:p text:style-name="P1">em hierarquia</text:p>
          </text:deletion>
        </text:changed-region>
        <text:changed-region text:id="ct213100168">
          <text:insertion>
            <office:change-info>
              <dc:creator>Renato Almeida</dc:creator>
              <dc:date>2010-05-06T17:23:00</dc:date>
            </office:change-info>
          </text:insertion>
        </text:changed-region>
        <text:changed-region text:id="ct213129032">
          <text:insertion>
            <office:change-info>
              <dc:creator>Renato Almeida</dc:creator>
              <dc:date>2010-05-06T17:24:00</dc:date>
            </office:change-info>
          </text:insertion>
        </text:changed-region>
        <text:changed-region text:id="ct213128872">
          <text:deletion>
            <office:change-info>
              <dc:creator>Renato Almeida</dc:creator>
              <dc:date>2010-05-06T17:24:00</dc:date>
            </office:change-info>
            <text:p text:style-name="P1">,</text:p>
          </text:deletion>
        </text:changed-region>
        <text:changed-region text:id="ct318699864">
          <text:insertion>
            <office:change-info>
              <dc:creator>Renato Almeida</dc:creator>
              <dc:date>2010-05-06T17:26:00</dc:date>
            </office:change-info>
          </text:insertion>
        </text:changed-region>
        <text:changed-region text:id="ct316334072">
          <text:insertion>
            <office:change-info>
              <dc:creator>Renato Almeida</dc:creator>
              <dc:date>2010-05-06T17:27:00</dc:date>
            </office:change-info>
          </text:insertion>
        </text:changed-region>
        <text:changed-region text:id="ct315631832">
          <text:deletion>
            <office:change-info>
              <dc:creator>Renato Almeida</dc:creator>
              <dc:date>2010-05-06T17:30:00</dc:date>
            </office:change-info>
            <text:p text:style-name="P2">definindo desde a sua configuração física até a</text:p>
            <text:p text:style-name="P2">escolha das rotas de tráfego e alocação de comprimentos de onda. Partindo das distâncias e demandas de tráfego entre os nós da rede, é utilizada</text:p>
          </text:deletion>
        </text:changed-region>
        <text:changed-region text:id="ct312615760">
          <text:insertion>
            <office:change-info>
              <dc:creator>Renato Almeida</dc:creator>
              <dc:date>2010-05-06T17:30:00</dc:date>
            </office:change-info>
          </text:insertion>
        </text:changed-region>
        <text:changed-region text:id="ct312614544">
          <text:insertion>
            <office:change-info>
              <dc:creator>Renato Almeida</dc:creator>
              <dc:date>2010-05-06T17:31:00</dc:date>
            </office:change-info>
          </text:insertion>
        </text:changed-region>
        <text:changed-region text:id="ct319093352">
          <text:insertion>
            <office:change-info>
              <dc:creator>Renato Almeida</dc:creator>
              <dc:date>2010-05-06T17:32:00</dc:date>
            </office:change-info>
          </text:insertion>
        </text:changed-region>
        <text:changed-region text:id="ct312552888">
          <text:deletion>
            <office:change-info>
              <dc:creator>Renato Almeida</dc:creator>
              <dc:date>2010-05-06T17:31:00</dc:date>
            </office:change-info>
            <text:p text:style-name="P2"><text:s/>uma heurística</text:p>
            <text:p text:style-name="P2">em conjunto com otimização linear-inteira mista</text:p>
          </text:deletion>
        </text:changed-region>
        <text:changed-region text:id="ct316946648">
          <text:deletion>
            <office:change-info>
              <dc:creator>Renato Almeida</dc:creator>
              <dc:date>2010-05-06T17:33:00</dc:date>
            </office:change-info>
            <text:p text:style-name="P1">O procedimento implementado consiste em três etapas, na</text:p>
          </text:deletion>
        </text:changed-region>
        <text:changed-region text:id="ct315630248">
          <text:insertion>
            <office:change-info>
              <dc:creator>Renato Almeida</dc:creator>
              <dc:date>2010-05-06T17:33:00</dc:date>
            </office:change-info>
          </text:insertion>
        </text:changed-region>
        <text:changed-region text:id="ct316945960">
          <text:insertion>
            <office:change-info>
              <dc:creator>Renato Almeida</dc:creator>
              <dc:date>2010-05-06T17:33:00</dc:date>
            </office:change-info>
          </text:insertion>
        </text:changed-region>
        <text:changed-region text:id="ct316938328">
          <text:insertion>
            <office:change-info>
              <dc:creator>Renato Almeida</dc:creator>
              <dc:date>2010-05-06T17:34:00</dc:date>
            </office:change-info>
          </text:insertion>
        </text:changed-region>
        <text:changed-region text:id="ct316938432">
          <text:deletion>
            <office:change-info>
              <dc:creator>Renato Almeida</dc:creator>
              <dc:date>2010-05-06T17:34:00</dc:date>
            </office:change-info>
            <text:p text:style-name="P1"><text:s/>e</text:p>
          </text:deletion>
        </text:changed-region>
        <text:changed-region text:id="ct316906152">
          <text:insertion>
            <office:change-info>
              <dc:creator>Renato Almeida</dc:creator>
              <dc:date>2010-05-06T17:34:00</dc:date>
            </office:change-info>
          </text:insertion>
        </text:changed-region>
        <text:changed-region text:id="ct316906680">
          <text:insertion>
            <office:change-info>
              <dc:creator>Renato Almeida</dc:creator>
              <dc:date>2010-05-06T17:35:00</dc:date>
            </office:change-info>
          </text:insertion>
        </text:changed-region>
        <text:changed-region text:id="ct316906888">
          <text:insertion>
            <office:change-info>
              <dc:creator>Renato Almeida</dc:creator>
              <dc:date>2010-05-06T17:36:00</dc:date>
            </office:change-info>
          </text:insertion>
        </text:changed-region>
        <text:changed-region text:id="ct316912520">
          <text:deletion>
            <office:change-info>
              <dc:creator>Renato Almeida</dc:creator>
              <dc:date>2010-05-06T17:36:00</dc:date>
            </office:change-info>
            <text:p text:style-name="P1">Por fim, esses parâmetros são empregados como limitadores para as restrições do modelo matemático utilizado na resolução das sub-redes.</text:p>
          </text:deletion>
        </text:changed-region>
        <text:changed-region text:id="ct316918424">
          <text:deletion>
            <office:change-info>
              <dc:creator>Renato Almeida</dc:creator>
              <dc:date>2010-05-06T17:37:00</dc:date>
            </office:change-info>
            <text:p text:style-name="P1">, tendo em vista a abrangência do projeto</text:p>
          </text:deletion>
        </text:changed-region>
        <text:changed-region text:id="ct316913816">
          <text:insertion>
            <office:change-info>
              <dc:creator>Renato Almeida</dc:creator>
              <dc:date>2010-05-06T17:37:00</dc:date>
            </office:change-info>
          </text:insertion>
        </text:changed-region>
        <text:changed-region text:id="ct319126304">
          <text:deletion>
            <office:change-info>
              <dc:creator>Renato Almeida</dc:creator>
              <dc:date>2010-05-06T17:41:00</dc:date>
            </office:change-info>
            <text:p text:style-name="P1">Projeto de r</text:p>
          </text:deletion>
        </text:changed-region>
        <text:changed-region text:id="ct316749376">
          <text:insertion>
            <office:change-info>
              <dc:creator>Renato Almeida</dc:creator>
              <dc:date>2010-05-06T17:41:00</dc:date>
            </office:change-info>
          </text:insertion>
        </text:changed-region>
        <text:changed-region text:id="ct316727912">
          <text:deletion>
            <office:change-info>
              <dc:creator>Renato Almeida</dc:creator>
              <dc:date>2010-05-06T17:40:00</dc:date>
            </office:change-info>
            <text:p text:style-name="P1">Programação linear-inteira mista</text:p>
          </text:deletion>
        </text:changed-region>
        <text:changed-region text:id="ct316828952">
          <text:deletion>
            <office:change-info>
              <dc:creator>Renato Almeida</dc:creator>
              <dc:date>2010-05-06T17:41:00</dc:date>
            </office:change-info>
            <text:p text:style-name="P1">Meta-heurística</text:p>
          </text:deletion>
        </text:changed-region>
        <text:changed-region text:id="ct316730304">
          <text:insertion>
            <office:change-info>
              <dc:creator>Renato Almeida</dc:creator>
              <dc:date>2010-05-06T17:41:00</dc:date>
            </office:change-info>
          </text:insertion>
        </text:changed-region>
        <text:changed-region text:id="ct316718952">
          <text:deletion>
            <office:change-info>
              <dc:creator>Renato Almeida</dc:creator>
              <dc:date>2010-05-06T17:43:00</dc:date>
            </office:change-info>
            <text:p text:style-name="P1">interesse por</text:p>
          </text:deletion>
        </text:changed-region>
        <text:changed-region text:id="ct319129480">
          <text:insertion>
            <office:change-info>
              <dc:creator>Renato Almeida</dc:creator>
              <dc:date>2010-05-06T17:43:00</dc:date>
            </office:change-info>
          </text:insertion>
        </text:changed-region>
        <text:changed-region text:id="ct316852472">
          <text:insertion>
            <office:change-info>
              <dc:creator>Renato Almeida</dc:creator>
              <dc:date>2010-05-06T17:44:00</dc:date>
            </office:change-info>
          </text:insertion>
        </text:changed-region>
        <text:changed-region text:id="ct147116216">
          <text:deletion>
            <office:change-info>
              <dc:creator>Renato Almeida</dc:creator>
              <dc:date>2010-05-06T17:44:00</dc:date>
            </office:change-info>
            <text:p text:style-name="P1">desenvolvimento </text:p>
          </text:deletion>
        </text:changed-region>
        <text:changed-region text:id="ct147109960">
          <text:insertion>
            <office:change-info>
              <dc:creator>Renato Almeida</dc:creator>
              <dc:date>2010-05-06T17:44:00</dc:date>
            </office:change-info>
          </text:insertion>
        </text:changed-region>
        <text:changed-region text:id="ct316874632">
          <text:insertion>
            <office:change-info>
              <dc:creator>Renato Almeida</dc:creator>
              <dc:date>2010-05-06T17:44:00</dc:date>
            </office:change-info>
          </text:insertion>
        </text:changed-region>
        <text:changed-region text:id="ct147115136">
          <text:insertion>
            <office:change-info>
              <dc:creator>Renato Almeida</dc:creator>
              <dc:date>2010-05-06T17:45:00</dc:date>
            </office:change-info>
          </text:insertion>
        </text:changed-region>
        <text:changed-region text:id="ct319107112">
          <text:deletion>
            <office:change-info>
              <dc:creator>Renato Almeida</dc:creator>
              <dc:date>2010-05-06T17:45:00</dc:date>
            </office:change-info>
            <text:p text:style-name="P1">transmissão de vários sinais pelo mesmo meio,</text:p>
          </text:deletion>
        </text:changed-region>
        <text:changed-region text:id="ct319108672">
          <text:insertion>
            <office:change-info>
              <dc:creator>Renato Almeida</dc:creator>
              <dc:date>2010-05-06T17:46:00</dc:date>
            </office:change-info>
          </text:insertion>
        </text:changed-region>
        <text:changed-region text:id="ct319108776">
          <text:insertion>
            <office:change-info>
              <dc:creator>Renato Almeida</dc:creator>
              <dc:date>2010-05-06T17:46:00</dc:date>
            </office:change-info>
          </text:insertion>
        </text:changed-region>
        <text:changed-region text:id="ct147103824">
          <text:insertion>
            <office:change-info>
              <dc:creator>Renato Almeida</dc:creator>
              <dc:date>2010-05-06T17:47:00</dc:date>
            </office:change-info>
          </text:insertion>
        </text:changed-region>
        <text:changed-region text:id="ct147107312">
          <text:insertion>
            <office:change-info>
              <dc:creator>Renato Almeida</dc:creator>
              <dc:date>2010-05-06T17:48:00</dc:date>
            </office:change-info>
          </text:insertion>
        </text:changed-region>
        <text:changed-region text:id="ct147077704">
          <text:insertion>
            <office:change-info>
              <dc:creator>Renato Almeida</dc:creator>
              <dc:date>2010-05-06T17:50:00</dc:date>
            </office:change-info>
          </text:insertion>
        </text:changed-region>
        <text:changed-region text:id="ct147081408">
          <text:deletion>
            <office:change-info>
              <dc:creator>Renato Almeida</dc:creator>
              <dc:date>2010-05-06T17:50:00</dc:date>
            </office:change-info>
            <text:p text:style-name="P2">de</text:p>
            <text:p text:style-name="P2">redes ópticas</text:p>
          </text:deletion>
        </text:changed-region>
        <text:changed-region text:id="ct147077808">
          <text:insertion>
            <office:change-info>
              <dc:creator>Renato Almeida</dc:creator>
              <dc:date>2010-05-06T17:50:00</dc:date>
            </office:change-info>
          </text:insertion>
        </text:changed-region>
        <text:changed-region text:id="ct316886112">
          <text:deletion>
            <office:change-info>
              <dc:creator>Renato Almeida</dc:creator>
              <dc:date>2010-05-06T17:50:00</dc:date>
            </office:change-info>
            <text:p text:style-name="P1">alocação</text:p>
          </text:deletion>
        </text:changed-region>
        <text:changed-region text:id="ct316885864">
          <text:insertion>
            <office:change-info>
              <dc:creator>Renato Almeida</dc:creator>
              <dc:date>2010-05-06T17:52:00</dc:date>
            </office:change-info>
          </text:insertion>
        </text:changed-region>
        <text:changed-region text:id="ct316725040">
          <text:deletion>
            <office:change-info>
              <dc:creator>Renato Almeida</dc:creator>
              <dc:date>2010-05-06T17:52:00</dc:date>
            </office:change-info>
            <text:p text:style-name="P1">O tipo de topologia para</text:p>
          </text:deletion>
        </text:changed-region>
        <text:changed-region text:id="ct316717728">
          <text:insertion>
            <office:change-info>
              <dc:creator>Renato Almeida</dc:creator>
              <dc:date>2010-05-06T17:52:00</dc:date>
            </office:change-info>
          </text:insertion>
        </text:changed-region>
        <text:changed-region text:id="ct316720848">
          <text:insertion>
            <office:change-info>
              <dc:creator>Renato Almeida</dc:creator>
              <dc:date>2010-05-06T17:52:00</dc:date>
            </office:change-info>
          </text:insertion>
        </text:changed-region>
        <text:changed-region text:id="ct316712096">
          <text:deletion>
            <office:change-info>
              <dc:creator>Renato Almeida</dc:creator>
              <dc:date>2010-05-06T17:52:00</dc:date>
            </office:change-info>
            <text:p text:style-name="P1">o</text:p>
          </text:deletion>
        </text:changed-region>
        <text:changed-region text:id="ct316712472">
          <text:insertion>
            <office:change-info>
              <dc:creator>Renato Almeida</dc:creator>
              <dc:date>2010-05-06T17:52:00</dc:date>
            </office:change-info>
          </text:insertion>
        </text:changed-region>
        <text:changed-region text:id="ct316716040">
          <text:deletion>
            <office:change-info>
              <dc:creator>Renato Almeida</dc:creator>
              <dc:date>2010-05-06T17:52:00</dc:date>
            </office:change-info>
            <text:p text:style-name="P1">é a topologia em malha</text:p>
          </text:deletion>
        </text:changed-region>
        <text:changed-region text:id="ct316715568">
          <text:insertion>
            <office:change-info>
              <dc:creator>Renato Almeida</dc:creator>
              <dc:date>2010-05-06T17:53:00</dc:date>
            </office:change-info>
          </text:insertion>
        </text:changed-region>
        <text:changed-region text:id="ct316716648">
          <text:deletion>
            <office:change-info>
              <dc:creator>Renato Almeida</dc:creator>
              <dc:date>2010-05-06T17:53:00</dc:date>
            </office:change-info>
            <text:p text:style-name="P2">arquitetura em</text:p>
            <text:p text:style-name="P2">hierarquia</text:p>
          </text:deletion>
        </text:changed-region>
        <text:changed-region text:id="ct319407800">
          <text:insertion>
            <office:change-info>
              <dc:creator>Renato Almeida</dc:creator>
              <dc:date>2010-05-06T17:54:00</dc:date>
            </office:change-info>
          </text:insertion>
        </text:changed-region>
        <text:changed-region text:id="ct319395648">
          <text:deletion>
            <office:change-info>
              <dc:creator>Renato Almeida</dc:creator>
              <dc:date>2010-05-06T17:53:00</dc:date>
            </office:change-info>
            <text:p text:style-name="P1">em hierarquia</text:p>
          </text:deletion>
        </text:changed-region>
        <text:changed-region text:id="ct319395880">
          <text:insertion>
            <office:change-info>
              <dc:creator>Renato Almeida</dc:creator>
              <dc:date>2010-05-06T17:53:00</dc:date>
            </office:change-info>
          </text:insertion>
        </text:changed-region>
        <text:changed-region text:id="ct316716192">
          <text:insertion>
            <office:change-info>
              <dc:creator>Renato Almeida</dc:creator>
              <dc:date>2010-05-06T17:54:00</dc:date>
            </office:change-info>
          </text:insertion>
        </text:changed-region>
        <text:changed-region text:id="ct319144056">
          <text:insertion>
            <office:change-info>
              <dc:creator>Renato Almeida</dc:creator>
              <dc:date>2010-05-06T17:55:00</dc:date>
            </office:change-info>
          </text:insertion>
        </text:changed-region>
        <text:changed-region text:id="ct319144264">
          <text:deletion>
            <office:change-info>
              <dc:creator>Renato Almeida</dc:creator>
              <dc:date>2010-05-06T17:55:00</dc:date>
            </office:change-info>
            <text:p text:style-name="P2">a junção destes</text:p>
            <text:p text:style-name="P2">dois tipos de arquiteturas ainda não foi explorado</text:p>
          </text:deletion>
        </text:changed-region>
        <text:changed-region text:id="ct319145280">
          <text:insertion>
            <office:change-info>
              <dc:creator>Renato Almeida</dc:creator>
              <dc:date>2010-05-06T17:59:00</dc:date>
            </office:change-info>
          </text:insertion>
        </text:changed-region>
        <text:changed-region text:id="ct318745720">
          <text:insertion>
            <office:change-info>
              <dc:creator>Renato Almeida</dc:creator>
              <dc:date>2010-05-06T18:00:00</dc:date>
            </office:change-info>
          </text:insertion>
        </text:changed-region>
        <text:changed-region text:id="ct319360400">
          <text:deletion>
            <office:change-info>
              <dc:creator>Renato Almeida</dc:creator>
              <dc:date>2010-05-06T18:00:00</dc:date>
            </office:change-info>
            <text:p text:style-name="P1">Neste trabalho, decidiu-se por estudar uma arquitetura de malhas em hierarquia, onde</text:p>
          </text:deletion>
        </text:changed-region>
        <text:changed-region text:id="ct319360296">
          <text:insertion>
            <office:change-info>
              <dc:creator>Renato Almeida</dc:creator>
              <dc:date>2010-05-06T18:00:00</dc:date>
            </office:change-info>
          </text:insertion>
        </text:changed-region>
        <text:changed-region text:id="ct319360504">
          <text:insertion>
            <office:change-info>
              <dc:creator>Renato Almeida</dc:creator>
              <dc:date>2010-05-06T18:01:00</dc:date>
            </office:change-info>
          </text:insertion>
        </text:changed-region>
        <text:changed-region text:id="ct319144160">
          <text:insertion>
            <office:change-info>
              <dc:creator>Renato Almeida</dc:creator>
              <dc:date>2010-05-06T18:01:00</dc:date>
            </office:change-info>
          </text:insertion>
        </text:changed-region>
        <text:changed-region text:id="ct318750600">
          <text:deletion>
            <office:change-info>
              <dc:creator>Renato Almeida</dc:creator>
              <dc:date>2010-05-06T18:01:00</dc:date>
            </office:change-info>
            <text:p text:style-name="P1">este trabalho é criar uma metodologia que viabilize</text:p>
          </text:deletion>
        </text:changed-region>
        <text:changed-region text:id="ct318747192">
          <text:insertion>
            <office:change-info>
              <dc:creator>Renato Almeida</dc:creator>
              <dc:date>2010-05-06T18:01:00</dc:date>
            </office:change-info>
          </text:insertion>
        </text:changed-region>
        <text:changed-region text:id="ct318746096">
          <text:insertion>
            <office:change-info>
              <dc:creator>Renato Almeida</dc:creator>
              <dc:date>2010-05-06T18:01:00</dc:date>
            </office:change-info>
          </text:insertion>
        </text:changed-region>
        <text:changed-region text:id="ct316710920">
          <text:deletion>
            <office:change-info>
              <dc:creator>Renato Almeida</dc:creator>
              <dc:date>2010-05-06T18:01:00</dc:date>
            </office:change-info>
            <text:p text:style-name="P1">malhas </text:p>
          </text:deletion>
        </text:changed-region>
        <text:changed-region text:id="ct318747512">
          <text:insertion>
            <office:change-info>
              <dc:creator>Renato Almeida</dc:creator>
              <dc:date>2010-05-06T18:01:00</dc:date>
            </office:change-info>
          </text:insertion>
        </text:changed-region>
        <text:changed-region text:id="ct316863096">
          <text:insertion>
            <office:change-info>
              <dc:creator>Renato Almeida</dc:creator>
              <dc:date>2010-05-06T18:02:00</dc:date>
            </office:change-info>
          </text:insertion>
        </text:changed-region>
        <text:changed-region text:id="ct319509272">
          <text:deletion>
            <office:change-info>
              <dc:creator>Renato Almeida</dc:creator>
              <dc:date>2010-05-06T18:02:00</dc:date>
            </office:change-info>
            <text:p text:style-name="P1">, </text:p>
          </text:deletion>
        </text:changed-region>
        <text:changed-region text:id="ct316711024">
          <text:insertion>
            <office:change-info>
              <dc:creator>Renato Almeida</dc:creator>
              <dc:date>2010-05-06T18:02:00</dc:date>
            </office:change-info>
          </text:insertion>
        </text:changed-region>
        <text:changed-region text:id="ct316866288">
          <text:deletion>
            <office:change-info>
              <dc:creator>Renato Almeida</dc:creator>
              <dc:date>2010-05-06T18:02:00</dc:date>
            </office:change-info>
            <text:p text:style-name="P2">tomando como requisitos apenas um conjunto</text:p>
            <text:p text:style-name="P2">de nós de rede, com sua</text:p>
          </text:deletion>
        </text:changed-region>
        <text:changed-region text:id="ct318745888">
          <text:insertion>
            <office:change-info>
              <dc:creator>Renato Almeida</dc:creator>
              <dc:date>2010-05-06T18:03:00</dc:date>
            </office:change-info>
          </text:insertion>
        </text:changed-region>
        <text:changed-region text:id="ct319509376">
          <text:insertion>
            <office:change-info>
              <dc:creator>Renato Almeida</dc:creator>
              <dc:date>2010-05-06T18:03:00</dc:date>
            </office:change-info>
          </text:insertion>
        </text:changed-region>
        <text:changed-region text:id="ct319514984">
          <text:insertion>
            <office:change-info>
              <dc:creator>Renato Almeida</dc:creator>
              <dc:date>2010-05-06T18:03:00</dc:date>
            </office:change-info>
          </text:insertion>
        </text:changed-region>
        <text:changed-region text:id="ct319515136">
          <text:deletion>
            <office:change-info>
              <dc:creator>Renato Almeida</dc:creator>
              <dc:date>2010-05-06T18:03:00</dc:date>
            </office:change-info>
            <text:p text:style-name="P1">requisições</text:p>
          </text:deletion>
        </text:changed-region>
        <text:changed-region text:id="ct319510448">
          <text:insertion>
            <office:change-info>
              <dc:creator>Renato Almeida</dc:creator>
              <dc:date>2010-05-06T18:03:00</dc:date>
            </office:change-info>
          </text:insertion>
        </text:changed-region>
        <text:changed-region text:id="ct319511048">
          <text:insertion>
            <office:change-info>
              <dc:creator>Renato Almeida</dc:creator>
              <dc:date>2010-05-06T18:04:00</dc:date>
            </office:change-info>
          </text:insertion>
        </text:changed-region>
        <text:changed-region text:id="ct319513120">
          <text:insertion>
            <office:change-info>
              <dc:creator>Renato Almeida</dc:creator>
              <dc:date>2010-05-06T18:05:00</dc:date>
            </office:change-info>
          </text:insertion>
        </text:changed-region>
        <text:changed-region text:id="ct316871496">
          <text:deletion>
            <office:change-info>
              <dc:creator>Renato Almeida</dc:creator>
              <dc:date>2010-05-06T18:05:00</dc:date>
            </office:change-info>
            <text:p text:style-name="P1">cruza </text:p>
          </text:deletion>
        </text:changed-region>
        <text:changed-region text:id="ct316869640">
          <text:insertion>
            <office:change-info>
              <dc:creator>Renato Almeida</dc:creator>
              <dc:date>2010-05-06T18:05:00</dc:date>
            </office:change-info>
          </text:insertion>
        </text:changed-region>
        <text:changed-region text:id="ct319049736">
          <text:deletion>
            <office:change-info>
              <dc:creator>Renato Almeida</dc:creator>
              <dc:date>2010-05-06T18:08:00</dc:date>
            </office:change-info>
            <text:p text:style-name="P1">Dessas considerações</text:p>
          </text:deletion>
        </text:changed-region>
        <text:changed-region text:id="ct319051328">
          <text:insertion>
            <office:change-info>
              <dc:creator>Renato Almeida</dc:creator>
              <dc:date>2010-05-06T18:08:00</dc:date>
            </office:change-info>
          </text:insertion>
        </text:changed-region>
        <text:changed-region text:id="ct213649256">
          <text:insertion>
            <office:change-info>
              <dc:creator>Renato Almeida</dc:creator>
              <dc:date>2010-05-06T18:09:00</dc:date>
            </office:change-info>
          </text:insertion>
        </text:changed-region>
        <text:changed-region text:id="ct318743416">
          <text:insertion>
            <office:change-info>
              <dc:creator>Renato Almeida</dc:creator>
              <dc:date>2010-05-06T18:10:00</dc:date>
            </office:change-info>
          </text:insertion>
        </text:changed-region>
        <text:changed-region text:id="ct318744384">
          <text:insertion>
            <office:change-info>
              <dc:creator>Renato Almeida</dc:creator>
              <dc:date>2010-05-06T18:10:00</dc:date>
            </office:change-info>
          </text:insertion>
        </text:changed-region>
        <text:changed-region text:id="ct319115304">
          <text:deletion>
            <office:change-info>
              <dc:creator>Renato Almeida</dc:creator>
              <dc:date>2010-05-06T18:10:00</dc:date>
            </office:change-info>
            <text:p text:style-name="P1">sub-rede</text:p>
          </text:deletion>
        </text:changed-region>
        <text:changed-region text:id="ct319121856">
          <text:insertion>
            <office:change-info>
              <dc:creator>Renato Almeida</dc:creator>
              <dc:date>2010-05-06T18:10:00</dc:date>
            </office:change-info>
          </text:insertion>
        </text:changed-region>
        <text:changed-region text:id="ct319048784">
          <text:insertion>
            <office:change-info>
              <dc:creator>Renato Almeida</dc:creator>
              <dc:date>2010-05-06T18:11:00</dc:date>
            </office:change-info>
          </text:insertion>
        </text:changed-region>
        <text:changed-region text:id="ct319048992">
          <text:insertion>
            <office:change-info>
              <dc:creator>Renato Almeida</dc:creator>
              <dc:date>2010-05-06T18:06:00</dc:date>
            </office:change-info>
          </text:insertion>
        </text:changed-region>
        <text:changed-region text:id="ct319048888">
          <text:insertion>
            <office:change-info>
              <dc:creator>Renato Almeida</dc:creator>
              <dc:date>2010-05-06T18:07:00</dc:date>
            </office:change-info>
          </text:insertion>
        </text:changed-region>
        <text:changed-region text:id="ct319112720">
          <text:insertion>
            <office:change-info>
              <dc:creator>Renato Almeida</dc:creator>
              <dc:date>2010-05-06T18:10:00</dc:date>
            </office:change-info>
          </text:insertion>
        </text:changed-region>
        <text:changed-region text:id="ct319428384">
          <text:insertion>
            <office:change-info>
              <dc:creator>Renato Almeida</dc:creator>
              <dc:date>2010-05-06T18:11:00</dc:date>
            </office:change-info>
          </text:insertion>
        </text:changed-region>
        <text:changed-region text:id="ct319119768">
          <text:deletion>
            <office:change-info>
              <dc:creator>Renato Almeida</dc:creator>
              <dc:date>2010-05-06T18:11:00</dc:date>
            </office:change-info>
            <text:p text:style-name="P1">A </text:p>
          </text:deletion>
        </text:changed-region>
        <text:changed-region text:id="ct319241544">
          <text:insertion>
            <office:change-info>
              <dc:creator>Renato Almeida</dc:creator>
              <dc:date>2010-05-06T18:12:00</dc:date>
            </office:change-info>
          </text:insertion>
        </text:changed-region>
        <text:changed-region text:id="ct319478544">
          <text:deletion>
            <office:change-info>
              <dc:creator>Renato Almeida</dc:creator>
              <dc:date>2010-05-06T18:12:00</dc:date>
            </office:change-info>
            <text:p text:style-name="P2">pelo</text:p>
            <text:p text:style-name="P2">modelo TWA</text:p>
          </text:deletion>
        </text:changed-region>
        <text:changed-region text:id="ct319118176">
          <text:insertion>
            <office:change-info>
              <dc:creator>Renato Almeida</dc:creator>
              <dc:date>2010-05-06T18:13:00</dc:date>
            </office:change-info>
          </text:insertion>
        </text:changed-region>
        <text:changed-region text:id="ct319164576">
          <text:deletion>
            <office:change-info>
              <dc:creator>Renato Almeida</dc:creator>
              <dc:date>2010-05-06T18:13:00</dc:date>
            </office:change-info>
            <text:p text:style-name="P1">de</text:p>
          </text:deletion>
        </text:changed-region>
        <text:changed-region text:id="ct319164472">
          <text:insertion>
            <office:change-info>
              <dc:creator>Renato Almeida</dc:creator>
              <dc:date>2010-05-06T18:13:00</dc:date>
            </office:change-info>
          </text:insertion>
        </text:changed-region>
        <text:changed-region text:id="ct316738368">
          <text:deletion>
            <office:change-info>
              <dc:creator>Renato Almeida</dc:creator>
              <dc:date>2010-05-06T18:13:00</dc:date>
            </office:change-info>
            <text:p text:style-name="P1">, onde os resultados de cada uma são fornecidos para as seguintes</text:p>
          </text:deletion>
        </text:changed-region>
        <text:changed-region text:id="ct316738472">
          <text:insertion>
            <office:change-info>
              <dc:creator>Renato Almeida</dc:creator>
              <dc:date>2010-05-06T18:14:00</dc:date>
            </office:change-info>
          </text:insertion>
        </text:changed-region>
        <text:changed-region text:id="ct319357304">
          <text:deletion>
            <office:change-info>
              <dc:creator>Renato Almeida</dc:creator>
              <dc:date>2010-05-06T18:14:00</dc:date>
            </office:change-info>
            <text:p text:style-name="P1">a</text:p>
          </text:deletion>
        </text:changed-region>
        <text:changed-region text:id="ct316738576">
          <text:insertion>
            <office:change-info>
              <dc:creator>Renato Almeida</dc:creator>
              <dc:date>2010-05-06T18:14:00</dc:date>
            </office:change-info>
          </text:insertion>
        </text:changed-region>
        <text:changed-region text:id="ct316781048">
          <text:insertion>
            <office:change-info>
              <dc:creator>Renato Almeida</dc:creator>
              <dc:date>2010-05-06T18:14:00</dc:date>
            </office:change-info>
          </text:insertion>
        </text:changed-region>
        <text:changed-region text:id="ct316782072">
          <text:deletion>
            <office:change-info>
              <dc:creator>Renato Almeida</dc:creator>
              <dc:date>2010-05-06T18:14:00</dc:date>
            </office:change-info>
            <text:p text:style-name="P2"/>
            <text:p text:style-name="P2">de demandas</text:p>
          </text:deletion>
        </text:changed-region>
        <text:changed-region text:id="ct316781440">
          <text:insertion>
            <office:change-info>
              <dc:creator>Renato Almeida</dc:creator>
              <dc:date>2010-05-06T18:14:00</dc:date>
            </office:change-info>
          </text:insertion>
        </text:changed-region>
        <text:changed-region text:id="ct316732576">
          <text:deletion>
            <office:change-info>
              <dc:creator>Renato Almeida</dc:creator>
              <dc:date>2010-05-06T18:14:00</dc:date>
            </office:change-info>
            <text:p text:style-name="P1">, únicos dados de entrada do projeto</text:p>
          </text:deletion>
        </text:changed-region>
        <text:changed-region text:id="ct316783560">
          <text:insertion>
            <office:change-info>
              <dc:creator>Renato Almeida</dc:creator>
              <dc:date>2010-05-06T18:14:00</dc:date>
            </office:change-info>
          </text:insertion>
        </text:changed-region>
        <text:changed-region text:id="ct316732776">
          <text:deletion>
            <office:change-info>
              <dc:creator>Renato Almeida</dc:creator>
              <dc:date>2010-05-06T18:15:00</dc:date>
            </office:change-info>
            <text:p text:style-name="P1">. Sua função objetivo</text:p>
          </text:deletion>
        </text:changed-region>
        <text:changed-region text:id="ct316734256">
          <text:insertion>
            <office:change-info>
              <dc:creator>Renato Almeida</dc:creator>
              <dc:date>2010-05-06T18:15:00</dc:date>
            </office:change-info>
          </text:insertion>
        </text:changed-region>
        <text:changed-region text:id="ct316733992">
          <text:deletion>
            <office:change-info>
              <dc:creator>Renato Almeida</dc:creator>
              <dc:date>2010-05-06T18:15:00</dc:date>
            </office:change-info>
            <text:p text:style-name="P2"/>
            <text:p text:style-name="P2"/>
          </text:deletion>
        </text:changed-region>
        <text:changed-region text:id="ct316734584">
          <text:insertion>
            <office:change-info>
              <dc:creator>Renato Almeida</dc:creator>
              <dc:date>2010-05-06T18:17:00</dc:date>
            </office:change-info>
          </text:insertion>
        </text:changed-region>
        <text:changed-region text:id="ct316782784">
          <text:insertion>
            <office:change-info>
              <dc:creator>Renato Almeida</dc:creator>
              <dc:date>2010-05-06T18:17:00</dc:date>
            </office:change-info>
          </text:insertion>
        </text:changed-region>
        <text:changed-region text:id="ct319192040">
          <text:insertion>
            <office:change-info>
              <dc:creator>Renato Almeida</dc:creator>
              <dc:date>2010-05-06T18:17:00</dc:date>
            </office:change-info>
          </text:insertion>
        </text:changed-region>
        <text:changed-region text:id="ct316782576">
          <text:deletion>
            <office:change-info>
              <dc:creator>Renato Almeida</dc:creator>
              <dc:date>2010-05-06T18:17:00</dc:date>
            </office:change-info>
            <text:p text:style-name="P1">e </text:p>
          </text:deletion>
        </text:changed-region>
        <text:changed-region text:id="ct316782680">
          <text:insertion>
            <office:change-info>
              <dc:creator>Renato Almeida</dc:creator>
              <dc:date>2010-05-06T18:16:00</dc:date>
            </office:change-info>
          </text:insertion>
        </text:changed-region>
        <text:changed-region text:id="ct316734864">
          <text:deletion>
            <office:change-info>
              <dc:creator>Renato Almeida</dc:creator>
              <dc:date>2010-05-06T18:16:00</dc:date>
            </office:change-info>
            <text:p text:style-name="P1">os</text:p>
          </text:deletion>
        </text:changed-region>
        <text:changed-region text:id="ct319192144">
          <text:deletion>
            <office:change-info>
              <dc:creator>Renato Almeida</dc:creator>
              <dc:date>2010-05-06T18:17:00</dc:date>
            </office:change-info>
            <text:p text:style-name="P1">procura-se</text:p>
          </text:deletion>
        </text:changed-region>
        <text:changed-region text:id="ct316733312">
          <text:insertion>
            <office:change-info>
              <dc:creator>Renato Almeida</dc:creator>
              <dc:date>2010-05-06T18:17:00</dc:date>
            </office:change-info>
          </text:insertion>
        </text:changed-region>
        <text:changed-region text:id="ct319192248">
          <text:deletion>
            <office:change-info>
              <dc:creator>Renato Almeida</dc:creator>
              <dc:date>2010-05-06T18:17:00</dc:date>
            </office:change-info>
            <text:p text:style-name="P1">r</text:p>
          </text:deletion>
        </text:changed-region>
        <text:changed-region text:id="ct319190192">
          <text:deletion>
            <office:change-info>
              <dc:creator>Renato Almeida</dc:creator>
              <dc:date>2010-05-06T18:16:00</dc:date>
            </office:change-info>
            <text:p text:style-name="P1">,</text:p>
          </text:deletion>
        </text:changed-region>
        <text:changed-region text:id="ct319196168">
          <text:insertion>
            <office:change-info>
              <dc:creator>Renato Almeida</dc:creator>
              <dc:date>2010-05-06T18:18:00</dc:date>
            </office:change-info>
          </text:insertion>
        </text:changed-region>
        <text:changed-region text:id="ct319198080">
          <text:deletion>
            <office:change-info>
              <dc:creator>Renato Almeida</dc:creator>
              <dc:date>2010-05-06T18:18:00</dc:date>
            </office:change-info>
            <text:p text:style-name="P2">formá-las</text:p>
            <text:p text:style-name="P2">com</text:p>
          </text:deletion>
        </text:changed-region>
        <text:changed-region text:id="ct319196304">
          <text:insertion>
            <office:change-info>
              <dc:creator>Renato Almeida</dc:creator>
              <dc:date>2010-05-06T18:18:00</dc:date>
            </office:change-info>
          </text:insertion>
        </text:changed-region>
        <text:changed-region text:id="ct319201104">
          <text:insertion>
            <office:change-info>
              <dc:creator>Renato Almeida</dc:creator>
              <dc:date>2010-05-06T18:19:00</dc:date>
            </office:change-info>
          </text:insertion>
        </text:changed-region>
        <text:changed-region text:id="ct319206216">
          <text:deletion>
            <office:change-info>
              <dc:creator>Renato Almeida</dc:creator>
              <dc:date>2010-05-06T18:23:00</dc:date>
            </office:change-info>
            <text:p text:style-name="P1">,</text:p>
          </text:deletion>
        </text:changed-region>
        <text:changed-region text:id="ct319205080">
          <text:insertion>
            <office:change-info>
              <dc:creator>Renato Almeida</dc:creator>
              <dc:date>2010-05-06T18:23:00</dc:date>
            </office:change-info>
          </text:insertion>
        </text:changed-region>
        <text:changed-region text:id="ct319470888">
          <text:insertion>
            <office:change-info>
              <dc:creator>Renato Almeida</dc:creator>
              <dc:date>2010-05-06T18:32:00</dc:date>
            </office:change-info>
          </text:insertion>
        </text:changed-region>
        <text:changed-region text:id="ct319143072">
          <text:deletion>
            <office:change-info>
              <dc:creator>Renato Almeida</dc:creator>
              <dc:date>2010-05-06T18:32:00</dc:date>
            </office:change-info>
            <text:p text:style-name="P2">para estabelecer parâmetros de qualidade para congestionamento e tráfego retransmitido, são estimados estatisticamente as médias e</text:p>
            <text:p text:style-name="P2">desvios padrões </text:p>
          </text:deletion>
        </text:changed-region>
        <text:changed-region text:id="ct319205184">
          <text:deletion>
            <office:change-info>
              <dc:creator>Renato Almeida</dc:creator>
              <dc:date>2010-05-06T18:22:00</dc:date>
            </office:change-info>
            <text:p text:style-name="P1">de suas </text:p>
          </text:deletion>
        </text:changed-region>
        <text:changed-region text:id="ct319206320">
          <text:deletion>
            <office:change-info>
              <dc:creator>Renato Almeida</dc:creator>
              <dc:date>2010-05-06T18:32:00</dc:date>
            </office:change-info>
            <text:p text:style-name="P2">populações de soluções viáveis para o VTD, em cada sub-rede, em graus lógicos variados. Nessas inferências é garantida a</text:p>
            <text:p text:style-name="P2">representatividade das amostras obtidas. Neste ponto também são calculados</text:p>
          </text:deletion>
        </text:changed-region>
        <text:changed-region text:id="ct319724840">
          <text:insertion>
            <office:change-info>
              <dc:creator>Renato Almeida</dc:creator>
              <dc:date>2010-05-06T18:32:00</dc:date>
            </office:change-info>
          </text:insertion>
        </text:changed-region>
        <text:changed-region text:id="ct319118280">
          <text:insertion>
            <office:change-info>
              <dc:creator>Renato Almeida</dc:creator>
              <dc:date>2010-05-06T18:32:00</dc:date>
            </office:change-info>
          </text:insertion>
        </text:changed-region>
        <text:changed-region text:id="ct319274304">
          <text:deletion>
            <office:change-info>
              <dc:creator>Renato Almeida</dc:creator>
              <dc:date>2010-05-06T18:32:00</dc:date>
            </office:change-info>
            <text:p text:style-name="P1">(</text:p>
          </text:deletion>
        </text:changed-region>
        <text:changed-region text:id="ct319196040">
          <text:deletion>
            <office:change-info>
              <dc:creator>Renato Almeida</dc:creator>
              <dc:date>2010-05-06T18:32:00</dc:date>
            </office:change-info>
            <text:p text:style-name="P1">e \textit{upper bounds} (UB) </text:p>
          </text:deletion>
        </text:changed-region>
        <text:changed-region text:id="ct319713744">
          <text:insertion>
            <office:change-info>
              <dc:creator>Renato Almeida</dc:creator>
              <dc:date>2010-05-06T18:34:00</dc:date>
            </office:change-info>
          </text:insertion>
        </text:changed-region>
        <text:changed-region text:id="ct319349760">
          <text:deletion>
            <office:change-info>
              <dc:creator>Renato Almeida</dc:creator>
              <dc:date>2010-05-06T18:34:00</dc:date>
            </office:change-info>
            <text:p text:style-name="P1">o</text:p>
          </text:deletion>
        </text:changed-region>
        <text:changed-region text:id="ct316487648">
          <text:insertion>
            <office:change-info>
              <dc:creator>Renato Almeida</dc:creator>
              <dc:date>2010-05-06T18:35:00</dc:date>
            </office:change-info>
          </text:insertion>
        </text:changed-region>
        <text:changed-region text:id="ct319264456">
          <text:deletion>
            <office:change-info>
              <dc:creator>Renato Almeida</dc:creator>
              <dc:date>2010-05-06T18:35:00</dc:date>
            </office:change-info>
            <text:p text:style-name="P1">as</text:p>
          </text:deletion>
        </text:changed-region>
        <text:changed-region text:id="ct319264352">
          <text:deletion>
            <office:change-info>
              <dc:creator>Renato Almeida</dc:creator>
              <dc:date>2010-05-06T18:35:00</dc:date>
            </office:change-info>
            <text:p text:style-name="P1">s</text:p>
          </text:deletion>
        </text:changed-region>
        <text:changed-region text:id="ct319309288">
          <text:deletion>
            <office:change-info>
              <dc:creator>Renato Almeida</dc:creator>
              <dc:date>2010-05-06T18:34:00</dc:date>
            </office:change-info>
            <text:p text:style-name="P1">,</text:p>
          </text:deletion>
        </text:changed-region>
        <text:changed-region text:id="ct317225208">
          <text:insertion>
            <office:change-info>
              <dc:creator>Renato Almeida</dc:creator>
              <dc:date>2010-05-06T18:34:00</dc:date>
            </office:change-info>
          </text:insertion>
        </text:changed-region>
        <text:changed-region text:id="ct319266320">
          <text:insertion>
            <office:change-info>
              <dc:creator>Renato Almeida</dc:creator>
              <dc:date>2010-05-06T18:35:00</dc:date>
            </office:change-info>
          </text:insertion>
        </text:changed-region>
        <text:changed-region text:id="ct319255760">
          <text:insertion>
            <office:change-info>
              <dc:creator>Renato Almeida</dc:creator>
              <dc:date>2010-05-06T18:35:00</dc:date>
            </office:change-info>
          </text:insertion>
        </text:changed-region>
        <text:changed-region text:id="ct316739216">
          <text:deletion>
            <office:change-info>
              <dc:creator>Renato Almeida</dc:creator>
              <dc:date>2010-05-06T18:35:00</dc:date>
            </office:change-info>
            <text:p text:style-name="P1">A saída</text:p>
          </text:deletion>
        </text:changed-region>
        <text:changed-region text:id="ct319254856">
          <text:insertion>
            <office:change-info>
              <dc:creator>Renato Almeida</dc:creator>
              <dc:date>2010-05-06T18:35:00</dc:date>
            </office:change-info>
          </text:insertion>
        </text:changed-region>
        <text:changed-region text:id="ct319257984">
          <text:deletion>
            <office:change-info>
              <dc:creator>Renato Almeida</dc:creator>
              <dc:date>2010-05-06T18:35:00</dc:date>
            </office:change-info>
            <text:p text:style-name="P1">virtu</text:p>
          </text:deletion>
        </text:changed-region>
        <text:changed-region text:id="ct319295632">
          <text:deletion>
            <office:change-info>
              <dc:creator>Renato Almeida</dc:creator>
              <dc:date>2010-05-06T18:36:00</dc:date>
            </office:change-info>
            <text:p text:style-name="P1">al</text:p>
          </text:deletion>
        </text:changed-region>
        <text:changed-region text:id="ct319295496">
          <text:insertion>
            <office:change-info>
              <dc:creator>Renato Almeida</dc:creator>
              <dc:date>2010-05-06T18:36:00</dc:date>
            </office:change-info>
          </text:insertion>
        </text:changed-region>
        <text:changed-region text:id="ct319259368">
          <text:insertion>
            <office:change-info>
              <dc:creator>Renato Almeida</dc:creator>
              <dc:date>2010-05-06T18:36:00</dc:date>
            </office:change-info>
          </text:insertion>
        </text:changed-region>
        <text:changed-region text:id="ct319259576">
          <text:deletion>
            <office:change-info>
              <dc:creator>Renato Almeida</dc:creator>
              <dc:date>2010-05-06T18:36:00</dc:date>
            </office:change-info>
            <text:p text:style-name="P1">além</text:p>
          </text:deletion>
        </text:changed-region>
        <text:changed-region text:id="ct319259472">
          <text:insertion>
            <office:change-info>
              <dc:creator>Renato Almeida</dc:creator>
              <dc:date>2010-05-06T18:36:00</dc:date>
            </office:change-info>
          </text:insertion>
        </text:changed-region>
        <text:changed-region text:id="ct319378672">
          <text:deletion>
            <office:change-info>
              <dc:creator>Renato Almeida</dc:creator>
              <dc:date>2010-05-06T18:36:00</dc:date>
            </office:change-info>
            <text:p text:style-name="P1">o</text:p>
          </text:deletion>
        </text:changed-region>
        <text:changed-region text:id="ct319334264">
          <text:insertion>
            <office:change-info>
              <dc:creator>Renato Almeida</dc:creator>
              <dc:date>2010-05-06T18:36:00</dc:date>
            </office:change-info>
          </text:insertion>
        </text:changed-region>
        <text:changed-region text:id="ct319382184">
          <text:insertion>
            <office:change-info>
              <dc:creator>Renato Almeida</dc:creator>
              <dc:date>2010-05-06T18:38:00</dc:date>
            </office:change-info>
          </text:insertion>
        </text:changed-region>
        <text:changed-region text:id="ct319289568">
          <text:deletion>
            <office:change-info>
              <dc:creator>Renato Almeida</dc:creator>
              <dc:date>2010-05-06T18:38:00</dc:date>
            </office:change-info>
            <text:p text:style-name="P1">d</text:p>
          </text:deletion>
        </text:changed-region>
        <text:changed-region text:id="ct319380392">
          <text:insertion>
            <office:change-info>
              <dc:creator>Renato Almeida</dc:creator>
              <dc:date>2010-05-06T18:37:00</dc:date>
            </office:change-info>
          </text:insertion>
        </text:changed-region>
        <text:changed-region text:id="ct319380288">
          <text:insertion>
            <office:change-info>
              <dc:creator>Renato Almeida</dc:creator>
              <dc:date>2010-05-06T18:37:00</dc:date>
            </office:change-info>
          </text:insertion>
        </text:changed-region>
        <text:changed-region text:id="ct319286864">
          <text:deletion>
            <office:change-info>
              <dc:creator>Renato Almeida</dc:creator>
              <dc:date>2010-05-06T18:37:00</dc:date>
            </office:change-info>
            <text:p text:style-name="P1">rede em hierarquia</text:p>
          </text:deletion>
        </text:changed-region>
        <text:changed-region text:id="ct319452888">
          <text:insertion>
            <office:change-info>
              <dc:creator>Renato Almeida</dc:creator>
              <dc:date>2010-05-06T18:38:00</dc:date>
            </office:change-info>
          </text:insertion>
        </text:changed-region>
        <text:changed-region text:id="ct319319352">
          <text:deletion>
            <office:change-info>
              <dc:creator>Renato Almeida</dc:creator>
              <dc:date>2010-05-06T18:38:00</dc:date>
            </office:change-info>
            <text:p text:style-name="P1"><text:s/>T</text:p>
          </text:deletion>
        </text:changed-region>
        <text:changed-region text:id="ct319449752">
          <text:insertion>
            <office:change-info>
              <dc:creator>Renato Almeida</dc:creator>
              <dc:date>2010-05-06T18:38:00</dc:date>
            </office:change-info>
          </text:insertion>
        </text:changed-region>
        <text:changed-region text:id="ct319319816">
          <text:insertion>
            <office:change-info>
              <dc:creator>Renato Almeida</dc:creator>
              <dc:date>2010-05-06T18:38:00</dc:date>
            </office:change-info>
          </text:insertion>
        </text:changed-region>
        <text:changed-region text:id="ct319479816">
          <text:deletion>
            <office:change-info>
              <dc:creator>Renato Almeida</dc:creator>
              <dc:date>2010-05-06T18:38:00</dc:date>
            </office:change-info>
            <text:p text:style-name="P1">mos</text:p>
          </text:deletion>
        </text:changed-region>
        <text:changed-region text:id="ct319480072">
          <text:insertion>
            <office:change-info>
              <dc:creator>Renato Almeida</dc:creator>
              <dc:date>2010-05-06T18:38:00</dc:date>
            </office:change-info>
          </text:insertion>
        </text:changed-region>
        <text:changed-region text:id="ct319480336">
          <text:insertion>
            <office:change-info>
              <dc:creator>Renato Almeida</dc:creator>
              <dc:date>2010-05-06T18:39:00</dc:date>
            </office:change-info>
          </text:insertion>
        </text:changed-region>
        <text:changed-region text:id="ct319480544">
          <text:deletion>
            <office:change-info>
              <dc:creator>Renato Almeida</dc:creator>
              <dc:date>2010-05-06T18:39:00</dc:date>
            </office:change-info>
            <text:p text:style-name="P1">vamos</text:p>
          </text:deletion>
        </text:changed-region>
        <text:changed-region text:id="ct319480440">
          <text:insertion>
            <office:change-info>
              <dc:creator>Renato Almeida</dc:creator>
              <dc:date>2010-05-06T18:39:00</dc:date>
            </office:change-info>
          </text:insertion>
        </text:changed-region>
        <text:changed-region text:id="ct319481184">
          <text:deletion>
            <office:change-info>
              <dc:creator>Renato Almeida</dc:creator>
              <dc:date>2010-05-06T18:39:00</dc:date>
            </office:change-info>
            <text:p text:style-name="P1">ndo</text:p>
          </text:deletion>
        </text:changed-region>
        <text:changed-region text:id="ct319482048">
          <text:insertion>
            <office:change-info>
              <dc:creator>Renato Almeida</dc:creator>
              <dc:date>2010-05-06T18:39:00</dc:date>
            </office:change-info>
          </text:insertion>
        </text:changed-region>
        <text:changed-region text:id="ct319483600">
          <text:deletion>
            <office:change-info>
              <dc:creator>Renato Almeida</dc:creator>
              <dc:date>2010-05-06T18:39:00</dc:date>
            </office:change-info>
            <text:p text:style-name="P1">enquanto não for possível encontrar</text:p>
          </text:deletion>
        </text:changed-region>
        <text:changed-region text:id="ct319483248">
          <text:insertion>
            <office:change-info>
              <dc:creator>Renato Almeida</dc:creator>
              <dc:date>2010-05-06T18:40:00</dc:date>
            </office:change-info>
          </text:insertion>
        </text:changed-region>
        <text:changed-region text:id="ct319484280">
          <text:deletion>
            <office:change-info>
              <dc:creator>Renato Almeida</dc:creator>
              <dc:date>2010-05-06T18:40:00</dc:date>
            </office:change-info>
            <text:p text:style-name="P1">como </text:p>
          </text:deletion>
        </text:changed-region>
        <text:changed-region text:id="ct319483736">
          <text:insertion>
            <office:change-info>
              <dc:creator>Renato Almeida</dc:creator>
              <dc:date>2010-05-06T18:40:00</dc:date>
            </office:change-info>
          </text:insertion>
        </text:changed-region>
        <text:changed-region text:id="ct319487136">
          <text:format-change>
            <office:change-info>
              <dc:creator>Renato Almeida</dc:creator>
              <dc:date>2010-05-06T18:40:00</dc:date>
            </office:change-info>
          </text:format-change>
        </text:changed-region>
        <text:changed-region text:id="ct319490048">
          <text:deletion>
            <office:change-info>
              <dc:creator>Renato Almeida</dc:creator>
              <dc:date>2010-05-06T18:40:00</dc:date>
            </office:change-info>
            <text:p text:style-name="P1">apenas a</text:p>
          </text:deletion>
        </text:changed-region>
        <text:changed-region text:id="ct319490152">
          <text:insertion>
            <office:change-info>
              <dc:creator>Renato Almeida</dc:creator>
              <dc:date>2010-05-06T18:40:00</dc:date>
            </office:change-info>
          </text:insertion>
        </text:changed-region>
        <text:changed-region text:id="ct319491984">
          <text:deletion>
            <office:change-info>
              <dc:creator>Renato Almeida</dc:creator>
              <dc:date>2010-05-06T18:40:00</dc:date>
            </office:change-info>
            <text:p text:style-name="P1">representa</text:p>
          </text:deletion>
        </text:changed-region>
        <text:changed-region text:id="ct319490256">
          <text:deletion>
            <office:change-info>
              <dc:creator>Renato Almeida</dc:creator>
              <dc:date>2010-05-06T18:41:00</dc:date>
            </office:change-info>
            <text:p text:style-name="P1">a</text:p>
          </text:deletion>
        </text:changed-region>
        <text:changed-region text:id="ct319494008">
          <text:insertion>
            <office:change-info>
              <dc:creator>Renato Almeida</dc:creator>
              <dc:date>2010-05-06T18:41:00</dc:date>
            </office:change-info>
          </text:insertion>
        </text:changed-region>
        <text:changed-region text:id="ct319496704">
          <text:deletion>
            <office:change-info>
              <dc:creator>Renato Almeida</dc:creator>
              <dc:date>2010-05-06T18:41:00</dc:date>
            </office:change-info>
            <text:p text:style-name="P1"><text:s/>da rede</text:p>
          </text:deletion>
        </text:changed-region>
        <text:changed-region text:id="ct319502144">
          <text:insertion>
            <office:change-info>
              <dc:creator>Renato Almeida</dc:creator>
              <dc:date>2010-05-06T18:42:00</dc:date>
            </office:change-info>
          </text:insertion>
        </text:changed-region>
        <text:changed-region text:id="ct319501112">
          <text:insertion>
            <office:change-info>
              <dc:creator>Renato Almeida</dc:creator>
              <dc:date>2010-05-06T18:43:00</dc:date>
            </office:change-info>
          </text:insertion>
        </text:changed-region>
        <text:changed-region text:id="ct319495400">
          <text:deletion>
            <office:change-info>
              <dc:creator>Renato Almeida</dc:creator>
              <dc:date>2010-05-06T18:43:00</dc:date>
            </office:change-info>
            <text:p text:style-name="P1">N</text:p>
          </text:deletion>
        </text:changed-region>
        <text:changed-region text:id="ct319501552">
          <text:insertion>
            <office:change-info>
              <dc:creator>Renato Almeida</dc:creator>
              <dc:date>2010-05-06T18:43:00</dc:date>
            </office:change-info>
          </text:insertion>
        </text:changed-region>
        <text:changed-region text:id="ct319498048">
          <text:deletion>
            <office:change-info>
              <dc:creator>Renato Almeida</dc:creator>
              <dc:date>2010-05-06T18:42:00</dc:date>
            </office:change-info>
            <text:p text:style-name="P1">nós apenas limitamos</text:p>
          </text:deletion>
        </text:changed-region>
        <text:changed-region text:id="ct319497944">
          <text:insertion>
            <office:change-info>
              <dc:creator>Renato Almeida</dc:creator>
              <dc:date>2010-05-06T18:42:00</dc:date>
            </office:change-info>
          </text:insertion>
        </text:changed-region>
        <text:changed-region text:id="ct319505832">
          <text:insertion>
            <office:change-info>
              <dc:creator>Renato Almeida</dc:creator>
              <dc:date>2010-05-06T18:46:00</dc:date>
            </office:change-info>
          </text:insertion>
        </text:changed-region>
        <text:changed-region text:id="ct319393344">
          <text:deletion>
            <office:change-info>
              <dc:creator>Renato Almeida</dc:creator>
              <dc:date>2010-05-06T18:46:00</dc:date>
            </office:change-info>
            <text:p text:style-name="P1">A</text:p>
          </text:deletion>
        </text:changed-region>
        <text:changed-region text:id="ct319534752">
          <text:insertion>
            <office:change-info>
              <dc:creator>Renato Almeida</dc:creator>
              <dc:date>2010-05-06T18:46:00</dc:date>
            </office:change-info>
          </text:insertion>
        </text:changed-region>
        <text:changed-region text:id="ct319405256">
          <text:insertion>
            <office:change-info>
              <dc:creator>Renato Almeida</dc:creator>
              <dc:date>2010-05-06T18:46:00</dc:date>
            </office:change-info>
          </text:insertion>
        </text:changed-region>
        <text:changed-region text:id="ct319405600">
          <text:deletion>
            <office:change-info>
              <dc:creator>Renato Almeida</dc:creator>
              <dc:date>2010-05-06T18:46:00</dc:date>
            </office:change-info>
            <text:p text:style-name="P1">e </text:p>
          </text:deletion>
        </text:changed-region>
        <text:changed-region text:id="ct319507768">
          <text:insertion>
            <office:change-info>
              <dc:creator>Renato Almeida</dc:creator>
              <dc:date>2010-05-06T18:45:00</dc:date>
            </office:change-info>
          </text:insertion>
        </text:changed-region>
        <text:changed-region text:id="ct319535576">
          <text:deletion>
            <office:change-info>
              <dc:creator>Renato Almeida</dc:creator>
              <dc:date>2010-05-06T18:46:00</dc:date>
            </office:change-info>
            <text:p text:style-name="P1">é livre, sendo definido apenas</text:p>
          </text:deletion>
        </text:changed-region>
        <text:changed-region text:id="ct319507664">
          <text:insertion>
            <office:change-info>
              <dc:creator>Renato Almeida</dc:creator>
              <dc:date>2010-05-06T18:46:00</dc:date>
            </office:change-info>
          </text:insertion>
        </text:changed-region>
        <text:changed-region text:id="ct319501656">
          <text:insertion>
            <office:change-info>
              <dc:creator>Renato Almeida</dc:creator>
              <dc:date>2010-05-06T18:44:00</dc:date>
            </office:change-info>
          </text:insertion>
        </text:changed-region>
        <text:changed-region text:id="ct319696400">
          <text:insertion>
            <office:change-info>
              <dc:creator>Renato Almeida</dc:creator>
              <dc:date>2010-05-06T18:45:00</dc:date>
            </office:change-info>
          </text:insertion>
        </text:changed-region>
        <text:changed-region text:id="ct319534512">
          <text:deletion>
            <office:change-info>
              <dc:creator>Renato Almeida</dc:creator>
              <dc:date>2010-05-06T18:46:00</dc:date>
            </office:change-info>
            <text:p text:style-name="P1"><text:s/>mesmo número</text:p>
          </text:deletion>
        </text:changed-region>
        <text:changed-region text:id="ct319464896">
          <text:deletion>
            <office:change-info>
              <dc:creator>Renato Almeida</dc:creator>
              <dc:date>2010-05-06T18:46:00</dc:date>
            </office:change-info>
            <text:p text:style-name="P2"><text:s/>para o mínimo de \textit{clusters} e o seu tamanho</text:p>
            <text:p text:style-name="P2">mínimo</text:p>
          </text:deletion>
        </text:changed-region>
        <text:changed-region text:id="ct319535456">
          <text:deletion>
            <office:change-info>
              <dc:creator>Renato Almeida</dc:creator>
              <dc:date>2010-05-06T18:47:00</dc:date>
            </office:change-info>
            <text:p text:style-name="P1">Para a escolha da estrutura hierárquica da rede foi implementado um</text:p>
          </text:deletion>
        </text:changed-region>
        <text:changed-region text:id="ct319693384">
          <text:insertion>
            <office:change-info>
              <dc:creator>Renato Almeida</dc:creator>
              <dc:date>2010-05-06T18:47:00</dc:date>
            </office:change-info>
          </text:insertion>
        </text:changed-region>
        <text:changed-region text:id="ct319405496">
          <text:insertion>
            <office:change-info>
              <dc:creator>Renato Almeida</dc:creator>
              <dc:date>2010-05-06T18:47:00</dc:date>
            </office:change-info>
          </text:insertion>
        </text:changed-region>
        <text:changed-region text:id="ct319326256">
          <text:insertion>
            <office:change-info>
              <dc:creator>Renato Almeida</dc:creator>
              <dc:date>2010-05-06T18:47:00</dc:date>
            </office:change-info>
          </text:insertion>
        </text:changed-region>
        <text:changed-region text:id="ct319403656">
          <text:deletion>
            <office:change-info>
              <dc:creator>Renato Almeida</dc:creator>
              <dc:date>2010-05-06T18:47:00</dc:date>
            </office:change-info>
            <text:p text:style-name="P1">. O algoritmo adotado foi o</text:p>
          </text:deletion>
        </text:changed-region>
        <text:changed-region text:id="ct319326360">
          <text:insertion>
            <office:change-info>
              <dc:creator>Renato Almeida</dc:creator>
              <dc:date>2010-05-06T18:47:00</dc:date>
            </office:change-info>
          </text:insertion>
        </text:changed-region>
        <text:changed-region text:id="ct319400384">
          <text:format-change>
            <office:change-info>
              <dc:creator>Renato Almeida</dc:creator>
              <dc:date>2010-05-06T18:48:00</dc:date>
            </office:change-info>
          </text:format-change>
        </text:changed-region>
        <text:changed-region text:id="ct319341088">
          <text:insertion>
            <office:change-info>
              <dc:creator>Renato Almeida</dc:creator>
              <dc:date>2010-05-06T18:48:00</dc:date>
            </office:change-info>
          </text:insertion>
        </text:changed-region>
        <text:changed-region text:id="ct319558840">
          <text:insertion>
            <office:change-info>
              <dc:creator>Renato Almeida</dc:creator>
              <dc:date>2010-05-06T18:48:00</dc:date>
            </office:change-info>
          </text:insertion>
        </text:changed-region>
        <text:changed-region text:id="ct319558712">
          <text:deletion>
            <office:change-info>
              <dc:creator>Renato Almeida</dc:creator>
              <dc:date>2010-05-06T18:48:00</dc:date>
            </office:change-info>
            <text:p text:style-name="P2"/>
            <text:p text:style-name="P2"/>
          </text:deletion>
        </text:changed-region>
        <text:changed-region text:id="ct319400280">
          <text:insertion>
            <office:change-info>
              <dc:creator>Renato Almeida</dc:creator>
              <dc:date>2010-05-06T18:48:00</dc:date>
            </office:change-info>
          </text:insertion>
        </text:changed-region>
        <text:changed-region text:id="ct319620104">
          <text:deletion>
            <office:change-info>
              <dc:creator>Renato Almeida</dc:creator>
              <dc:date>2010-05-06T18:49:00</dc:date>
            </office:change-info>
            <text:p text:style-name="P1">objetivo</text:p>
          </text:deletion>
        </text:changed-region>
        <text:changed-region text:id="ct319620208">
          <text:insertion>
            <office:change-info>
              <dc:creator>Renato Almeida</dc:creator>
              <dc:date>2010-05-06T18:49:00</dc:date>
            </office:change-info>
          </text:insertion>
        </text:changed-region>
        <text:changed-region text:id="ct319129584">
          <text:insertion>
            <office:change-info>
              <dc:creator>Renato Almeida</dc:creator>
              <dc:date>2010-05-06T18:49:00</dc:date>
            </office:change-info>
          </text:insertion>
        </text:changed-region>
        <text:changed-region text:id="ct319530480">
          <text:insertion>
            <office:change-info>
              <dc:creator>Renato Almeida</dc:creator>
              <dc:date>2010-05-06T18:50:00</dc:date>
            </office:change-info>
          </text:insertion>
        </text:changed-region>
        <text:changed-region text:id="ct319339072">
          <text:deletion>
            <office:change-info>
              <dc:creator>Renato Almeida</dc:creator>
              <dc:date>2010-05-06T18:52:00</dc:date>
            </office:change-info>
            <text:p text:style-name="P2">Na</text:p>
            <text:p text:style-name="P2">separação</text:p>
            <text:p text:style-name="P2">dos conjuntos de nós que formarão as sub-redes um fator que influencia fortemente no custo de instalação é a distância entre os nós</text:p>
          </text:deletion>
        </text:changed-region>
        <text:changed-region text:id="ct317228320">
          <text:insertion>
            <office:change-info>
              <dc:creator>Renato Almeida</dc:creator>
              <dc:date>2010-05-06T18:52:00</dc:date>
            </office:change-info>
          </text:insertion>
        </text:changed-region>
        <text:changed-region text:id="ct319335600">
          <text:deletion>
            <office:change-info>
              <dc:creator>Renato Almeida</dc:creator>
              <dc:date>2010-05-06T18:52:00</dc:date>
            </office:change-info>
            <text:p text:style-name="P1">agrupad</text:p>
          </text:deletion>
        </text:changed-region>
        <text:changed-region text:id="ct317016728">
          <text:deletion>
            <office:change-info>
              <dc:creator>Renato Almeida</dc:creator>
              <dc:date>2010-05-06T18:51:00</dc:date>
            </office:change-info>
            <text:p text:style-name="P1">o</text:p>
          </text:deletion>
        </text:changed-region>
        <text:changed-region text:id="ct319290656">
          <text:deletion>
            <office:change-info>
              <dc:creator>Renato Almeida</dc:creator>
              <dc:date>2010-05-06T18:52:00</dc:date>
            </office:change-info>
            <text:p text:style-name="P1">s</text:p>
          </text:deletion>
        </text:changed-region>
        <text:changed-region text:id="ct319745096">
          <text:insertion>
            <office:change-info>
              <dc:creator>Renato Almeida</dc:creator>
              <dc:date>2010-05-06T18:51:00</dc:date>
            </office:change-info>
          </text:insertion>
        </text:changed-region>
        <text:changed-region text:id="ct319531208">
          <text:insertion>
            <office:change-info>
              <dc:creator>Renato Almeida</dc:creator>
              <dc:date>2010-05-06T18:52:00</dc:date>
            </office:change-info>
          </text:insertion>
        </text:changed-region>
        <text:changed-region text:id="ct319338968">
          <text:deletion>
            <office:change-info>
              <dc:creator>Renato Almeida</dc:creator>
              <dc:date>2010-05-06T18:52:00</dc:date>
            </office:change-info>
            <text:p text:style-name="P1"><text:s/>façam parte do mesmo conjunto</text:p>
          </text:deletion>
        </text:changed-region>
        <text:changed-region text:id="ct319615608">
          <text:deletion>
            <office:change-info>
              <dc:creator>Renato Almeida</dc:creator>
              <dc:date>2010-05-06T18:53:00</dc:date>
            </office:change-info>
            <text:p text:style-name="P1">menor</text:p>
          </text:deletion>
        </text:changed-region>
        <text:changed-region text:id="ct319616896">
          <text:insertion>
            <office:change-info>
              <dc:creator>Renato Almeida</dc:creator>
              <dc:date>2010-05-06T18:53:00</dc:date>
            </office:change-info>
          </text:insertion>
        </text:changed-region>
        <text:changed-region text:id="ct319622240">
          <text:insertion>
            <office:change-info>
              <dc:creator>Renato Almeida</dc:creator>
              <dc:date>2010-05-06T18:53:00</dc:date>
            </office:change-info>
          </text:insertion>
        </text:changed-region>
        <text:changed-region text:id="ct319630536">
          <text:deletion>
            <office:change-info>
              <dc:creator>Renato Almeida</dc:creator>
              <dc:date>2010-05-06T18:53:00</dc:date>
            </office:change-info>
            <text:p text:style-name="P1">é uma boa</text:p>
          </text:deletion>
        </text:changed-region>
        <text:changed-region text:id="ct319630640">
          <text:insertion>
            <office:change-info>
              <dc:creator>Renato Almeida</dc:creator>
              <dc:date>2010-05-06T18:53:00</dc:date>
            </office:change-info>
          </text:insertion>
        </text:changed-region>
        <text:changed-region text:id="ct319629936">
          <text:insertion>
            <office:change-info>
              <dc:creator>Renato Almeida</dc:creator>
              <dc:date>2010-05-06T18:53:00</dc:date>
            </office:change-info>
          </text:insertion>
        </text:changed-region>
        <text:changed-region text:id="ct319305512">
          <text:deletion>
            <office:change-info>
              <dc:creator>Renato Almeida</dc:creator>
              <dc:date>2010-05-06T18:53:00</dc:date>
            </office:change-info>
            <text:p text:style-name="P1">para minimizar o</text:p>
          </text:deletion>
        </text:changed-region>
        <text:changed-region text:id="ct319368448">
          <text:insertion>
            <office:change-info>
              <dc:creator>Renato Almeida</dc:creator>
              <dc:date>2010-05-06T18:53:00</dc:date>
            </office:change-info>
          </text:insertion>
        </text:changed-region>
        <text:changed-region text:id="ct319305408">
          <text:deletion>
            <office:change-info>
              <dc:creator>Renato Almeida</dc:creator>
              <dc:date>2010-05-06T18:53:00</dc:date>
            </office:change-info>
            <text:p text:style-name="P1">o</text:p>
          </text:deletion>
        </text:changed-region>
        <text:changed-region text:id="ct319368880">
          <text:insertion>
            <office:change-info>
              <dc:creator>Renato Almeida</dc:creator>
              <dc:date>2010-05-06T18:54:00</dc:date>
            </office:change-info>
          </text:insertion>
        </text:changed-region>
        <text:changed-region text:id="ct319100032">
          <text:insertion>
            <office:change-info>
              <dc:creator>Renato Almeida</dc:creator>
              <dc:date>2010-05-06T18:55:00</dc:date>
            </office:change-info>
          </text:insertion>
        </text:changed-region>
        <text:changed-region text:id="ct319094792">
          <text:insertion>
            <office:change-info>
              <dc:creator>Renato Almeida</dc:creator>
              <dc:date>2010-05-06T18:54:00</dc:date>
            </office:change-info>
          </text:insertion>
        </text:changed-region>
        <text:changed-region text:id="ct319095000">
          <text:deletion>
            <office:change-info>
              <dc:creator>Renato Almeida</dc:creator>
              <dc:date>2010-05-06T18:54:00</dc:date>
            </office:change-info>
            <text:p text:style-name="P1">que possuem</text:p>
          </text:deletion>
        </text:changed-region>
        <text:changed-region text:id="ct319094896">
          <text:insertion>
            <office:change-info>
              <dc:creator>Renato Almeida</dc:creator>
              <dc:date>2010-05-06T18:54:00</dc:date>
            </office:change-info>
          </text:insertion>
        </text:changed-region>
        <text:changed-region text:id="ct319099848">
          <text:deletion>
            <office:change-info>
              <dc:creator>Renato Almeida</dc:creator>
              <dc:date>2010-05-06T18:54:00</dc:date>
            </office:change-info>
            <text:p text:style-name="P1">grande quantidade de</text:p>
          </text:deletion>
        </text:changed-region>
        <text:changed-region text:id="ct319100392">
          <text:insertion>
            <office:change-info>
              <dc:creator>Renato Almeida</dc:creator>
              <dc:date>2010-05-06T18:55:00</dc:date>
            </office:change-info>
          </text:insertion>
        </text:changed-region>
        <text:changed-region text:id="ct319697880">
          <text:deletion>
            <office:change-info>
              <dc:creator>Renato Almeida</dc:creator>
              <dc:date>2010-05-06T18:55:00</dc:date>
            </office:change-info>
            <text:p text:style-name="P1"><text:s/>entre eles estiverem no mesmo \textit{cluster}</text:p>
          </text:deletion>
        </text:changed-region>
        <text:changed-region text:id="ct319101944">
          <text:insertion>
            <office:change-info>
              <dc:creator>Renato Almeida</dc:creator>
              <dc:date>2010-05-06T18:56:00</dc:date>
            </office:change-info>
          </text:insertion>
        </text:changed-region>
        <text:changed-region text:id="ct319102744">
          <text:deletion>
            <office:change-info>
              <dc:creator>Renato Almeida</dc:creator>
              <dc:date>2010-05-06T18:57:00</dc:date>
            </office:change-info>
            <text:p text:style-name="P1">eles deixarão de rotear pelo</text:p>
          </text:deletion>
        </text:changed-region>
        <text:changed-region text:id="ct319528208">
          <text:insertion>
            <office:change-info>
              <dc:creator>Renato Almeida</dc:creator>
              <dc:date>2010-05-06T18:57:00</dc:date>
            </office:change-info>
          </text:insertion>
        </text:changed-region>
        <text:changed-region text:id="ct318580936">
          <text:insertion>
            <office:change-info>
              <dc:creator>Renato Almeida</dc:creator>
              <dc:date>2010-05-06T19:00:00</dc:date>
            </office:change-info>
          </text:insertion>
        </text:changed-region>
        <text:changed-region text:id="ct319094248">
          <text:insertion>
            <office:change-info>
              <dc:creator>Renato Almeida</dc:creator>
              <dc:date>2010-05-06T18:58:00</dc:date>
            </office:change-info>
          </text:insertion>
        </text:changed-region>
        <text:changed-region text:id="ct318581424">
          <text:deletion>
            <office:change-info>
              <dc:creator>Renato Almeida</dc:creator>
              <dc:date>2010-05-06T18:58:00</dc:date>
            </office:change-info>
            <text:p text:style-name="P1"><text:s/>esse forte fluxo.</text:p>
          </text:deletion>
        </text:changed-region>
        <text:changed-region text:id="ct318762352">
          <text:insertion>
            <office:change-info>
              <dc:creator>Renato Almeida</dc:creator>
              <dc:date>2010-05-06T19:01:00</dc:date>
            </office:change-info>
          </text:insertion>
        </text:changed-region>
        <text:changed-region text:id="ct318580552">
          <text:deletion>
            <office:change-info>
              <dc:creator>Renato Almeida</dc:creator>
              <dc:date>2010-05-06T19:01:00</dc:date>
            </office:change-info>
            <text:p text:style-name="P1">cruza as hierarquias </text:p>
          </text:deletion>
        </text:changed-region>
        <text:changed-region text:id="ct319697776">
          <text:deletion>
            <office:change-info>
              <dc:creator>Renato Almeida</dc:creator>
              <dc:date>2010-05-06T19:02:00</dc:date>
            </office:change-info>
            <text:p text:style-name="P1">da rede</text:p>
          </text:deletion>
        </text:changed-region>
        <text:changed-region text:id="ct319031464">
          <text:deletion>
            <office:change-info>
              <dc:creator>Renato Almeida</dc:creator>
              <dc:date>2010-05-06T19:01:00</dc:date>
            </office:change-info>
            <text:p text:style-name="P1">,</text:p>
          </text:deletion>
        </text:changed-region>
        <text:changed-region text:id="ct318678184">
          <text:deletion>
            <office:change-info>
              <dc:creator>Renato Almeida</dc:creator>
              <dc:date>2010-05-06T19:02:00</dc:date>
            </office:change-info>
            <text:p text:style-name="P1"><text:s/>em ambos os sentidos</text:p>
          </text:deletion>
        </text:changed-region>
        <text:changed-region text:id="ct318579104">
          <text:deletion>
            <office:change-info>
              <dc:creator>Renato Almeida</dc:creator>
              <dc:date>2010-05-06T19:02:00</dc:date>
            </office:change-info>
            <text:p text:style-name="P1">uma sub-rede</text:p>
          </text:deletion>
        </text:changed-region>
        <text:changed-region text:id="ct319572648">
          <text:insertion>
            <office:change-info>
              <dc:creator>Renato Almeida</dc:creator>
              <dc:date>2010-05-06T19:02:00</dc:date>
            </office:change-info>
          </text:insertion>
        </text:changed-region>
        <text:changed-region text:id="ct319032792">
          <text:deletion>
            <office:change-info>
              <dc:creator>Renato Almeida</dc:creator>
              <dc:date>2010-05-06T19:02:00</dc:date>
            </office:change-info>
            <text:p text:style-name="P1">a</text:p>
          </text:deletion>
        </text:changed-region>
        <text:changed-region text:id="ct319705808">
          <text:insertion>
            <office:change-info>
              <dc:creator>Renato Almeida</dc:creator>
              <dc:date>2010-05-06T19:02:00</dc:date>
            </office:change-info>
          </text:insertion>
        </text:changed-region>
        <text:changed-region text:id="ct319339576">
          <text:insertion>
            <office:change-info>
              <dc:creator>Renato Almeida</dc:creator>
              <dc:date>2010-05-06T19:02:00</dc:date>
            </office:change-info>
          </text:insertion>
        </text:changed-region>
        <text:changed-region text:id="ct319710912">
          <text:insertion>
            <office:change-info>
              <dc:creator>Renato Almeida</dc:creator>
              <dc:date>2010-05-06T19:03:00</dc:date>
            </office:change-info>
          </text:insertion>
        </text:changed-region>
        <text:changed-region text:id="ct319424192">
          <text:insertion>
            <office:change-info>
              <dc:creator>Renato Almeida</dc:creator>
              <dc:date>2010-05-06T19:03:00</dc:date>
            </office:change-info>
          </text:insertion>
        </text:changed-region>
        <text:changed-region text:id="ct319309752">
          <text:insertion>
            <office:change-info>
              <dc:creator>Renato Almeida</dc:creator>
              <dc:date>2010-05-06T19:04:00</dc:date>
            </office:change-info>
          </text:insertion>
        </text:changed-region>
        <text:changed-region text:id="ct317016832">
          <text:deletion>
            <office:change-info>
              <dc:creator>Renato Almeida</dc:creator>
              <dc:date>2010-05-06T19:04:00</dc:date>
            </office:change-info>
            <text:p text:style-name="P1">a hierarquia</text:p>
          </text:deletion>
        </text:changed-region>
        <text:changed-region text:id="ct318711288">
          <text:insertion>
            <office:change-info>
              <dc:creator>Renato Almeida</dc:creator>
              <dc:date>2010-05-06T19:05:00</dc:date>
            </office:change-info>
          </text:insertion>
        </text:changed-region>
        <text:changed-region text:id="ct319654640">
          <text:deletion>
            <office:change-info>
              <dc:creator>Renato Almeida</dc:creator>
              <dc:date>2010-05-06T19:05:00</dc:date>
            </office:change-info>
            <text:p text:style-name="P1">demanda</text:p>
          </text:deletion>
        </text:changed-region>
        <text:changed-region text:id="ct316740072">
          <text:insertion>
            <office:change-info>
              <dc:creator>Renato Almeida</dc:creator>
              <dc:date>2010-05-06T19:05:00</dc:date>
            </office:change-info>
          </text:insertion>
        </text:changed-region>
        <text:changed-region text:id="ct319653392">
          <text:insertion>
            <office:change-info>
              <dc:creator>Renato Almeida</dc:creator>
              <dc:date>2010-05-06T19:05:00</dc:date>
            </office:change-info>
          </text:insertion>
        </text:changed-region>
        <text:changed-region text:id="ct319686904">
          <text:deletion>
            <office:change-info>
              <dc:creator>Renato Almeida</dc:creator>
              <dc:date>2010-05-06T19:05:00</dc:date>
            </office:change-info>
            <text:p text:style-name="P1">. E</text:p>
          </text:deletion>
        </text:changed-region>
        <text:changed-region text:id="ct319665352">
          <text:insertion>
            <office:change-info>
              <dc:creator>Renato Almeida</dc:creator>
              <dc:date>2010-05-06T19:05:00</dc:date>
            </office:change-info>
          </text:insertion>
        </text:changed-region>
        <text:changed-region text:id="ct319839688">
          <text:insertion>
            <office:change-info>
              <dc:creator>Renato Almeida</dc:creator>
              <dc:date>2010-05-06T19:05:00</dc:date>
            </office:change-info>
          </text:insertion>
        </text:changed-region>
        <text:changed-region text:id="ct319579016">
          <text:deletion>
            <office:change-info>
              <dc:creator>Renato Almeida</dc:creator>
              <dc:date>2010-05-06T19:05:00</dc:date>
            </office:change-info>
            <text:p text:style-name="P1">demanda</text:p>
          </text:deletion>
        </text:changed-region>
        <text:changed-region text:id="ct147110872">
          <text:deletion>
            <office:change-info>
              <dc:creator>Renato Almeida</dc:creator>
              <dc:date>2010-05-06T19:06:00</dc:date>
            </office:change-info>
            <text:p text:style-name="P1">entradas das</text:p>
          </text:deletion>
        </text:changed-region>
        <text:changed-region text:id="ct319650384">
          <text:deletion>
            <office:change-info>
              <dc:creator>Renato Almeida</dc:creator>
              <dc:date>2010-05-06T19:05:00</dc:date>
            </office:change-info>
            <text:p text:style-name="P1"><text:s/>de demanda</text:p>
          </text:deletion>
        </text:changed-region>
        <text:changed-region text:id="ct316914360">
          <text:insertion>
            <office:change-info>
              <dc:creator>Renato Almeida</dc:creator>
              <dc:date>2010-05-06T19:05:00</dc:date>
            </office:change-info>
          </text:insertion>
        </text:changed-region>
        <text:changed-region text:id="ct319151720">
          <text:insertion>
            <office:change-info>
              <dc:creator>Renato Almeida</dc:creator>
              <dc:date>2010-05-06T19:06:00</dc:date>
            </office:change-info>
          </text:insertion>
        </text:changed-region>
        <text:changed-region text:id="ct319409752">
          <text:deletion>
            <office:change-info>
              <dc:creator>Renato Almeida</dc:creator>
              <dc:date>2010-05-06T19:06:00</dc:date>
            </office:change-info>
            <text:p text:style-name="P2">.</text:p>
            <text:p text:style-name="P2">P</text:p>
          </text:deletion>
        </text:changed-region>
        <text:changed-region text:id="ct318736472">
          <text:insertion>
            <office:change-info>
              <dc:creator>Renato Almeida</dc:creator>
              <dc:date>2010-05-06T19:06:00</dc:date>
            </office:change-info>
          </text:insertion>
        </text:changed-region>
        <text:changed-region text:id="ct319583640">
          <text:insertion>
            <office:change-info>
              <dc:creator>Renato Almeida</dc:creator>
              <dc:date>2010-05-06T19:06:00</dc:date>
            </office:change-info>
          </text:insertion>
        </text:changed-region>
        <text:changed-region text:id="ct319819840">
          <text:insertion>
            <office:change-info>
              <dc:creator>Renato Almeida</dc:creator>
              <dc:date>2010-05-06T19:06:00</dc:date>
            </office:change-info>
          </text:insertion>
        </text:changed-region>
        <text:changed-region text:id="ct319668928">
          <text:deletion>
            <office:change-info>
              <dc:creator>Renato Almeida</dc:creator>
              <dc:date>2010-05-06T19:06:00</dc:date>
            </office:change-info>
            <text:p text:style-name="P2">neste</text:p>
            <text:p text:style-name="P2">caso</text:p>
          </text:deletion>
        </text:changed-region>
        <text:changed-region text:id="ct319619824">
          <text:deletion>
            <office:change-info>
              <dc:creator>Renato Almeida</dc:creator>
              <dc:date>2010-05-06T19:07:00</dc:date>
            </office:change-info>
            <text:p text:style-name="P1">teste piloto</text:p>
          </text:deletion>
        </text:changed-region>
        <text:changed-region text:id="ct318624456">
          <text:insertion>
            <office:change-info>
              <dc:creator>Renato Almeida</dc:creator>
              <dc:date>2010-05-06T19:07:00</dc:date>
            </office:change-info>
          </text:insertion>
        </text:changed-region>
        <text:changed-region text:id="ct319653928">
          <text:deletion>
            <office:change-info>
              <dc:creator>Renato Almeida</dc:creator>
              <dc:date>2010-05-06T19:07:00</dc:date>
            </office:change-info>
            <text:p text:style-name="P1">objetivo</text:p>
          </text:deletion>
        </text:changed-region>
        <text:changed-region text:id="ct319282656">
          <text:insertion>
            <office:change-info>
              <dc:creator>Renato Almeida</dc:creator>
              <dc:date>2010-05-06T19:07:00</dc:date>
            </office:change-info>
          </text:insertion>
        </text:changed-region>
        <text:changed-region text:id="ct319649240">
          <text:deletion>
            <office:change-info>
              <dc:creator>Renato Almeida</dc:creator>
              <dc:date>2010-05-06T19:07:00</dc:date>
            </office:change-info>
            <text:p text:style-name="P1"><text:s/>do</text:p>
          </text:deletion>
        </text:changed-region>
        <text:changed-region text:id="ct319577144">
          <text:deletion>
            <office:change-info>
              <dc:creator>Renato Almeida</dc:creator>
              <dc:date>2010-05-06T19:07:00</dc:date>
            </office:change-info>
            <text:p text:style-name="P1">(\textit{fitness})</text:p>
          </text:deletion>
        </text:changed-region>
        <text:changed-region text:id="ct319873480">
          <text:deletion>
            <office:change-info>
              <dc:creator>Renato Almeida</dc:creator>
              <dc:date>2010-05-06T19:08:00</dc:date>
            </office:change-info>
            <text:p text:style-name="P1">calibragem</text:p>
          </text:deletion>
        </text:changed-region>
        <text:changed-region text:id="ct319571704">
          <text:format-change>
            <office:change-info>
              <dc:creator>Renato Almeida</dc:creator>
              <dc:date>2010-05-06T19:08:00</dc:date>
            </office:change-info>
          </text:format-change>
        </text:changed-region>
        <text:changed-region text:id="ct319744320">
          <text:insertion>
            <office:change-info>
              <dc:creator>Renato Almeida</dc:creator>
              <dc:date>2010-05-06T19:08:00</dc:date>
            </office:change-info>
          </text:insertion>
        </text:changed-region>
        <text:changed-region text:id="ct319830384">
          <text:insertion>
            <office:change-info>
              <dc:creator>Renato Almeida</dc:creator>
              <dc:date>2010-05-06T19:08:00</dc:date>
            </office:change-info>
          </text:insertion>
        </text:changed-region>
        <text:changed-region text:id="ct319835144">
          <text:deletion>
            <office:change-info>
              <dc:creator>Renato Almeida</dc:creator>
              <dc:date>2010-05-06T19:08:00</dc:date>
            </office:change-info>
            <text:p text:style-name="P1">P</text:p>
          </text:deletion>
        </text:changed-region>
        <text:changed-region text:id="ct319875920">
          <text:insertion>
            <office:change-info>
              <dc:creator>Renato Almeida</dc:creator>
              <dc:date>2010-05-06T19:08:00</dc:date>
            </office:change-info>
          </text:insertion>
        </text:changed-region>
        <text:changed-region text:id="ct319876080">
          <text:insertion>
            <office:change-info>
              <dc:creator>Renato Almeida</dc:creator>
              <dc:date>2010-05-06T19:09:00</dc:date>
            </office:change-info>
          </text:insertion>
        </text:changed-region>
        <text:changed-region text:id="ct213531776">
          <text:deletion>
            <office:change-info>
              <dc:creator>Renato Almeida</dc:creator>
              <dc:date>2010-05-06T19:09:00</dc:date>
            </office:change-info>
            <text:p text:style-name="P1">geramos aleatoriamente</text:p>
          </text:deletion>
        </text:changed-region>
        <text:changed-region text:id="ct319655584">
          <text:deletion>
            <office:change-info>
              <dc:creator>Renato Almeida</dc:creator>
              <dc:date>2010-05-06T19:12:00</dc:date>
            </office:change-info>
            <text:p text:style-name="P1">uma</text:p>
          </text:deletion>
        </text:changed-region>
        <text:changed-region text:id="ct319578760">
          <text:insertion>
            <office:change-info>
              <dc:creator>Renato Almeida</dc:creator>
              <dc:date>2010-05-06T19:12:00</dc:date>
            </office:change-info>
          </text:insertion>
        </text:changed-region>
        <text:changed-region text:id="ct317236728">
          <text:insertion>
            <office:change-info>
              <dc:creator>Renato Almeida</dc:creator>
              <dc:date>2010-05-06T19:13:00</dc:date>
            </office:change-info>
          </text:insertion>
        </text:changed-region>
        <text:changed-region text:id="ct319660440">
          <text:deletion>
            <office:change-info>
              <dc:creator>Renato Almeida</dc:creator>
              <dc:date>2010-05-06T19:13:00</dc:date>
            </office:change-info>
            <text:p text:style-name="P1">através d</text:p>
          </text:deletion>
        </text:changed-region>
        <text:changed-region text:id="ct312560912">
          <text:insertion>
            <office:change-info>
              <dc:creator>Renato Almeida</dc:creator>
              <dc:date>2010-05-06T19:13:00</dc:date>
            </office:change-info>
          </text:insertion>
        </text:changed-region>
        <text:changed-region text:id="ct319826168">
          <text:deletion>
            <office:change-info>
              <dc:creator>Renato Almeida</dc:creator>
              <dc:date>2010-05-06T19:12:00</dc:date>
            </office:change-info>
            <text:p text:style-name="P1">solver</text:p>
          </text:deletion>
        </text:changed-region>
        <text:changed-region text:id="ct319831296">
          <text:insertion>
            <office:change-info>
              <dc:creator>Renato Almeida</dc:creator>
              <dc:date>2010-05-06T19:12:00</dc:date>
            </office:change-info>
          </text:insertion>
        </text:changed-region>
        <text:changed-region text:id="ct319686112">
          <text:deletion>
            <office:change-info>
              <dc:creator>Renato Almeida</dc:creator>
              <dc:date>2010-05-06T19:13:00</dc:date>
            </office:change-info>
            <text:p text:style-name="P1">uma</text:p>
          </text:deletion>
        </text:changed-region>
        <text:changed-region text:id="ct319825440">
          <text:insertion>
            <office:change-info>
              <dc:creator>Renato Almeida</dc:creator>
              <dc:date>2010-05-06T19:13:00</dc:date>
            </office:change-info>
          </text:insertion>
        </text:changed-region>
        <text:changed-region text:id="ct319030576">
          <text:deletion>
            <office:change-info>
              <dc:creator>Renato Almeida</dc:creator>
              <dc:date>2010-05-06T19:14:00</dc:date>
            </office:change-info>
            <text:p text:style-name="P1">total do </text:p>
          </text:deletion>
        </text:changed-region>
        <text:changed-region text:id="ct319920664">
          <text:insertion>
            <office:change-info>
              <dc:creator>Renato Almeida</dc:creator>
              <dc:date>2010-05-06T19:14:00</dc:date>
            </office:change-info>
          </text:insertion>
        </text:changed-region>
        <text:changed-region text:id="ct320113888">
          <text:insertion>
            <office:change-info>
              <dc:creator>Renato Almeida</dc:creator>
              <dc:date>2010-05-06T19:14:00</dc:date>
            </office:change-info>
          </text:insertion>
        </text:changed-region>
        <text:changed-region text:id="ct316812360">
          <text:deletion>
            <office:change-info>
              <dc:creator>Renato Almeida</dc:creator>
              <dc:date>2010-05-06T19:14:00</dc:date>
            </office:change-info>
            <text:p text:style-name="P1">populações</text:p>
          </text:deletion>
        </text:changed-region>
        <text:changed-region text:id="ct319664840">
          <text:insertion>
            <office:change-info>
              <dc:creator>Renato Almeida</dc:creator>
              <dc:date>2010-05-06T19:14:00</dc:date>
            </office:change-info>
          </text:insertion>
        </text:changed-region>
        <text:changed-region text:id="ct320109752">
          <text:deletion>
            <office:change-info>
              <dc:creator>Renato Almeida</dc:creator>
              <dc:date>2010-05-06T19:14:00</dc:date>
            </office:change-info>
            <text:p text:style-name="P1">, garantindo a representatividade de cada amostra</text:p>
          </text:deletion>
        </text:changed-region>
        <text:changed-region text:id="ct320109216">
          <text:deletion>
            <office:change-info>
              <dc:creator>Renato Almeida</dc:creator>
              <dc:date>2010-05-06T19:14:00</dc:date>
            </office:change-info>
            <text:p text:style-name="P1">n</text:p>
          </text:deletion>
        </text:changed-region>
        <text:changed-region text:id="ct319621528">
          <text:deletion>
            <office:change-info>
              <dc:creator>Renato Almeida</dc:creator>
              <dc:date>2010-05-06T19:15:00</dc:date>
            </office:change-info>
            <text:p text:style-name="P1">[Seção 4.5]</text:p>
          </text:deletion>
        </text:changed-region>
        <text:changed-region text:id="ct319823072">
          <text:deletion>
            <office:change-info>
              <dc:creator>Renato Almeida</dc:creator>
              <dc:date>2010-05-06T19:15:00</dc:date>
            </office:change-info>
            <text:p text:style-name="P1">[Seção 4.4.1]</text:p>
          </text:deletion>
        </text:changed-region>
        <text:changed-region text:id="ct319526512">
          <text:insertion>
            <office:change-info>
              <dc:creator>Renato Almeida</dc:creator>
              <dc:date>2010-05-06T19:15:00</dc:date>
            </office:change-info>
          </text:insertion>
        </text:changed-region>
        <text:changed-region text:id="ct319821368">
          <text:insertion>
            <office:change-info>
              <dc:creator>Renato Almeida</dc:creator>
              <dc:date>2010-05-06T19:15:00</dc:date>
            </office:change-info>
          </text:insertion>
        </text:changed-region>
        <text:changed-region text:id="ct319604344">
          <text:deletion>
            <office:change-info>
              <dc:creator>Renato Almeida</dc:creator>
              <dc:date>2010-05-06T19:15:00</dc:date>
            </office:change-info>
            <text:p text:style-name="P1">O</text:p>
          </text:deletion>
        </text:changed-region>
        <text:changed-region text:id="ct319677272">
          <text:insertion>
            <office:change-info>
              <dc:creator>Renato Almeida</dc:creator>
              <dc:date>2010-05-06T19:15:00</dc:date>
            </office:change-info>
          </text:insertion>
        </text:changed-region>
        <text:changed-region text:id="ct319677960">
          <text:deletion>
            <office:change-info>
              <dc:creator>Renato Almeida</dc:creator>
              <dc:date>2010-05-06T19:15:00</dc:date>
            </office:change-info>
            <text:p text:style-name="P1">[Seção 3.4.5]</text:p>
          </text:deletion>
        </text:changed-region>
        <text:changed-region text:id="ct319459456">
          <text:insertion>
            <office:change-info>
              <dc:creator>Renato Almeida</dc:creator>
              <dc:date>2010-05-06T19:16:00</dc:date>
            </office:change-info>
          </text:insertion>
        </text:changed-region>
        <text:changed-region text:id="ct319821608">
          <text:deletion>
            <office:change-info>
              <dc:creator>Renato Almeida</dc:creator>
              <dc:date>2010-05-06T19:16:00</dc:date>
            </office:change-info>
            <text:p text:style-name="P1">O</text:p>
          </text:deletion>
        </text:changed-region>
        <text:changed-region text:id="ct319820464">
          <text:insertion>
            <office:change-info>
              <dc:creator>Renato Almeida</dc:creator>
              <dc:date>2010-05-06T19:16:00</dc:date>
            </office:change-info>
          </text:insertion>
        </text:changed-region>
        <text:changed-region text:id="ct319821768">
          <text:deletion>
            <office:change-info>
              <dc:creator>Renato Almeida</dc:creator>
              <dc:date>2010-05-06T19:16:00</dc:date>
            </office:change-info>
            <text:p text:style-name="P1">s</text:p>
          </text:deletion>
        </text:changed-region>
        <text:changed-region text:id="ct319672040">
          <text:insertion>
            <office:change-info>
              <dc:creator>Renato Almeida</dc:creator>
              <dc:date>2010-05-06T19:16:00</dc:date>
            </office:change-info>
          </text:insertion>
        </text:changed-region>
        <text:changed-region text:id="ct317251832">
          <text:insertion>
            <office:change-info>
              <dc:creator>Renato Almeida</dc:creator>
              <dc:date>2010-05-06T19:16:00</dc:date>
            </office:change-info>
          </text:insertion>
        </text:changed-region>
        <text:changed-region text:id="ct319518552">
          <text:deletion>
            <office:change-info>
              <dc:creator>Renato Almeida</dc:creator>
              <dc:date>2010-05-06T19:16:00</dc:date>
            </office:change-info>
            <text:p text:style-name="P1">ção d</text:p>
          </text:deletion>
        </text:changed-region>
        <text:changed-region text:id="ct319312672">
          <text:insertion>
            <office:change-info>
              <dc:creator>Renato Almeida</dc:creator>
              <dc:date>2010-05-06T19:16:00</dc:date>
            </office:change-info>
          </text:insertion>
        </text:changed-region>
        <text:changed-region text:id="ct319655376">
          <text:deletion>
            <office:change-info>
              <dc:creator>Renato Almeida</dc:creator>
              <dc:date>2010-05-06T19:16:00</dc:date>
            </office:change-info>
            <text:p text:style-name="P1">[Seção 4.4.4]</text:p>
          </text:deletion>
        </text:changed-region>
        <text:changed-region text:id="ct319662504">
          <text:insertion>
            <office:change-info>
              <dc:creator>Renato Almeida</dc:creator>
              <dc:date>2010-05-06T19:17:00</dc:date>
            </office:change-info>
          </text:insertion>
        </text:changed-region>
        <text:changed-region text:id="ct320115440">
          <text:deletion>
            <office:change-info>
              <dc:creator>Renato Almeida</dc:creator>
              <dc:date>2010-05-06T19:17:00</dc:date>
            </office:change-info>
            <text:p text:style-name="P1">O</text:p>
          </text:deletion>
        </text:changed-region>
        <text:changed-region text:id="ct320116984">
          <text:insertion>
            <office:change-info>
              <dc:creator>Renato Almeida</dc:creator>
              <dc:date>2010-05-06T19:17:00</dc:date>
            </office:change-info>
          </text:insertion>
        </text:changed-region>
        <text:changed-region text:id="ct319602656">
          <text:deletion>
            <office:change-info>
              <dc:creator>Renato Almeida</dc:creator>
              <dc:date>2010-05-06T19:17:00</dc:date>
            </office:change-info>
            <text:p text:style-name="P1">vamos </text:p>
          </text:deletion>
        </text:changed-region>
        <text:changed-region text:id="ct317238848">
          <text:insertion>
            <office:change-info>
              <dc:creator>Renato Almeida</dc:creator>
              <dc:date>2010-05-06T19:17:00</dc:date>
            </office:change-info>
          </text:insertion>
        </text:changed-region>
        <text:changed-region text:id="ct319877928">
          <text:deletion>
            <office:change-info>
              <dc:creator>Renato Almeida</dc:creator>
              <dc:date>2010-05-06T19:17:00</dc:date>
            </office:change-info>
            <text:p text:style-name="P1">ndo</text:p>
          </text:deletion>
        </text:changed-region>
        <text:changed-region text:id="ct319028896">
          <text:deletion>
            <office:change-info>
              <dc:creator>Renato Almeida</dc:creator>
              <dc:date>2010-05-06T19:17:00</dc:date>
            </office:change-info>
            <text:p text:style-name="P1">devíamos</text:p>
          </text:deletion>
        </text:changed-region>
        <text:changed-region text:id="ct320119920">
          <text:insertion>
            <office:change-info>
              <dc:creator>Renato Almeida</dc:creator>
              <dc:date>2010-05-06T19:17:00</dc:date>
            </office:change-info>
          </text:insertion>
        </text:changed-region>
        <text:changed-region text:id="ct319920192">
          <text:insertion>
            <office:change-info>
              <dc:creator>Renato Almeida</dc:creator>
              <dc:date>2010-05-06T19:17:00</dc:date>
            </office:change-info>
          </text:insertion>
        </text:changed-region>
        <text:changed-region text:id="ct319655688">
          <text:deletion>
            <office:change-info>
              <dc:creator>Renato Almeida</dc:creator>
              <dc:date>2010-05-06T19:17:00</dc:date>
            </office:change-info>
            <text:p text:style-name="P1">. P</text:p>
          </text:deletion>
        </text:changed-region>
        <text:changed-region text:id="ct319879240">
          <text:deletion>
            <office:change-info>
              <dc:creator>Renato Almeida</dc:creator>
              <dc:date>2010-05-06T19:18:00</dc:date>
            </office:change-info>
            <text:p text:style-name="P1">o</text:p>
          </text:deletion>
        </text:changed-region>
        <text:changed-region text:id="ct319519464">
          <text:deletion>
            <office:change-info>
              <dc:creator>Renato Almeida</dc:creator>
              <dc:date>2010-05-06T19:17:00</dc:date>
            </office:change-info>
            <text:p text:style-name="P1">is</text:p>
          </text:deletion>
        </text:changed-region>
        <text:changed-region text:id="ct319663832">
          <text:insertion>
            <office:change-info>
              <dc:creator>Renato Almeida</dc:creator>
              <dc:date>2010-05-06T19:18:00</dc:date>
            </office:change-info>
          </text:insertion>
        </text:changed-region>
        <text:changed-region text:id="ct319623904">
          <text:insertion>
            <office:change-info>
              <dc:creator>Renato Almeida</dc:creator>
              <dc:date>2010-05-06T19:17:00</dc:date>
            </office:change-info>
          </text:insertion>
        </text:changed-region>
        <text:changed-region text:id="ct320119352">
          <text:deletion>
            <office:change-info>
              <dc:creator>Renato Almeida</dc:creator>
              <dc:date>2010-05-06T19:17:00</dc:date>
            </office:change-info>
            <text:p text:style-name="P1">conhecemos</text:p>
          </text:deletion>
        </text:changed-region>
        <text:changed-region text:id="ct319517936">
          <text:insertion>
            <office:change-info>
              <dc:creator>Renato Almeida</dc:creator>
              <dc:date>2010-05-06T19:18:00</dc:date>
            </office:change-info>
          </text:insertion>
        </text:changed-region>
        <text:changed-region text:id="ct319516984">
          <text:deletion>
            <office:change-info>
              <dc:creator>Renato Almeida</dc:creator>
              <dc:date>2010-05-06T19:18:00</dc:date>
            </office:change-info>
            <text:p text:style-name="P1">podemos </text:p>
          </text:deletion>
        </text:changed-region>
        <text:changed-region text:id="ct319920088">
          <text:insertion>
            <office:change-info>
              <dc:creator>Renato Almeida</dc:creator>
              <dc:date>2010-05-06T19:18:00</dc:date>
            </office:change-info>
          </text:insertion>
        </text:changed-region>
        <text:changed-region text:id="ct319526968">
          <text:deletion>
            <office:change-info>
              <dc:creator>Renato Almeida</dc:creator>
              <dc:date>2010-05-06T19:18:00</dc:date>
            </office:change-info>
            <text:p text:style-name="P1">r</text:p>
          </text:deletion>
        </text:changed-region>
        <text:changed-region text:id="ct319675112">
          <text:deletion>
            <office:change-info>
              <dc:creator>Renato Almeida</dc:creator>
              <dc:date>2010-05-06T19:18:00</dc:date>
            </office:change-info>
            <text:p text:style-name="P1">essa falta</text:p>
          </text:deletion>
        </text:changed-region>
        <text:changed-region text:id="ct319675296">
          <text:insertion>
            <office:change-info>
              <dc:creator>Renato Almeida</dc:creator>
              <dc:date>2010-05-06T19:18:00</dc:date>
            </office:change-info>
          </text:insertion>
        </text:changed-region>
        <text:changed-region text:id="ct319675552">
          <text:deletion>
            <office:change-info>
              <dc:creator>Renato Almeida</dc:creator>
              <dc:date>2010-05-06T19:19:00</dc:date>
            </office:change-info>
            <text:p text:style-name="P1">E a</text:p>
          </text:deletion>
        </text:changed-region>
        <text:changed-region text:id="ct319674824">
          <text:insertion>
            <office:change-info>
              <dc:creator>Renato Almeida</dc:creator>
              <dc:date>2010-05-06T19:19:00</dc:date>
            </office:change-info>
          </text:insertion>
        </text:changed-region>
        <text:changed-region text:id="ct319659296">
          <text:deletion>
            <office:change-info>
              <dc:creator>Renato Almeida</dc:creator>
              <dc:date>2010-05-06T19:19:00</dc:date>
            </office:change-info>
            <text:p text:style-name="P1">pode ser</text:p>
          </text:deletion>
        </text:changed-region>
        <text:changed-region text:id="ct319881184">
          <text:insertion>
            <office:change-info>
              <dc:creator>Renato Almeida</dc:creator>
              <dc:date>2010-05-06T19:20:00</dc:date>
            </office:change-info>
          </text:insertion>
        </text:changed-region>
        <text:changed-region text:id="ct319657336">
          <text:insertion>
            <office:change-info>
              <dc:creator>Renato Almeida</dc:creator>
              <dc:date>2010-05-06T19:20:00</dc:date>
            </office:change-info>
          </text:insertion>
        </text:changed-region>
        <text:changed-region text:id="ct319527440">
          <text:deletion>
            <office:change-info>
              <dc:creator>Renato Almeida</dc:creator>
              <dc:date>2010-05-06T19:20:00</dc:date>
            </office:change-info>
            <text:p text:style-name="P1">por </text:p>
          </text:deletion>
        </text:changed-region>
        <text:changed-region text:id="ct319657232">
          <text:insertion>
            <office:change-info>
              <dc:creator>Renato Almeida</dc:creator>
              <dc:date>2010-05-06T19:19:00</dc:date>
            </office:change-info>
          </text:insertion>
        </text:changed-region>
        <text:changed-region text:id="ct319658768">
          <text:deletion>
            <office:change-info>
              <dc:creator>Renato Almeida</dc:creator>
              <dc:date>2010-05-06T19:19:00</dc:date>
            </office:change-info>
            <text:p text:style-name="P1">testes piloto</text:p>
          </text:deletion>
        </text:changed-region>
        <text:changed-region text:id="ct320101384">
          <text:insertion>
            <office:change-info>
              <dc:creator>Renato Almeida</dc:creator>
              <dc:date>2010-05-06T19:21:00</dc:date>
            </office:change-info>
          </text:insertion>
        </text:changed-region>
        <text:changed-region text:id="ct320102888">
          <text:insertion>
            <office:change-info>
              <dc:creator>Renato Almeida</dc:creator>
              <dc:date>2010-05-06T19:21:00</dc:date>
            </office:change-info>
          </text:insertion>
        </text:changed-region>
        <text:changed-region text:id="ct319658576">
          <text:deletion>
            <office:change-info>
              <dc:creator>Renato Almeida</dc:creator>
              <dc:date>2010-05-06T19:20:00</dc:date>
            </office:change-info>
            <text:p text:style-name="P1">E p</text:p>
          </text:deletion>
        </text:changed-region>
        <text:changed-region text:id="ct320100568">
          <text:insertion>
            <office:change-info>
              <dc:creator>Renato Almeida</dc:creator>
              <dc:date>2010-05-06T19:20:00</dc:date>
            </office:change-info>
          </text:insertion>
        </text:changed-region>
        <text:changed-region text:id="ct319674944">
          <text:insertion>
            <office:change-info>
              <dc:creator>Renato Almeida</dc:creator>
              <dc:date>2010-05-06T19:20:00</dc:date>
            </office:change-info>
          </text:insertion>
        </text:changed-region>
        <text:changed-region text:id="ct319916872">
          <text:deletion>
            <office:change-info>
              <dc:creator>Renato Almeida</dc:creator>
              <dc:date>2010-05-06T19:21:00</dc:date>
            </office:change-info>
            <text:p text:style-name="P1">nossa </text:p>
          </text:deletion>
        </text:changed-region>
        <text:changed-region text:id="ct320101720">
          <text:insertion>
            <office:change-info>
              <dc:creator>Renato Almeida</dc:creator>
              <dc:date>2010-05-06T19:21:00</dc:date>
            </office:change-info>
          </text:insertion>
        </text:changed-region>
        <text:changed-region text:id="ct320101616">
          <text:insertion>
            <office:change-info>
              <dc:creator>Renato Almeida</dc:creator>
              <dc:date>2010-05-06T19:23:00</dc:date>
            </office:change-info>
          </text:insertion>
        </text:changed-region>
        <text:changed-region text:id="ct319967312">
          <text:deletion>
            <office:change-info>
              <dc:creator>Renato Almeida</dc:creator>
              <dc:date>2010-05-06T19:23:00</dc:date>
            </office:change-info>
            <text:p text:style-name="P1">ndo</text:p>
          </text:deletion>
        </text:changed-region>
        <text:changed-region text:id="ct319945360">
          <text:insertion>
            <office:change-info>
              <dc:creator>Renato Almeida</dc:creator>
              <dc:date>2010-05-06T19:23:00</dc:date>
            </office:change-info>
          </text:insertion>
        </text:changed-region>
        <text:changed-region text:id="ct319752568">
          <text:deletion>
            <office:change-info>
              <dc:creator>Renato Almeida</dc:creator>
              <dc:date>2010-05-06T19:23:00</dc:date>
            </office:change-info>
            <text:p text:style-name="P1">, </text:p>
          </text:deletion>
        </text:changed-region>
        <text:changed-region text:id="ct320102264">
          <text:deletion>
            <office:change-info>
              <dc:creator>Renato Almeida</dc:creator>
              <dc:date>2010-05-06T19:22:00</dc:date>
            </office:change-info>
            <text:p text:style-name="P1">estamos considerando com</text:p>
          </text:deletion>
        </text:changed-region>
        <text:changed-region text:id="ct320331664">
          <text:insertion>
            <office:change-info>
              <dc:creator>Renato Almeida</dc:creator>
              <dc:date>2010-05-06T19:22:00</dc:date>
            </office:change-info>
          </text:insertion>
        </text:changed-region>
        <text:changed-region text:id="ct320101824">
          <text:insertion>
            <office:change-info>
              <dc:creator>Renato Almeida</dc:creator>
              <dc:date>2010-05-06T19:22:00</dc:date>
            </office:change-info>
          </text:insertion>
        </text:changed-region>
        <text:changed-region text:id="ct319820640">
          <text:insertion>
            <office:change-info>
              <dc:creator>Renato Almeida</dc:creator>
              <dc:date>2010-05-06T19:23:00</dc:date>
            </office:change-info>
          </text:insertion>
        </text:changed-region>
        <text:changed-region text:id="ct319679288">
          <text:insertion>
            <office:change-info>
              <dc:creator>Renato Almeida</dc:creator>
              <dc:date>2010-05-06T19:24:00</dc:date>
            </office:change-info>
          </text:insertion>
        </text:changed-region>
        <text:changed-region text:id="ct320117184">
          <text:insertion>
            <office:change-info>
              <dc:creator>Renato Almeida</dc:creator>
              <dc:date>2010-05-06T19:24:00</dc:date>
            </office:change-info>
          </text:insertion>
        </text:changed-region>
        <text:changed-region text:id="ct316742792">
          <text:insertion>
            <office:change-info>
              <dc:creator>Renato Almeida</dc:creator>
              <dc:date>2010-05-06T19:24:00</dc:date>
            </office:change-info>
          </text:insertion>
        </text:changed-region>
        <text:changed-region text:id="ct319919352">
          <text:deletion>
            <office:change-info>
              <dc:creator>Renato Almeida</dc:creator>
              <dc:date>2010-05-06T19:24:00</dc:date>
            </office:change-info>
            <text:p text:style-name="P1">omos</text:p>
          </text:deletion>
        </text:changed-region>
        <text:changed-region text:id="ct319969800">
          <text:insertion>
            <office:change-info>
              <dc:creator>Renato Almeida</dc:creator>
              <dc:date>2010-05-06T19:24:00</dc:date>
            </office:change-info>
          </text:insertion>
        </text:changed-region>
        <text:changed-region text:id="ct319756264">
          <text:deletion>
            <office:change-info>
              <dc:creator>Renato Almeida</dc:creator>
              <dc:date>2010-05-06T19:24:00</dc:date>
            </office:change-info>
            <text:p text:style-name="P1">mos</text:p>
          </text:deletion>
        </text:changed-region>
        <text:changed-region text:id="ct320112168">
          <text:deletion>
            <office:change-info>
              <dc:creator>Renato Almeida</dc:creator>
              <dc:date>2010-05-06T19:24:00</dc:date>
            </office:change-info>
            <text:p text:style-name="P1">por nó </text:p>
          </text:deletion>
        </text:changed-region>
        <text:changed-region text:id="ct319755528">
          <text:insertion>
            <office:change-info>
              <dc:creator>Renato Almeida</dc:creator>
              <dc:date>2010-05-06T19:24:00</dc:date>
            </office:change-info>
          </text:insertion>
        </text:changed-region>
        <text:changed-region text:id="ct319605160">
          <text:insertion>
            <office:change-info>
              <dc:creator>Renato Almeida</dc:creator>
              <dc:date>2010-05-06T19:25:00</dc:date>
            </office:change-info>
          </text:insertion>
        </text:changed-region>
        <text:changed-region text:id="ct319179472">
          <text:deletion>
            <office:change-info>
              <dc:creator>Renato Almeida</dc:creator>
              <dc:date>2010-05-06T19:25:00</dc:date>
            </office:change-info>
            <text:p text:style-name="P1">O que </text:p>
          </text:deletion>
        </text:changed-region>
        <text:changed-region text:id="ct320018088">
          <text:insertion>
            <office:change-info>
              <dc:creator>Renato Almeida</dc:creator>
              <dc:date>2010-05-06T19:25:00</dc:date>
            </office:change-info>
          </text:insertion>
        </text:changed-region>
        <text:changed-region text:id="ct320017904">
          <text:deletion>
            <office:change-info>
              <dc:creator>Renato Almeida</dc:creator>
              <dc:date>2010-05-06T19:25:00</dc:date>
            </office:change-info>
            <text:p text:style-name="P1">Para garantir a proporcionalidade, i</text:p>
          </text:deletion>
        </text:changed-region>
        <text:changed-region text:id="ct319576200">
          <text:insertion>
            <office:change-info>
              <dc:creator>Renato Almeida</dc:creator>
              <dc:date>2010-05-06T19:25:00</dc:date>
            </office:change-info>
          </text:insertion>
        </text:changed-region>
        <text:changed-region text:id="ct320018208">
          <text:insertion>
            <office:change-info>
              <dc:creator>Renato Almeida</dc:creator>
              <dc:date>2010-05-06T19:25:00</dc:date>
            </office:change-info>
          </text:insertion>
        </text:changed-region>
        <text:changed-region text:id="ct320018488">
          <text:deletion>
            <office:change-info>
              <dc:creator>Renato Almeida</dc:creator>
              <dc:date>2010-05-06T19:25:00</dc:date>
            </office:change-info>
            <text:p text:style-name="P1">mos</text:p>
          </text:deletion>
        </text:changed-region>
        <text:changed-region text:id="ct319912400">
          <text:deletion>
            <office:change-info>
              <dc:creator>Renato Almeida</dc:creator>
              <dc:date>2010-05-06T19:25:00</dc:date>
            </office:change-info>
            <text:p text:style-name="P1">E a</text:p>
          </text:deletion>
        </text:changed-region>
        <text:changed-region text:id="ct319912504">
          <text:insertion>
            <office:change-info>
              <dc:creator>Renato Almeida</dc:creator>
              <dc:date>2010-05-06T19:25:00</dc:date>
            </office:change-info>
          </text:insertion>
        </text:changed-region>
        <text:changed-region text:id="ct320016872">
          <text:insertion>
            <office:change-info>
              <dc:creator>Renato Almeida</dc:creator>
              <dc:date>2010-05-06T19:25:00</dc:date>
            </office:change-info>
          </text:insertion>
        </text:changed-region>
        <text:changed-region text:id="ct319912824">
          <text:deletion>
            <office:change-info>
              <dc:creator>Renato Almeida</dc:creator>
              <dc:date>2010-05-06T19:25:00</dc:date>
            </office:change-info>
            <text:p text:style-name="P2">usariam</text:p>
            <text:p text:style-name="P2">essa</text:p>
          </text:deletion>
        </text:changed-region>
        <text:changed-region text:id="ct319912928">
          <text:deletion>
            <office:change-info>
              <dc:creator>Renato Almeida</dc:creator>
              <dc:date>2010-05-06T19:26:00</dc:date>
            </office:change-info>
            <text:p text:style-name="P1">de referência </text:p>
          </text:deletion>
        </text:changed-region>
        <text:changed-region text:id="ct319932152">
          <text:insertion>
            <office:change-info>
              <dc:creator>Renato Almeida</dc:creator>
              <dc:date>2010-05-06T19:26:00</dc:date>
            </office:change-info>
          </text:insertion>
        </text:changed-region>
        <text:changed-region text:id="ct319912720">
          <text:deletion>
            <office:change-info>
              <dc:creator>Renato Almeida</dc:creator>
              <dc:date>2010-05-06T19:26:00</dc:date>
            </office:change-info>
            <text:p text:style-name="P1">em inviabilidade.</text:p>
          </text:deletion>
        </text:changed-region>
        <text:changed-region text:id="ct319932048">
          <text:insertion>
            <office:change-info>
              <dc:creator>Renato Almeida</dc:creator>
              <dc:date>2010-05-06T19:27:00</dc:date>
            </office:change-info>
          </text:insertion>
        </text:changed-region>
        <text:changed-region text:id="ct319635880">
          <text:deletion>
            <office:change-info>
              <dc:creator>Renato Almeida</dc:creator>
              <dc:date>2010-05-06T19:27:00</dc:date>
            </office:change-info>
            <text:p text:style-name="P1">ações</text:p>
          </text:deletion>
        </text:changed-region>
        <text:changed-region text:id="ct319941136">
          <text:insertion>
            <office:change-info>
              <dc:creator>Renato Almeida</dc:creator>
              <dc:date>2010-05-06T19:27:00</dc:date>
            </office:change-info>
          </text:insertion>
        </text:changed-region>
        <text:changed-region text:id="ct319942024">
          <text:insertion>
            <office:change-info>
              <dc:creator>Renato Almeida</dc:creator>
              <dc:date>2010-05-06T19:27:00</dc:date>
            </office:change-info>
          </text:insertion>
        </text:changed-region>
        <text:changed-region text:id="ct319940160">
          <text:deletion>
            <office:change-info>
              <dc:creator>Renato Almeida</dc:creator>
              <dc:date>2010-05-06T19:27:00</dc:date>
            </office:change-info>
            <text:p text:style-name="P1"><text:s/></text:p>
          </text:deletion>
        </text:changed-region>
        <text:changed-region text:id="ct319639464">
          <text:deletion>
            <office:change-info>
              <dc:creator>Renato Almeida</dc:creator>
              <dc:date>2010-05-06T19:27:00</dc:date>
            </office:change-info>
            <text:p text:style-name="P1">por caminho óptico</text:p>
          </text:deletion>
        </text:changed-region>
        <text:changed-region text:id="ct319638512">
          <text:insertion>
            <office:change-info>
              <dc:creator>Renato Almeida</dc:creator>
              <dc:date>2010-05-06T19:27:00</dc:date>
            </office:change-info>
          </text:insertion>
        </text:changed-region>
        <text:changed-region text:id="ct319637504">
          <text:insertion>
            <office:change-info>
              <dc:creator>Renato Almeida</dc:creator>
              <dc:date>2010-05-06T19:27:00</dc:date>
            </office:change-info>
          </text:insertion>
        </text:changed-region>
        <text:changed-region text:id="ct319826536">
          <text:insertion>
            <office:change-info>
              <dc:creator>Renato Almeida</dc:creator>
              <dc:date>2010-05-06T19:28:00</dc:date>
            </office:change-info>
          </text:insertion>
        </text:changed-region>
        <text:changed-region text:id="ct319638824">
          <text:deletion>
            <office:change-info>
              <dc:creator>Renato Almeida</dc:creator>
              <dc:date>2010-05-06T19:28:00</dc:date>
            </office:change-info>
            <text:p text:style-name="P1">a</text:p>
          </text:deletion>
        </text:changed-region>
        <text:changed-region text:id="ct319873792">
          <text:deletion>
            <office:change-info>
              <dc:creator>Renato Almeida</dc:creator>
              <dc:date>2010-05-06T19:08:00</dc:date>
            </office:change-info>
            <text:p text:style-name="P1">calibragem</text:p>
          </text:deletion>
        </text:changed-region>
        <text:changed-region text:id="ct319873688">
          <text:format-change>
            <office:change-info>
              <dc:creator>Renato Almeida</dc:creator>
              <dc:date>2010-05-06T19:08:00</dc:date>
            </office:change-info>
          </text:format-change>
        </text:changed-region>
        <text:changed-region text:id="ct319873584">
          <text:insertion>
            <office:change-info>
              <dc:creator>Renato Almeida</dc:creator>
              <dc:date>2010-05-06T19:08:00</dc:date>
            </office:change-info>
          </text:insertion>
        </text:changed-region>
        <text:changed-region text:id="ct319826384">
          <text:insertion>
            <office:change-info>
              <dc:creator>Renato Almeida</dc:creator>
              <dc:date>2010-05-06T19:28:00</dc:date>
            </office:change-info>
          </text:insertion>
        </text:changed-region>
        <text:changed-region text:id="ct319641992">
          <text:insertion>
            <office:change-info>
              <dc:creator>Renato Almeida</dc:creator>
              <dc:date>2010-05-06T19:28:00</dc:date>
            </office:change-info>
          </text:insertion>
        </text:changed-region>
        <text:changed-region text:id="ct319642240">
          <text:insertion>
            <office:change-info>
              <dc:creator>Renato Almeida</dc:creator>
              <dc:date>2010-05-06T19:28:00</dc:date>
            </office:change-info>
          </text:insertion>
        </text:changed-region>
        <text:changed-region text:id="ct319643136">
          <text:insertion>
            <office:change-info>
              <dc:creator>Renato Almeida</dc:creator>
              <dc:date>2010-05-06T19:29:00</dc:date>
            </office:change-info>
          </text:insertion>
        </text:changed-region>
        <text:changed-region text:id="ct319643352">
          <text:insertion>
            <office:change-info>
              <dc:creator>Renato Almeida</dc:creator>
              <dc:date>2010-05-06T19:29:00</dc:date>
            </office:change-info>
          </text:insertion>
        </text:changed-region>
        <text:changed-region text:id="ct320320040">
          <text:deletion>
            <office:change-info>
              <dc:creator>Renato Almeida</dc:creator>
              <dc:date>2010-05-06T19:29:00</dc:date>
            </office:change-info>
            <text:p text:style-name="P1">definida</text:p>
          </text:deletion>
        </text:changed-region>
        <text:changed-region text:id="ct320320144">
          <text:insertion>
            <office:change-info>
              <dc:creator>Renato Almeida</dc:creator>
              <dc:date>2010-05-06T19:29:00</dc:date>
            </office:change-info>
          </text:insertion>
        </text:changed-region>
        <text:changed-region text:id="ct319827096">
          <text:deletion>
            <office:change-info>
              <dc:creator>Renato Almeida</dc:creator>
              <dc:date>2010-05-06T19:29:00</dc:date>
            </office:change-info>
            <text:p text:style-name="P1">o genético</text:p>
          </text:deletion>
        </text:changed-region>
        <text:changed-region text:id="ct320320328">
          <text:insertion>
            <office:change-info>
              <dc:creator>Renato Almeida</dc:creator>
              <dc:date>2010-05-06T19:29:00</dc:date>
            </office:change-info>
          </text:insertion>
        </text:changed-region>
        <text:changed-region text:id="ct319698976">
          <text:deletion>
            <office:change-info>
              <dc:creator>Renato Almeida</dc:creator>
              <dc:date>2010-05-06T19:29:00</dc:date>
            </office:change-info>
            <text:p text:style-name="P1">o</text:p>
          </text:deletion>
        </text:changed-region>
        <text:changed-region text:id="ct320325232">
          <text:deletion>
            <office:change-info>
              <dc:creator>Renato Almeida</dc:creator>
              <dc:date>2010-05-06T19:29:00</dc:date>
            </office:change-info>
            <text:p text:style-name="P1">objetivo</text:p>
          </text:deletion>
        </text:changed-region>
        <text:changed-region text:id="ct320326608">
          <text:insertion>
            <office:change-info>
              <dc:creator>Renato Almeida</dc:creator>
              <dc:date>2010-05-06T19:29:00</dc:date>
            </office:change-info>
          </text:insertion>
        </text:changed-region>
        <text:changed-region text:id="ct319874216">
          <text:deletion>
            <office:change-info>
              <dc:creator>Renato Almeida</dc:creator>
              <dc:date>2010-05-06T19:08:00</dc:date>
            </office:change-info>
            <text:p text:style-name="P1">calibragem</text:p>
          </text:deletion>
        </text:changed-region>
        <text:changed-region text:id="ct319874056">
          <text:format-change>
            <office:change-info>
              <dc:creator>Renato Almeida</dc:creator>
              <dc:date>2010-05-06T19:08:00</dc:date>
            </office:change-info>
          </text:format-change>
        </text:changed-region>
        <text:changed-region text:id="ct319873896">
          <text:insertion>
            <office:change-info>
              <dc:creator>Renato Almeida</dc:creator>
              <dc:date>2010-05-06T19:08:00</dc:date>
            </office:change-info>
          </text:insertion>
        </text:changed-region>
        <text:changed-region text:id="ct320321272">
          <text:insertion>
            <office:change-info>
              <dc:creator>Renato Almeida</dc:creator>
              <dc:date>2010-05-06T19:30:00</dc:date>
            </office:change-info>
          </text:insertion>
        </text:changed-region>
        <text:changed-region text:id="ct320326776">
          <text:insertion>
            <office:change-info>
              <dc:creator>Renato Almeida</dc:creator>
              <dc:date>2010-05-06T19:30:00</dc:date>
            </office:change-info>
          </text:insertion>
        </text:changed-region>
        <text:changed-region text:id="ct320327016">
          <text:deletion>
            <office:change-info>
              <dc:creator>Renato Almeida</dc:creator>
              <dc:date>2010-05-06T19:30:00</dc:date>
            </office:change-info>
            <text:p text:style-name="P1"><text:s/>piloto</text:p>
          </text:deletion>
        </text:changed-region>
        <text:changed-region text:id="ct320327216">
          <text:insertion>
            <office:change-info>
              <dc:creator>Renato Almeida</dc:creator>
              <dc:date>2010-05-06T19:31:00</dc:date>
            </office:change-info>
          </text:insertion>
        </text:changed-region>
        <text:changed-region text:id="ct319828920">
          <text:deletion>
            <office:change-info>
              <dc:creator>Renato Almeida</dc:creator>
              <dc:date>2010-05-06T19:31:00</dc:date>
            </office:change-info>
            <text:p text:style-name="P1">as estatísticas</text:p>
          </text:deletion>
        </text:changed-region>
        <text:changed-region text:id="ct319952544">
          <text:deletion>
            <office:change-info>
              <dc:creator>Renato Almeida</dc:creator>
              <dc:date>2010-05-06T19:31:00</dc:date>
            </office:change-info>
            <text:p text:style-name="P1">amostras</text:p>
          </text:deletion>
        </text:changed-region>
        <text:changed-region text:id="ct319952992">
          <text:insertion>
            <office:change-info>
              <dc:creator>Renato Almeida</dc:creator>
              <dc:date>2010-05-06T19:31:00</dc:date>
            </office:change-info>
          </text:insertion>
        </text:changed-region>
        <text:changed-region text:id="ct319947424">
          <text:insertion>
            <office:change-info>
              <dc:creator>Renato Almeida</dc:creator>
              <dc:date>2010-05-06T19:32:00</dc:date>
            </office:change-info>
          </text:insertion>
        </text:changed-region>
        <text:changed-region text:id="ct319828640">
          <text:insertion>
            <office:change-info>
              <dc:creator>Renato Almeida</dc:creator>
              <dc:date>2010-05-06T19:31:00</dc:date>
            </office:change-info>
          </text:insertion>
        </text:changed-region>
        <text:changed-region text:id="ct319947320">
          <text:deletion>
            <office:change-info>
              <dc:creator>Renato Almeida</dc:creator>
              <dc:date>2010-05-06T19:31:00</dc:date>
            </office:change-info>
            <text:p text:style-name="P1">a</text:p>
          </text:deletion>
        </text:changed-region>
        <text:changed-region text:id="ct319836240">
          <text:deletion>
            <office:change-info>
              <dc:creator>Renato Almeida</dc:creator>
              <dc:date>2010-05-06T19:31:00</dc:date>
            </office:change-info>
            <text:p text:style-name="P1">o </text:p>
          </text:deletion>
        </text:changed-region>
        <text:changed-region text:id="ct319955304">
          <text:insertion>
            <office:change-info>
              <dc:creator>Renato Almeida</dc:creator>
              <dc:date>2010-05-06T19:32:00</dc:date>
            </office:change-info>
          </text:insertion>
        </text:changed-region>
        <text:changed-region text:id="ct319953880">
          <text:insertion>
            <office:change-info>
              <dc:creator>Renato Almeida</dc:creator>
              <dc:date>2010-05-06T19:33:00</dc:date>
            </office:change-info>
          </text:insertion>
        </text:changed-region>
        <text:changed-region text:id="ct319955664">
          <text:deletion>
            <office:change-info>
              <dc:creator>Renato Almeida</dc:creator>
              <dc:date>2010-05-06T19:33:00</dc:date>
            </office:change-info>
            <text:p text:style-name="P1">relatvas a</text:p>
          </text:deletion>
        </text:changed-region>
        <text:changed-region text:id="ct319955408">
          <text:deletion>
            <office:change-info>
              <dc:creator>Renato Almeida</dc:creator>
              <dc:date>2010-05-06T19:33:00</dc:date>
            </office:change-info>
            <text:p text:style-name="P2">, mais</text:p>
            <text:p text:style-name="P2">especificamente, quantos por cento acima do mesmo</text:p>
          </text:deletion>
        </text:changed-region>
        <text:changed-region text:id="ct319955560">
          <text:insertion>
            <office:change-info>
              <dc:creator>Renato Almeida</dc:creator>
              <dc:date>2010-05-06T19:34:00</dc:date>
            </office:change-info>
          </text:insertion>
        </text:changed-region>
        <text:changed-region text:id="ct320329544">
          <text:insertion>
            <office:change-info>
              <dc:creator>Renato Almeida</dc:creator>
              <dc:date>2010-05-06T19:35:00</dc:date>
            </office:change-info>
          </text:insertion>
        </text:changed-region>
        <text:changed-region text:id="ct317228136">
          <text:deletion>
            <office:change-info>
              <dc:creator>Renato Almeida</dc:creator>
              <dc:date>2010-05-06T19:35:00</dc:date>
            </office:change-info>
            <text:p text:style-name="P2">tanto para o congestionamento quanto para o tráfego</text:p>
            <text:p text:style-name="P2">retransmitido</text:p>
          </text:deletion>
        </text:changed-region>
        <text:changed-region text:id="ct319705432">
          <text:insertion>
            <office:change-info>
              <dc:creator>Renato Almeida</dc:creator>
              <dc:date>2010-05-06T19:35:00</dc:date>
            </office:change-info>
          </text:insertion>
        </text:changed-region>
        <text:changed-region text:id="ct319768440">
          <text:deletion>
            <office:change-info>
              <dc:creator>Renato Almeida</dc:creator>
              <dc:date>2010-05-06T19:35:00</dc:date>
            </office:change-info>
            <text:p text:style-name="P1">1/2</text:p>
          </text:deletion>
        </text:changed-region>
        <text:changed-region text:id="ct319900032">
          <text:insertion>
            <office:change-info>
              <dc:creator>Renato Almeida</dc:creator>
              <dc:date>2010-05-06T19:35:00</dc:date>
            </office:change-info>
          </text:insertion>
        </text:changed-region>
        <text:changed-region text:id="ct319900464">
          <text:deletion>
            <office:change-info>
              <dc:creator>Renato Almeida</dc:creator>
              <dc:date>2010-05-06T19:36:00</dc:date>
            </office:change-info>
            <text:p text:style-name="P1">piloto</text:p>
          </text:deletion>
        </text:changed-region>
        <text:changed-region text:id="ct319900912">
          <text:insertion>
            <office:change-info>
              <dc:creator>Renato Almeida</dc:creator>
              <dc:date>2010-05-06T19:36:00</dc:date>
            </office:change-info>
          </text:insertion>
        </text:changed-region>
        <text:changed-region text:id="ct319603288">
          <text:insertion>
            <office:change-info>
              <dc:creator>Renato Almeida</dc:creator>
              <dc:date>2010-05-06T19:36:00</dc:date>
            </office:change-info>
          </text:insertion>
        </text:changed-region>
        <text:changed-region text:id="ct319904320">
          <text:deletion>
            <office:change-info>
              <dc:creator>Renato Almeida</dc:creator>
              <dc:date>2010-05-06T19:36:00</dc:date>
            </office:change-info>
            <text:p text:style-name="P1">promissor</text:p>
          </text:deletion>
        </text:changed-region>
        <text:changed-region text:id="ct319903368">
          <text:insertion>
            <office:change-info>
              <dc:creator>Renato Almeida</dc:creator>
              <dc:date>2010-05-06T19:36:00</dc:date>
            </office:change-info>
          </text:insertion>
        </text:changed-region>
        <text:changed-region text:id="ct319901016">
          <text:insertion>
            <office:change-info>
              <dc:creator>Renato Almeida</dc:creator>
              <dc:date>2010-05-06T19:37:00</dc:date>
            </office:change-info>
          </text:insertion>
        </text:changed-region>
        <text:changed-region text:id="ct320298176">
          <text:deletion>
            <office:change-info>
              <dc:creator>Renato Almeida</dc:creator>
              <dc:date>2010-05-06T19:37:00</dc:date>
            </office:change-info>
            <text:p text:style-name="P1">,</text:p>
          </text:deletion>
        </text:changed-region>
        <text:changed-region text:id="ct319848736">
          <text:deletion>
            <office:change-info>
              <dc:creator>Renato Almeida</dc:creator>
              <dc:date>2010-05-06T19:37:00</dc:date>
            </office:change-info>
            <text:p text:style-name="P1">\textit{solver}</text:p>
          </text:deletion>
        </text:changed-region>
        <text:changed-region text:id="ct319907544">
          <text:insertion>
            <office:change-info>
              <dc:creator>Renato Almeida</dc:creator>
              <dc:date>2010-05-06T19:37:00</dc:date>
            </office:change-info>
          </text:insertion>
        </text:changed-region>
        <text:changed-region text:id="ct319907440">
          <text:deletion>
            <office:change-info>
              <dc:creator>Renato Almeida</dc:creator>
              <dc:date>2010-05-06T19:38:00</dc:date>
            </office:change-info>
            <text:p text:style-name="P1">\textit{solver}</text:p>
          </text:deletion>
        </text:changed-region>
        <text:changed-region text:id="ct319903560">
          <text:insertion>
            <office:change-info>
              <dc:creator>Renato Almeida</dc:creator>
              <dc:date>2010-05-06T19:38:00</dc:date>
            </office:change-info>
          </text:insertion>
        </text:changed-region>
        <text:changed-region text:id="ct319988040">
          <text:deletion>
            <office:change-info>
              <dc:creator>Renato Almeida</dc:creator>
              <dc:date>2010-05-06T19:38:00</dc:date>
            </office:change-info>
            <text:p text:style-name="P1">o \textit{solver} não encontrar</text:p>
          </text:deletion>
        </text:changed-region>
        <text:changed-region text:id="ct320034264">
          <text:insertion>
            <office:change-info>
              <dc:creator>Renato Almeida</dc:creator>
              <dc:date>2010-05-06T19:38:00</dc:date>
            </office:change-info>
          </text:insertion>
        </text:changed-region>
        <text:changed-region text:id="ct319844232">
          <text:deletion>
            <office:change-info>
              <dc:creator>Renato Almeida</dc:creator>
              <dc:date>2010-05-06T19:38:00</dc:date>
            </office:change-info>
            <text:p text:style-name="P1">então ele</text:p>
          </text:deletion>
        </text:changed-region>
        <text:changed-region text:id="ct319907872">
          <text:insertion>
            <office:change-info>
              <dc:creator>Renato Almeida</dc:creator>
              <dc:date>2010-05-06T19:38:00</dc:date>
            </office:change-info>
          </text:insertion>
        </text:changed-region>
        <text:changed-region text:id="ct319947528">
          <text:deletion>
            <office:change-info>
              <dc:creator>Renato Almeida</dc:creator>
              <dc:date>2010-05-06T19:38:00</dc:date>
            </office:change-info>
            <text:p text:style-name="P1">folgar</text:p>
          </text:deletion>
        </text:changed-region>
        <text:changed-region text:id="ct319986880">
          <text:insertion>
            <office:change-info>
              <dc:creator>Renato Almeida</dc:creator>
              <dc:date>2010-05-06T19:38:00</dc:date>
            </office:change-info>
          </text:insertion>
        </text:changed-region>
        <text:changed-region text:id="ct320154552">
          <text:deletion>
            <office:change-info>
              <dc:creator>Renato Almeida</dc:creator>
              <dc:date>2010-05-06T19:39:00</dc:date>
            </office:change-info>
            <text:p text:style-name="P1">\textit{solver}</text:p>
          </text:deletion>
        </text:changed-region>
        <text:changed-region text:id="ct319760224">
          <text:insertion>
            <office:change-info>
              <dc:creator>Renato Almeida</dc:creator>
              <dc:date>2010-05-06T19:39:00</dc:date>
            </office:change-info>
          </text:insertion>
        </text:changed-region>
        <text:changed-region text:id="ct320064624">
          <text:insertion>
            <office:change-info>
              <dc:creator>Renato Almeida</dc:creator>
              <dc:date>2010-05-06T19:39:00</dc:date>
            </office:change-info>
          </text:insertion>
        </text:changed-region>
        <text:changed-region text:id="ct319903920">
          <text:deletion>
            <office:change-info>
              <dc:creator>Renato Almeida</dc:creator>
              <dc:date>2010-05-06T19:39:00</dc:date>
            </office:change-info>
            <text:p text:style-name="P1"><text:s/>das restrições</text:p>
          </text:deletion>
        </text:changed-region>
        <text:changed-region text:id="ct319972056">
          <text:deletion>
            <office:change-info>
              <dc:creator>Renato Almeida</dc:creator>
              <dc:date>2010-05-06T19:39:00</dc:date>
            </office:change-info>
            <text:p text:style-name="P1">\textit{solver}</text:p>
          </text:deletion>
        </text:changed-region>
        <text:changed-region text:id="ct319849568">
          <text:insertion>
            <office:change-info>
              <dc:creator>Renato Almeida</dc:creator>
              <dc:date>2010-05-06T19:39:00</dc:date>
            </office:change-info>
          </text:insertion>
        </text:changed-region>
        <text:changed-region text:id="ct319872376">
          <text:deletion>
            <office:change-info>
              <dc:creator>Renato Almeida</dc:creator>
              <dc:date>2010-05-06T19:40:00</dc:date>
            </office:change-info>
            <text:p text:style-name="P1">\textit{solver}</text:p>
          </text:deletion>
        </text:changed-region>
        <text:changed-region text:id="ct319872480">
          <text:insertion>
            <office:change-info>
              <dc:creator>Renato Almeida</dc:creator>
              <dc:date>2010-05-06T19:40:00</dc:date>
            </office:change-info>
          </text:insertion>
        </text:changed-region>
        <text:changed-region text:id="ct319898368">
          <text:insertion>
            <office:change-info>
              <dc:creator>Renato Almeida</dc:creator>
              <dc:date>2010-05-06T19:40:00</dc:date>
            </office:change-info>
          </text:insertion>
        </text:changed-region>
        <text:changed-region text:id="ct319841072">
          <text:deletion>
            <office:change-info>
              <dc:creator>Renato Almeida</dc:creator>
              <dc:date>2010-05-06T19:40:00</dc:date>
            </office:change-info>
            <text:p text:style-name="P1">. Não sendo necessário perseguir otimalidade neste ponto.</text:p>
          </text:deletion>
        </text:changed-region>
        <text:changed-region text:id="ct319641336">
          <text:deletion>
            <office:change-info>
              <dc:creator>Renato Almeida</dc:creator>
              <dc:date>2010-05-06T19:40:00</dc:date>
            </office:change-info>
            <text:p text:style-name="P1"><text:s/>\textit{solver}</text:p>
          </text:deletion>
        </text:changed-region>
        <text:changed-region text:id="ct315514680">
          <text:insertion>
            <office:change-info>
              <dc:creator>Renato Almeida</dc:creator>
              <dc:date>2010-05-06T19:40:00</dc:date>
            </office:change-info>
          </text:insertion>
        </text:changed-region>
        <text:changed-region text:id="ct320065328">
          <text:insertion>
            <office:change-info>
              <dc:creator>Renato Almeida</dc:creator>
              <dc:date>2010-05-06T19:41:00</dc:date>
            </office:change-info>
          </text:insertion>
        </text:changed-region>
        <text:changed-region text:id="ct319849352">
          <text:insertion>
            <office:change-info>
              <dc:creator>Renato Almeida</dc:creator>
              <dc:date>2010-05-06T19:41:00</dc:date>
            </office:change-info>
          </text:insertion>
        </text:changed-region>
        <text:changed-region text:id="ct319641232">
          <text:insertion>
            <office:change-info>
              <dc:creator>Renato Almeida</dc:creator>
              <dc:date>2010-05-06T19:41:00</dc:date>
            </office:change-info>
          </text:insertion>
        </text:changed-region>
        <text:changed-region text:id="ct320035208">
          <text:deletion>
            <office:change-info>
              <dc:creator>Renato Almeida</dc:creator>
              <dc:date>2010-05-06T19:41:00</dc:date>
            </office:change-info>
            <text:p text:style-name="P1">Então relaxamos</text:p>
          </text:deletion>
        </text:changed-region>
        <text:changed-region text:id="ct320232616">
          <text:insertion>
            <office:change-info>
              <dc:creator>Renato Almeida</dc:creator>
              <dc:date>2010-05-06T19:41:00</dc:date>
            </office:change-info>
          </text:insertion>
        </text:changed-region>
        <text:changed-region text:id="ct319833928">
          <text:insertion>
            <office:change-info>
              <dc:creator>Renato Almeida</dc:creator>
              <dc:date>2010-05-06T19:41:00</dc:date>
            </office:change-info>
          </text:insertion>
        </text:changed-region>
        <text:changed-region text:id="ct319852160">
          <text:insertion>
            <office:change-info>
              <dc:creator>Renato Almeida</dc:creator>
              <dc:date>2010-05-06T19:42:00</dc:date>
            </office:change-info>
          </text:insertion>
        </text:changed-region>
        <text:changed-region text:id="ct319851808">
          <text:insertion>
            <office:change-info>
              <dc:creator>Renato Almeida</dc:creator>
              <dc:date>2010-05-06T19:42:00</dc:date>
            </office:change-info>
          </text:insertion>
        </text:changed-region>
        <text:changed-region text:id="ct320028088">
          <text:deletion>
            <office:change-info>
              <dc:creator>Renato Almeida</dc:creator>
              <dc:date>2010-05-06T19:42:00</dc:date>
            </office:change-info>
            <text:p text:style-name="P1">1/2</text:p>
          </text:deletion>
        </text:changed-region>
        <text:changed-region text:id="ct320028368">
          <text:insertion>
            <office:change-info>
              <dc:creator>Renato Almeida</dc:creator>
              <dc:date>2010-05-06T19:42:00</dc:date>
            </office:change-info>
          </text:insertion>
        </text:changed-region>
        <text:changed-region text:id="ct319748296">
          <text:insertion>
            <office:change-info>
              <dc:creator>Renato Almeida</dc:creator>
              <dc:date>2010-05-06T19:42:00</dc:date>
            </office:change-info>
          </text:insertion>
        </text:changed-region>
        <text:changed-region text:id="ct320030640">
          <text:insertion>
            <office:change-info>
              <dc:creator>Renato Almeida</dc:creator>
              <dc:date>2010-05-06T19:42:00</dc:date>
            </office:change-info>
          </text:insertion>
        </text:changed-region>
        <text:changed-region text:id="ct319840192">
          <text:deletion>
            <office:change-info>
              <dc:creator>Renato Almeida</dc:creator>
              <dc:date>2010-05-06T19:42:00</dc:date>
            </office:change-info>
            <text:p text:style-name="P2">Como</text:p>
            <text:p text:style-name="P2">pode-se notar</text:p>
          </text:deletion>
        </text:changed-region>
        <text:changed-region text:id="ct319989952">
          <text:insertion>
            <office:change-info>
              <dc:creator>Renato Almeida</dc:creator>
              <dc:date>2010-05-06T19:42:00</dc:date>
            </office:change-info>
          </text:insertion>
        </text:changed-region>
        <text:changed-region text:id="ct320231528">
          <text:insertion>
            <office:change-info>
              <dc:creator>Renato Almeida</dc:creator>
              <dc:date>2010-05-06T19:42:00</dc:date>
            </office:change-info>
          </text:insertion>
        </text:changed-region>
        <text:changed-region text:id="ct319953320">
          <text:deletion>
            <office:change-info>
              <dc:creator>Renato Almeida</dc:creator>
              <dc:date>2010-05-06T19:43:00</dc:date>
            </office:change-info>
            <text:p text:style-name="P1">folgar</text:p>
          </text:deletion>
        </text:changed-region>
        <text:changed-region text:id="ct320030456">
          <text:insertion>
            <office:change-info>
              <dc:creator>Renato Almeida</dc:creator>
              <dc:date>2010-05-06T19:43:00</dc:date>
            </office:change-info>
          </text:insertion>
        </text:changed-region>
        <text:changed-region text:id="ct312570688">
          <text:deletion>
            <office:change-info>
              <dc:creator>Renato Almeida</dc:creator>
              <dc:date>2010-05-06T19:43:00</dc:date>
            </office:change-info>
            <text:p text:style-name="P2">de tráfego e</text:p>
            <text:p text:style-name="P2">congestionamento</text:p>
          </text:deletion>
        </text:changed-region>
        <text:changed-region text:id="ct320035584">
          <text:insertion>
            <office:change-info>
              <dc:creator>Renato Almeida</dc:creator>
              <dc:date>2010-05-06T19:43:00</dc:date>
            </office:change-info>
          </text:insertion>
        </text:changed-region>
        <text:changed-region text:id="ct320035688">
          <text:insertion>
            <office:change-info>
              <dc:creator>Renato Almeida</dc:creator>
              <dc:date>2010-05-06T19:43:00</dc:date>
            </office:change-info>
          </text:insertion>
        </text:changed-region>
        <text:changed-region text:id="ct319975224">
          <text:deletion>
            <office:change-info>
              <dc:creator>Renato Almeida</dc:creator>
              <dc:date>2010-05-06T19:44:00</dc:date>
            </office:change-info>
            <text:p text:style-name="P1">uma rede </text:p>
          </text:deletion>
        </text:changed-region>
        <text:changed-region text:id="ct319991080">
          <text:deletion>
            <office:change-info>
              <dc:creator>Renato Almeida</dc:creator>
              <dc:date>2010-05-06T19:43:00</dc:date>
            </office:change-info>
            <text:p text:style-name="P1">em hierarquia</text:p>
          </text:deletion>
        </text:changed-region>
        <text:changed-region text:id="ct319850928">
          <text:deletion>
            <office:change-info>
              <dc:creator>Renato Almeida</dc:creator>
              <dc:date>2010-05-06T19:45:00</dc:date>
            </office:change-info>
            <text:p text:style-name="P1">boas </text:p>
          </text:deletion>
        </text:changed-region>
        <text:changed-region text:id="ct320039736">
          <text:insertion>
            <office:change-info>
              <dc:creator>Renato Almeida</dc:creator>
              <dc:date>2010-05-06T19:45:00</dc:date>
            </office:change-info>
          </text:insertion>
        </text:changed-region>
        <text:changed-region text:id="ct320039904">
          <text:deletion>
            <office:change-info>
              <dc:creator>Renato Almeida</dc:creator>
              <dc:date>2010-05-06T19:45:00</dc:date>
            </office:change-info>
            <text:p text:style-name="P2">O método</text:p>
            <text:p text:style-name="P2">iterativo utilizado </text:p>
          </text:deletion>
        </text:changed-region>
        <text:changed-region text:id="ct319978744">
          <text:deletion>
            <office:change-info>
              <dc:creator>Renato Almeida</dc:creator>
              <dc:date>2010-05-06T19:44:00</dc:date>
            </office:change-info>
            <text:p text:style-name="P1">na resolução</text:p>
          </text:deletion>
        </text:changed-region>
        <text:changed-region text:id="ct319984552">
          <text:deletion>
            <office:change-info>
              <dc:creator>Renato Almeida</dc:creator>
              <dc:date>2010-05-06T19:45:00</dc:date>
            </office:change-info>
            <text:p text:style-name="P1"><text:s/>das sub-redes permitiu a economia na quantidade de comprimentos de onda empregados.</text:p>
          </text:deletion>
        </text:changed-region>
        <text:changed-region text:id="ct319850824">
          <text:insertion>
            <office:change-info>
              <dc:creator>Renato Almeida</dc:creator>
              <dc:date>2010-05-06T19:46:00</dc:date>
            </office:change-info>
          </text:insertion>
        </text:changed-region>
        <text:changed-region text:id="ct320029816">
          <text:deletion>
            <office:change-info>
              <dc:creator>Renato Almeida</dc:creator>
              <dc:date>2010-05-06T19:46:00</dc:date>
            </office:change-info>
            <text:p text:style-name="P1">. Isso fica claro </text:p>
          </text:deletion>
        </text:changed-region>
        <text:changed-region text:id="ct319984656">
          <text:insertion>
            <office:change-info>
              <dc:creator>Renato Almeida</dc:creator>
              <dc:date>2010-05-06T19:46:00</dc:date>
            </office:change-info>
          </text:insertion>
        </text:changed-region>
        <text:changed-region text:id="ct319859432">
          <text:insertion>
            <office:change-info>
              <dc:creator>Renato Almeida</dc:creator>
              <dc:date>2010-05-06T19:46:00</dc:date>
            </office:change-info>
          </text:insertion>
        </text:changed-region>
        <text:changed-region text:id="ct317001136">
          <text:insertion>
            <office:change-info>
              <dc:creator>Renato Almeida</dc:creator>
              <dc:date>2010-05-06T19:46:00</dc:date>
            </office:change-info>
          </text:insertion>
        </text:changed-region>
        <text:changed-region text:id="ct319860792">
          <text:deletion>
            <office:change-info>
              <dc:creator>Renato Almeida</dc:creator>
              <dc:date>2010-05-06T19:47:00</dc:date>
            </office:change-info>
            <text:p text:style-name="P1">a resolução</text:p>
          </text:deletion>
        </text:changed-region>
        <text:changed-region text:id="ct319863184">
          <text:insertion>
            <office:change-info>
              <dc:creator>Renato Almeida</dc:creator>
              <dc:date>2010-05-06T19:47:00</dc:date>
            </office:change-info>
          </text:insertion>
        </text:changed-region>
        <text:changed-region text:id="ct319860688">
          <text:insertion>
            <office:change-info>
              <dc:creator>Renato Almeida</dc:creator>
              <dc:date>2010-05-06T19:47:00</dc:date>
            </office:change-info>
          </text:insertion>
        </text:changed-region>
        <text:changed-region text:id="ct320130512">
          <text:deletion>
            <office:change-info>
              <dc:creator>Renato Almeida</dc:creator>
              <dc:date>2010-05-06T19:47:00</dc:date>
            </office:change-info>
            <text:p text:style-name="P2">para isso deveria-se eliminar a etapa inicial com o algoritmo</text:p>
            <text:p text:style-name="P2">genético, outra alternativa seriam</text:p>
          </text:deletion>
        </text:changed-region>
        <text:changed-region text:id="ct320130808">
          <text:insertion>
            <office:change-info>
              <dc:creator>Renato Almeida</dc:creator>
              <dc:date>2010-05-06T19:47:00</dc:date>
            </office:change-info>
          </text:insertion>
        </text:changed-region>
        <text:changed-region text:id="ct320129224">
          <text:insertion>
            <office:change-info>
              <dc:creator>Renato Almeida</dc:creator>
              <dc:date>2010-05-06T19:48:00</dc:date>
            </office:change-info>
          </text:insertion>
        </text:changed-region>
        <text:changed-region text:id="ct319864360">
          <text:deletion>
            <office:change-info>
              <dc:creator>Renato Almeida</dc:creator>
              <dc:date>2010-05-06T19:48:00</dc:date>
            </office:change-info>
            <text:p text:style-name="P1"><text:s/></text:p>
          </text:deletion>
        </text:changed-region>
        <text:changed-region text:id="ct320128984">
          <text:insertion>
            <office:change-info>
              <dc:creator>Renato Almeida</dc:creator>
              <dc:date>2010-05-06T19:48:00</dc:date>
            </office:change-info>
          </text:insertion>
        </text:changed-region>
        <text:changed-region text:id="ct319864736">
          <text:deletion>
            <office:change-info>
              <dc:creator>Renato Almeida</dc:creator>
              <dc:date>2010-05-06T19:48:00</dc:date>
            </office:change-info>
            <text:p text:style-name="P1">tratando</text:p>
          </text:deletion>
        </text:changed-region>
        <text:changed-region text:id="ct319864632">
          <text:insertion>
            <office:change-info>
              <dc:creator>Renato Almeida</dc:creator>
              <dc:date>2010-05-06T19:4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\documentclass[conference]{IEEEtran}</text:p>
      <text:p text:style-name="P2"/>
      <text:p text:style-name="P2"/>
      <text:p text:style-name="P2">\usepackage[latin1]{inputenc}</text:p>
      <text:p text:style-name="P2">%\usepackage{abnt-alf}</text:p>
      <text:p text:style-name="P2">\usepackage[dvips]{graphicx}</text:p>
      <text:p text:style-name="P2">\usepackage[brazil]{babel}</text:p>
      <text:p text:style-name="P2">\usepackage{srcltx}</text:p>
      <text:p text:style-name="P2"/>
      <text:p text:style-name="P2">\input{prova.tex}</text:p>
      <text:p text:style-name="P2"/>
      <text:p text:style-name="P2">%</text:p>
      <text:p text:style-name="P2">%\usepackage{cite}</text:p>
      <text:p text:style-name="P2">\begin{document}</text:p>
      <text:p text:style-name="P2">%</text:p>
      <text:p text:style-name="P2">% paper title</text:p>
      <text:p text:style-name="P2">%</text:p>
      <text:p text:style-name="P2">\title{Projeto Completo de Redes Ópticas em Hierarquia}</text:p>
      <text:p text:style-name="P2">%</text:p>
      <text:p text:style-name="P2">% author names and affiliations</text:p>
      <text:p text:style-name="P2">%</text:p>
      <text:p text:style-name="P2">\author{\IEEEauthorblockN{$^{1}$Marcelo O. Lima, $^{1}$Fabio O. Lima, $^{1}$Marcelo E. V. Segatto, $^{1}$Elias S. Oliveira e $^{2}$Renato T. R. Almeida}</text:p>
      <text:p text:style-name="P2">\IEEEauthorblockA{Laborat\'orio de Telecomunica\c{c}\~oes, $^{1}$Universidade Federal do Esp\'irito Santo, </text:p>
      <text:p text:style-name="P2">$^{2}$Instituto Federal do Espírito Santo\\</text:p>
      <text:p text:style-name="P2">e-mail: marcelo.olima@gmail.com}</text:p>
      <text:p text:style-name="P2">}</text:p>
      <text:p text:style-name="P2"/>
      <text:p text:style-name="P2"/>
      <text:p text:style-name="P2">%</text:p>
      <text:p text:style-name="P2">% make the title area</text:p>
      <text:p text:style-name="P2">%</text:p>
      <text:p text:style-name="P2">\maketitle</text:p>
      <text:p text:style-name="P2"/>
      <text:p text:style-name="P2"><text:soft-page-break/>%</text:p>
      <text:p text:style-name="P2">\begin{abstract}</text:p>
      <text:p text:style-name="P2">Este artigo apresenta um<text:change-start text:change-id="ct318434704"/>a metodologia<text:change-end text:change-id="ct318434704"/> <text:change text:change-id="ct318763488"/>para o projeto <text:change-start text:change-id="ct318580744"/>físico e lóg<text:change-end text:change-id="ct318580744"/><text:change-start text:change-id="ct318581232"/>ico <text:change-end text:change-id="ct318581232"/>de redes ópticas de comunicação com topologia<text:change-start text:change-id="ct319092792"/>s<text:change-end text:change-id="ct319092792"/> <text:change text:change-id="ct213148496"/><text:change-start text:change-id="ct213100168"/>hierárquica<text:change-end text:change-id="ct213100168"/><text:change-start text:change-id="ct213129032"/>s.<text:change-end text:change-id="ct213129032"/><text:change text:change-id="ct213128872"/> <text:change-start text:change-id="ct318699864"/>São resolvidos os problemas clássicos de projeto de topologia lógica e fí<text:change-end text:change-id="ct318699864"/><text:change-start text:change-id="ct316334072"/>sica e de roteamento e designação de comprimentos de onda, em função da localização geográfica dos nós da rede e do roteamento de demandas de tráfego entre os mesmos. <text:change-end text:change-id="ct316334072"/><text:change text:change-id="ct315631832"/><text:change-start text:change-id="ct312615760"/><text:s/>A metodologia proposta consiste em uma <text:change-end text:change-id="ct312615760"/><text:change-start text:change-id="ct312614544"/>abordagem híbrida em três etapas, que integram uma meta-heurística, procedimentos de inferência estatística e um modelo de programação linear inteira-mista<text:change-end text:change-id="ct312614544"/><text:change-start text:change-id="ct319093352"/>,<text:change-end text:change-id="ct319093352"/><text:change text:change-id="ct312552888"/>. <text:change text:change-id="ct316946648"/><text:change-start text:change-id="ct315630248"/>Na<text:change-end text:change-id="ct315630248"/> primeira um algoritmo genético faz o agrupamento dos</text:p>
      <text:p text:style-name="P2">nós em sub-redes,<text:change-start text:change-id="ct316945960"/> defi<text:change-end text:change-id="ct316945960"/><text:change-start text:change-id="ct316938328"/>nindo a estrutura hierárquica da solução para o projeto da rede óptica. <text:change-end text:change-id="ct316938328"/><text:change text:change-id="ct316938432"/><text:change-start text:change-id="ct316906152"/>E<text:change-end text:change-id="ct316906152"/>m seguida, um procedimento estatístico gera estimativas para parâmetros de interesse que serão fornecidos como exigência de qualidade para a</text:p>
      <text:p text:style-name="P2">solução do projeto<text:change-start text:change-id="ct316906680"/>, colocados como limitantes para variáveis do modelo de <text:change-end text:change-id="ct316906680"/><text:change-start text:change-id="ct316906888"/>programação matemática, resolvido na última etapa<text:change-end text:change-id="ct316906888"/>. <text:change text:change-id="ct316912520"/></text:p>
      <text:p text:style-name="P2">São apresentados resultados de experimentos com o objetivo de validar a eficiência desta formulação com relação à qualidade das soluções e viabilidade quanto ao</text:p>
      <text:p text:style-name="P2">desempenho computacional<text:change text:change-id="ct316918424"/><text:change-start text:change-id="ct316913816"/>, tendo como base de comparação limites inferiores teóricos para as métricas de otimização selecionadas e <text:s/>resultados de outras heurísticas e modelos de estudos de caso previamente publicados<text:change-end text:change-id="ct316913816"/>.</text:p>
      <text:p text:style-name="P2"/>
      <text:p text:style-name="P2">Palavras Chave: <text:change text:change-id="ct319126304"/><text:change-start text:change-id="ct316749376"/>R<text:change-end text:change-id="ct316749376"/>edes ópticas, Otimização combinatória, <text:change text:change-id="ct316727912"/>, <text:change text:change-id="ct316828952"/><text:change-start text:change-id="ct316730304"/>Algoritmos genéticos<text:change-end text:change-id="ct316730304"/>.</text:p>
      <text:p text:style-name="P2">\end{abstract}</text:p>
      <text:p text:style-name="P2"/>
      <text:p text:style-name="P2">\section{Introdução}</text:p>
      <text:p text:style-name="P2"><text:soft-page-break/>\label{intro}</text:p>
      <text:p text:style-name="P2"/>
      <text:p text:style-name="P2">O <text:change text:change-id="ct316718952"/><text:change-start text:change-id="ct319129480"/>desenvolvimento de metodologi<text:change-end text:change-id="ct319129480"/><text:change-start text:change-id="ct316852472"/>as de projeto de<text:change-end text:change-id="ct316852472"/> redes ópticas de comunicações se intensificou <text:s/>após o <text:change text:change-id="ct147116216"/><text:change-start text:change-id="ct147109960"/>advento <text:change-end text:change-id="ct147109960"/>da tecnologia de multiplexação por comprimento de onda (WDM - {\it</text:p>
      <text:p text:style-name="P2">Wavelength Division Multiplexing}). Além de possibilitar a <text:change-start text:change-id="ct316874632"/>implementação de vári<text:change-end text:change-id="ct316874632"/><text:change-start text:change-id="ct147115136"/>os canais de comunicação na mesma fibra óptica<text:change-end text:change-id="ct147115136"/><text:change text:change-id="ct319107112"/> em diferentes comprimentos de onda, esta tecnologia</text:p>
      <text:p text:style-name="P2">permite a implementação de redes com roteamento de tráfego por comprimentos de onda (WRON - {\it Wavelength Routed Optical Networks}). As vantagens desse tipo</text:p>
      <text:p text:style-name="P2">de rede decorrem de sua infra-estrutura flexível, com elevada capacidade e confiabilidade na transmissão de dados.</text:p>
      <text:p text:style-name="P2"/>
      <text:p text:style-name="P2">No projeto de WRON<text:change-start text:change-id="ct319108672"/>,<text:change-end text:change-id="ct319108672"/> técnicas de otimização são largamente empregadas e as soluções propostas fazem uso de métodos exatos e heurísticas, separadamente ou em</text:p>
      <text:p text:style-name="P2">conjunto<text:change-start text:change-id="ct319108776"/>, na forma de métodos híbridos<text:change-end text:change-id="ct319108776"/>. Na literatura, o projeto completo de WRON é dividido em dois sub-problemas \cite{mukherjee}, que são denominados: VTD (\textit{Virtual Topology</text:p>
      <text:p text:style-name="P2">Design}) e RWA (\textit{Routing and Wavelength Assignment}).<text:change-start text:change-id="ct147103824"/> Este divisão em sub-problemas é colocada como necessária <text:change-end text:change-id="ct147103824"/><text:change-start text:change-id="ct147107312"/>para que se possa lidar com a extrema complexidade computacional dos problemas gerados por formulações de programação matemática que pretendam abordar o projeto completo de WRON.<text:change-end text:change-id="ct147107312"/> No entanto, em \cite{sbpo09, dissertFabio} foi apresentada uma modelagem para o projeto <text:change-start text:change-id="ct147077704"/>completo de WRON<text:change-end text:change-id="ct147077704"/><text:change text:change-id="ct147081408"/>, denominada TWA (\textit{Traffic over Wavelength Assignment}), capaz de tratar desde a escolha da topologia física da rede até a definição da</text:p>
      <text:p text:style-name="P2">topologia virtual, incluindo a distribuição de tráfego, a definição das rotas físicas e a <text:change-start text:change-id="ct147077808"/>designação e o roteamento<text:change-end text:change-id="ct147077808"/><text:change text:change-id="ct316886112"/> de comprimentos de onda. Este modelo possui um reduzido</text:p>
      <text:p text:style-name="P2">número de variáveis e restrições, se comparado a modelos que resolvem apenas o RWA \cite{Jaumard04} e guarda semelhanças com modelos conhecidos</text:p>
      <text:p text:style-name="P2">\cite{ram02, Tornatore07}.</text:p>
      <text:p text:style-name="P2"/>
      <text:p text:style-name="P2"><text:change-start text:change-id="ct316885864"/>As metodologias de projeto <text:change-end text:change-id="ct316885864"/><text:change text:change-id="ct316725040"/><text:s/><text:change-start text:change-id="ct316717728"/>de <text:change-end text:change-id="ct316717728"/>WRON mais estudad<text:change-start text:change-id="ct316720848"/>as<text:change-end text:change-id="ct316720848"/><text:change text:change-id="ct316712096"/> na literatura <text:change-start text:change-id="ct316712472"/>consideram topologias em malha para a<text:soft-page-break/>s redes ópticas<text:change-end text:change-id="ct316712472"/><text:change text:change-id="ct316716040"/>. No entanto, existem trabalhos que exploram redes com <text:change-start text:change-id="ct316715568"/>topologias hierárquicas<text:change-end text:change-id="ct316715568"/><text:change text:change-id="ct316716648"/>, mais precisamente<text:change-start text:change-id="ct319407800"/> as implementadas na forma de<text:change-end text:change-id="ct319407800"/> anéis <text:change text:change-id="ct319395648"/><text:change-start text:change-id="ct319395880"/>hierárquicos<text:change-end text:change-id="ct319395880"/> \cite{fonseka, spie06, conftele07}. Contudo, até onde possuímos conhecimento, <text:change-start text:change-id="ct316716192"/>o projeto de topologias <text:change-end text:change-id="ct316716192"/><text:change-start text:change-id="ct319144056"/>hierárquicas em malha ainda não foi explorado, sendo esta a principal contribuição deste trabalho. <text:change-end text:change-id="ct319144056"/><text:change text:change-id="ct319144264"/>. <text:change-start text:change-id="ct319145280"/>A metodologia de projeto de WRON<text:change-end text:change-id="ct319145280"/><text:change-start text:change-id="ct318745720"/> proposta considera <text:change-end text:change-id="ct318745720"/><text:change text:change-id="ct319360400"/><text:change-start text:change-id="ct319360296"/>que<text:change-end text:change-id="ct319360296"/></text:p>
      <text:p text:style-name="P2">existe uma sub-rede na hierarquia superior que será chamada de \textit{backbone}, cujos nós pertencem cada um a uma sub-rede de hierarquia inferior, chamada</text:p>
      <text:p text:style-name="P2">\textit{cluster}.<text:change-start text:change-id="ct319360504"/> <text:change-end text:change-id="ct319360504"/></text:p>
      <text:p text:style-name="P2"/>
      <text:p text:style-name="P2">O objetivo principal d<text:change-start text:change-id="ct319144160"/>a metodologia proposta neste trabalho é <text:change-end text:change-id="ct319144160"/><text:change text:change-id="ct318750600"/><text:change-start text:change-id="ct318747192"/>viabilizar<text:change-end text:change-id="ct318747192"/> o projeto completo de <text:change-start text:change-id="ct318746096"/>redes com topologias <text:change-end text:change-id="ct318746096"/><text:change text:change-id="ct316710920"/>hierárquicas<text:change-start text:change-id="ct318747512"/> em malha<text:change-end text:change-id="ct318747512"/><text:change-start text:change-id="ct316863096"/>. <text:change-end text:change-id="ct316863096"/><text:change text:change-id="ct319509272"/><text:change-start text:change-id="ct316711024"/>Considera-se como dados de projeto <text:change-end text:change-id="ct316711024"/><text:change text:change-id="ct316866288"/><text:s/><text:change-start text:change-id="ct318745888"/>a <text:change-end text:change-id="ct318745888"/>disposição geográfica <text:change-start text:change-id="ct319509376"/>dos nós da rede <text:change-end text:change-id="ct319509376"/>e <text:change-start text:change-id="ct319514984"/>as demandas <text:change-end text:change-id="ct319514984"/><text:change text:change-id="ct319515136"/><text:s/>de tráfego esperadas<text:change-start text:change-id="ct319510448"/> entre os mesmos<text:change-end text:change-id="ct319510448"/>.</text:p>
      <text:p text:style-name="P2"/>
      <text:p text:style-name="P2">Uma simplificação adotada é que as ligações entre os \textit{clusters} e o \textit{backbone} serão opacas, ou seja, todos os componentes de uma ligação lógica<text:change-start text:change-id="ct319511048"/> transparente<text:change-end text:change-id="ct319511048"/></text:p>
      <text:p text:style-name="P2">estão em um mesmo nível da hierarquia. Deste modo, o \textit{backbone} e os \textit{clusters} podem ser vistos como redes independentes, exceto pelo tráfego que</text:p>
      <text:p text:style-name="P2"><text:change-start text:change-id="ct319513120"/>passa <text:change-end text:change-id="ct319513120"/><text:change text:change-id="ct316871496"/>de um nível hierárquico para <text:change-start text:change-id="ct316869640"/>o <text:change-end text:change-id="ct316869640"/>outro, chamado de tráfego de acesso. Este tráfego pode ser acumulado nos nós de acesso ao \textit{backbone}, de modo que sua</text:p>
      <text:p text:style-name="P2">distribuição e roteamento podem ser feitos paralelamente em cada sub-rede.</text:p>
      <text:p text:style-name="P2"/>
      <text:p text:style-name="P2">Assim, para definir a estrutura hierárquica basta separar os nós da rede em conjuntos, que formarão cada \textit{cluster}, e escolher em cada um qual será</text:p>
      <text:p text:style-name="P2">o nó de acesso ao \textit{backbone}. Por sua vez, este último será formado pelo <text:soft-page-break/>conjunto de nós de acesso, também chamados de super-nós</text:p>
      <text:p text:style-name="P2">\cite{spie06, conftele07}. <text:change text:change-id="ct319049736"/><text:change-start text:change-id="ct319051328"/>Portanto, com a possibilidade de agregar e a<text:change-end text:change-id="ct319051328"/><text:change-start text:change-id="ct213649256"/>tribuir o tráfego de acesso apenas aos super-nós, que passam a ser sua fonte e destino dentro d<text:change-end text:change-id="ct213649256"/><text:change-start text:change-id="ct318743416"/>as sub-redes<text:change-end text:change-id="ct318743416"/>, temos que cada <text:change-start text:change-id="ct318744384"/>uma delas<text:change-end text:change-id="ct318744384"/><text:change text:change-id="ct319115304"/> pode ser projetada separadamente<text:change-start text:change-id="ct319121856"/>. Assim, ao se considerar que os <text:change-end text:change-id="ct319121856"/><text:change-start text:change-id="ct319048784"/>super-nós<text:change-end text:change-id="ct319048784"/><text:change-start text:change-id="ct319048992"/> são opacos, diminui-se o alto custo computacional que seria esperado ao se formular o problema de projeto completo de uma WRON considerando <text:change-end text:change-id="ct319048992"/><text:change-start text:change-id="ct319048888"/>todos os seus nós<text:change-end text:change-id="ct319048888"/><text:change-start text:change-id="ct319112720"/> simultaneamente<text:change-end text:change-id="ct319112720"/>.</text:p>
      <text:p text:style-name="P2"/>
      <text:p text:style-name="P2"><text:change-start text:change-id="ct319428384"/>Outra <text:change-end text:change-id="ct319428384"/><text:change text:change-id="ct319119768"/>estratégia adotada foi definir parâmetros de qualidade satisfatórios para as variáveis de interesse<text:change-start text:change-id="ct319241544"/> da formulação de programação linear inteira-mista utilizada (TWA)<text:change-end text:change-id="ct319241544"/>, de modo que qualquer solução viável encontrada <text:change text:change-id="ct319478544"/><text:s/>já seria suficiente para garantir a qualidade do projeto das sub-redes. As variáveis de interesse em questão são o congestionamento da rede, o total</text:p>
      <text:p text:style-name="P2">do tráfego retransmitido, o custo de instalação da rede física, o número de comprimentos de onda e o número total de transceptores utilizados</text:p>
      <text:p text:style-name="P2">(\cite{ram02, Renato06, Sivarajan01, liu2008}).</text:p>
      <text:p text:style-name="P2"/>
      <text:p text:style-name="P2"/>
      <text:p text:style-name="P2"/>
      <text:p text:style-name="P2">\section{Projeto de Redes em Hierarquia}</text:p>
      <text:p text:style-name="P2">\label{metodo}</text:p>
      <text:p text:style-name="P2"/>
      <text:p text:style-name="P2"/>
      <text:p text:style-name="P2">A metodologia proposta consiste <text:change-start text:change-id="ct319118176"/>em<text:change-end text:change-id="ct319118176"/><text:change text:change-id="ct319164576"/> três etapas<text:change-start text:change-id="ct319164472"/> sequenciais<text:change-end text:change-id="ct319164472"/><text:change text:change-id="ct316738368"/>. Na primeira, são fornecid<text:change-start text:change-id="ct316738472"/>o<text:change-end text:change-id="ct316738472"/><text:change text:change-id="ct319357304"/>s <text:change-start text:change-id="ct316738576"/>como dados <text:change-end text:change-id="ct316738576"/>as matrizes<text:change-start text:change-id="ct316781048"/> <text:change-end text:change-id="ct316781048"/><text:change text:change-id="ct316782072"/><text:s/>de tráfego e<text:change-start text:change-id="ct316781440"/> de<text:change-end text:change-id="ct316781440"/> distâncias<text:change text:change-id="ct316732576"/>. Um algoritmo genético faz a separação dos nós em sub-redes<text:change-start text:change-id="ct316783560"/> <text:change-end text:change-id="ct316783560"/><text:change text:change-id="ct316732776"/><text:change-start text:change-id="ct316734256"/>buscando <text:change-end text:change-id="ct316734256"/><text:change text:change-id="ct316733992"/>minimiza<text:change-start text:change-id="ct316734584"/>r<text:change-end text:change-id="ct316734584"/> o tráfego transferido entre as sub-redes<text:change-start text:change-id="ct316782784"/>,<text:change-end text:change-id="ct316782784"/> <text:change-start text:change-id="ct319192040"/>bem como <text:change-end text:change-id="ct319192040"/><text:change text:change-id="ct316782576"/>a distância entre <text:change-start text:change-id="ct316782680"/>seus<text:change-end text:change-id="ct316782680"/><text:change text:change-id="ct316734864"/> nós, ou seja, <text:change text:change-id="ct319192144"/><text:s/><text:change-start text:change-id="ct316733312"/>a evolução promovida pelo algoritmo genético <text:change-end text:change-id="ct316733312"/>concentra<text:change text:change-id="ct319192248"/> o tráfego no interior das sub-redes<text:change text:change-id="ct319190192"/> e <text:change-start text:change-id="ct319196168"/>as forma com<text:change-end text:change-id="ct319196168"/><text:change text:change-id="ct319198080"/> nós geograficamente próximos.<text:change-start text:change-id="ct319196304"/> Com isto <text:change-end text:change-id="ct319196304"/><text:change-start text:change-id="ct319201104"/>pretende-se otimizar os requisitos de capacidade de processamento eletrônico de tráfego dos super-nós e também o custo de instalação dos enlaces físicos.<text:change-end text:change-id="ct319201104"/></text:p>
      <text:p text:style-name="P2"><text:soft-page-break/></text:p>
      <text:p text:style-name="P2">Na fase intermediária<text:change text:change-id="ct319206216"/> <text:change-start text:change-id="ct319205080"/>são obtidos os limites superiores (\textit{upper bounds} - UB) para o congestionamento e o tráfego retransmitido na rede, por meio de inferência estatística baseada na média e desvio padrão dos resultados das avaliações de amostras de soluções viáveis para o VTD. Estes limites superiores são valores máximos admissíveis para o congestionamento e o tráfego retransmitido, impostos às variáveis do modelo de programação inteira-mista para garantir, com relação a estas métricas, a qualidade da solução a ser obtida na próxima etapa . Além dos UB, para validar os resultados, são também calculados <text:change-end text:change-id="ct319205080"/><text:change-start text:change-id="ct319470888"/>limites inferiores teóricos <text:change-end text:change-id="ct319470888"/><text:change text:change-id="ct319143072"/><text:change text:change-id="ct319205184"/><text:change text:change-id="ct319206320"/><text:s/><text:change-start text:change-id="ct319724840"/>(<text:change-end text:change-id="ct319724840"/>\textit{lower bounds} <text:change-start text:change-id="ct319118280"/>- <text:change-end text:change-id="ct319118280"/><text:change text:change-id="ct319274304"/>LB) <text:change text:change-id="ct319196040"/>para estas métricas. As</text:p>
      <text:p text:style-name="P2">formulações para os LB foram apresentadas por \cite{dissertFabio}, e os UB são calculados a partir da média e do desvio padrão. Por fim, também são calculados</text:p>
      <text:p text:style-name="P2">UB para o custo de instalação físic<text:change-start text:change-id="ct319713744"/>a<text:change-end text:change-id="ct319713744"/><text:change text:change-id="ct319349760"/> de cada sub-rede.</text:p>
      <text:p text:style-name="P2"/>
      <text:p text:style-name="P2">A última etapa consiste na resolução do modelo TWA para <text:change-start text:change-id="ct316487648"/>cada<text:change-end text:change-id="ct316487648"/><text:change text:change-id="ct319264456"/> sub-rede<text:change text:change-id="ct319264352"/><text:change text:change-id="ct319309288"/><text:change-start text:change-id="ct317225208"/>,<text:change-end text:change-id="ct317225208"/> respeitando os \textit{bounds} <text:change-start text:change-id="ct319266320"/>(UB e LB) <text:change-end text:change-id="ct319266320"/>calculados e visando utilizar o menor número possível de</text:p>
      <text:p text:style-name="P2">comprimentos de onda. <text:change-start text:change-id="ct319255760"/>O resultado<text:change-end text:change-id="ct319255760"/><text:change text:change-id="ct316739216"/> desta última fase fornece a solução do projeto, representado pelas topologias física e <text:change-start text:change-id="ct319254856"/>lógica<text:change-end text:change-id="ct319254856"/><text:change text:change-id="ct319257984"/><text:change text:change-id="ct319295632"/>, <text:change-start text:change-id="ct319295496"/>bem como a forma de <text:change-end text:change-id="ct319295496"/>roteamento e alocação dos</text:p>
      <text:p text:style-name="P2">comprimentos de onda, <text:change-start text:change-id="ct319259368"/>em função da<text:change-end text:change-id="ct319259368"/><text:change text:change-id="ct319259576"/> da distribuição d<text:change-start text:change-id="ct319259472"/>as demandas de<text:change-end text:change-id="ct319259472"/><text:change text:change-id="ct319378672"/> tráfego<text:change-start text:change-id="ct319334264"/> esperadas<text:change-end text:change-id="ct319334264"/>. Esses resultados são referentes às sub-redes em separado, porém, quando são agrupados, representam o</text:p>
      <text:p text:style-name="P2">resultado global <text:change-start text:change-id="ct319382184"/>para<text:change-end text:change-id="ct319382184"/><text:change text:change-id="ct319289568"/><text:change-start text:change-id="ct319380392"/> um<text:change-end text:change-id="ct319380392"/>a <text:change-start text:change-id="ct319380288"/>WRON com topologias hierárquicas em malha<text:change-end text:change-id="ct319380288"/><text:change text:change-id="ct319286864"/>.</text:p>
      <text:p text:style-name="P2"/>
      <text:p text:style-name="P2">Como o número de comprimentos de onda multiplica a quantidade de variáveis do TWA, foi utilizada uma estratégia adotada anteriormente em \cite{sbpo09}.<text:change-start text:change-id="ct319452888"/> <text:s/>Nesta estratégia <text:change-end text:change-id="ct319452888"/><text:change text:change-id="ct319319352"/><text:change-start text:change-id="ct319449752"/>t<text:change-end text:change-id="ct319449752"/>enta<text:change-start text:change-id="ct319319816"/>-se<text:change-end text:change-id="ct319319816"/><text:change text:change-id="ct319479816"/></text:p>
      <text:p text:style-name="P2"><text:soft-page-break/>obter soluções com um comprimento de onda apenas e<text:change-start text:change-id="ct319480072"/>, caso não seja possível<text:change-end text:change-id="ct319480072"/><text:change-start text:change-id="ct319480336"/>,<text:change-end text:change-id="ct319480336"/> <text:change text:change-id="ct319480544"/><text:s/>incrementa<text:change-start text:change-id="ct319480440"/>-se<text:change-end text:change-id="ct319480440"/><text:change text:change-id="ct319481184"/> esse número <text:change-start text:change-id="ct319482048"/>até que seja possível encontrar <text:change-end text:change-id="ct319482048"/><text:change text:change-id="ct319483600"/><text:s/>soluções viáveis. Por sua vez, o custo de</text:p>
      <text:p text:style-name="P2">instalação da rede física é controlado garantindo que seja menor, proporcionalmente, que o custo de uma rede real bem conhecida, a NSFNET \cite{ram02}. Estamos</text:p>
      <text:p text:style-name="P2">considerando <text:change-start text:change-id="ct319483248"/>que o <text:change-end text:change-id="ct319483248"/><text:change text:change-id="ct319484280"/>custo de instalação <text:change-start text:change-id="ct319483736"/>física é proporcional <text:change-start text:change-id="ct319487136"/>à<text:change-end text:change-id="ct319487136"/> <text:change-end text:change-id="ct319483736"/><text:change text:change-id="ct319490048"/><text:s/>distância entre os nós da rede, que <text:change-start text:change-id="ct319490152"/>determina<text:change-end text:change-id="ct319490152"/><text:change text:change-id="ct319491984"/> o comprimento dos enlaces de fibra instalad<text:change text:change-id="ct319490256"/><text:change-start text:change-id="ct319494008"/>o<text:change-end text:change-id="ct319494008"/>s entre os mesmos.</text:p>
      <text:p text:style-name="P2"/>
      <text:p text:style-name="P2">No projeto de topologias lógicas, o número de transceptores<text:change text:change-id="ct319496704"/> normalmente define as instâncias do problema \cite{ram96}, pois está relacionado com o</text:p>
      <text:p text:style-name="P2">dimensionamento dos nós da rede. Essa abordagem também foi utilizada<text:change-start text:change-id="ct319502144"/> aqui<text:change-end text:change-id="ct319502144"/>, todavia, na literatura é comum definir o número exato de transceptores que cada</text:p>
      <text:p text:style-name="P2">instância possui \cite{Sivarajan01}. <text:change-start text:change-id="ct319501112"/>Por outro lado, <text:change-end text:change-id="ct319501112"/><text:change text:change-id="ct319495400"/><text:change-start text:change-id="ct319501552"/>n<text:change-end text:change-id="ct319501552"/>este trabalho, <text:change text:change-id="ct319498048"/><text:s/>o número de transceptores<text:change-start text:change-id="ct319497944"/> foi limitado a um valor pré-definido<text:change-end text:change-id="ct319497944"/>, permitindo que o modelo encontre soluções mais econômicas</text:p>
      <text:p text:style-name="P2">para este parâmetro.</text:p>
      <text:p text:style-name="P2"/>
      <text:p text:style-name="P2"/>
      <text:p text:style-name="P2">\subsection{Estrutura Hierárquica}</text:p>
      <text:p text:style-name="P2">\label{sec:fitness}</text:p>
      <text:p text:style-name="P2"/>
      <text:p text:style-name="P2"><text:change-start text:change-id="ct319505832"/>Na metodologia proposta, <text:change-end text:change-id="ct319505832"/><text:change text:change-id="ct319393344"/><text:change-start text:change-id="ct319534752"/>tanto a<text:change-end text:change-id="ct319534752"/> quantidade <text:change-start text:change-id="ct319405256"/>quanto <text:change-end text:change-id="ct319405256"/><text:change text:change-id="ct319405600"/>o tamanho dos \textit{clusters} <text:change-start text:change-id="ct319507768"/>estão sujeitos <text:change-end text:change-id="ct319507768"/><text:change text:change-id="ct319535576"/><text:change-start text:change-id="ct319507664"/>a<text:change-end text:change-id="ct319507664"/> um<text:change-start text:change-id="ct319501656"/> limite in<text:change-end text:change-id="ct319501656"/><text:change-start text:change-id="ct319696400"/>ferior igual a<text:change-end text:change-id="ct319696400"/><text:change text:change-id="ct319534512"/> $M_i$<text:change text:change-id="ct319464896"/>. <text:change text:change-id="ct319535456"/><text:change-start text:change-id="ct319693384"/>O<text:change-end text:change-id="ct319693384"/> algoritmo genético <text:change-start text:change-id="ct319405496"/>foi implementado <text:change-end text:change-id="ct319405496"/>com a biblioteca {\itshape Galib}<text:change-start text:change-id="ct319326256"/>, sendo utilizada a implementação <text:change-end text:change-id="ct319326256"/><text:change text:change-id="ct319403656"/></text:p>
      <text:p text:style-name="P2">\textit{GADemeGA}, que mantém populações paralelas, com probabilidade de migração a cada geração da evolução<text:change-start text:change-id="ct319326360"/> <text:span text:style-name="T2">[CO</text:span><text:change-end text:change-id="ct319326360"/><text:change-start text:change-id="ct319400384"/><text:change-start text:change-id="ct319341088"/><text:span text:style-name="T2">LOCAR REFERENCIA À DOCUMENTAÇÃO DO GALIB]</text:span><text:change-end text:change-id="ct319400384"/><text:change-end text:change-id="ct319341088"/>. Os parâmetros de configuração das funções da<text:change-start text:change-id="ct319558840"/> biblioteca<text:change-end text:change-id="ct319558840"/><text:change text:change-id="ct319558712"/><text:change-start text:change-id="ct319400280"/> <text:change-end text:change-id="ct319400280"/>\textit{Galib} foram mantidos em seus valores padrão e demostraram desempenho satisfatório.</text:p>
      <text:p text:style-name="P2"><text:soft-page-break/></text:p>
      <text:p text:style-name="P2">Além da codificação do cromossomo e da escolha das funções da \textit{Galib} a serem utilizadas, o algoritmo genético se completa com a definição da sua</text:p>
      <text:p text:style-name="P2">função <text:change text:change-id="ct319620104"/><text:change-start text:change-id="ct319620208"/>de avaliação<text:change-end text:change-id="ct319620208"/>, que atribuirá uma métrica de qualidade para os cromossomos<text:change-start text:change-id="ct319129584"/> (\textit{fitness})<text:change-end text:change-id="ct319129584"/><text:change-start text:change-id="ct319530480"/> <text:span text:style-name="T2">[COLOCAR REFERENCIA DE ALGORITMOS GENÉTICOS]</text:span><text:change-end text:change-id="ct319530480"/>. </text:p>
      <text:p text:style-name="P2"/>
      <text:p text:style-name="P2">Dois parâmetros importantes no projeto de uma rede são os custos de instalação e operação da mesma \cite{bannister90, liu2008, guan}. <text:change text:change-id="ct319339072"/>. Se as sub-redes forem</text:p>
      <text:p text:style-name="P2"><text:change-start text:change-id="ct317228320"/>formadas <text:change-end text:change-id="ct317228320"/><text:change text:change-id="ct319335600"/><text:change text:change-id="ct317016728"/><text:change text:change-id="ct319290656"/><text:s/>de modo que <text:change-start text:change-id="ct319745096"/>sejam constituídas por <text:change-end text:change-id="ct319745096"/>nós <text:change-start text:change-id="ct319531208"/>geograficamente <text:change-end text:change-id="ct319531208"/>próximos<text:change text:change-id="ct319338968"/>, haverá uma tendência de <text:change text:change-id="ct319615608"/><text:change-start text:change-id="ct319616896"/><text:s/>se reduzir o<text:change-end text:change-id="ct319616896"/> custo de instalação dos enlaces. Por esse motivo, <text:change-start text:change-id="ct319622240"/>considera-se aqui <text:change-end text:change-id="ct319622240"/>a distância</text:p>
      <text:p text:style-name="P2">média entre os nós <text:change text:change-id="ct319630536"/><text:change-start text:change-id="ct319630640"/>como a<text:change-end text:change-id="ct319630640"/> métrica <text:change-start text:change-id="ct319629936"/>de otimização do <text:change-end text:change-id="ct319629936"/><text:change text:change-id="ct319305512"/><text:s/>custo de instalação físic<text:change-start text:change-id="ct319368448"/>a<text:change-end text:change-id="ct319368448"/><text:change text:change-id="ct319305408"/>.</text:p>
      <text:p text:style-name="P2"/>
      <text:p text:style-name="P2">Não obstante, se <text:change-start text:change-id="ct319368880"/>entre <text:change-end text:change-id="ct319368880"/>dois nós <text:change-start text:change-id="ct319100032"/>de um mesmo \textit{cluster} <text:change-end text:change-id="ct319100032"/><text:change-start text:change-id="ct319094792"/>houver <text:change-end text:change-id="ct319094792"/><text:change text:change-id="ct319095000"/><text:change-start text:change-id="ct319094896"/><text:s/>uma<text:change-end text:change-id="ct319094896"/> <text:change text:change-id="ct319099848"/><text:s/>demanda de tráfego<text:change-start text:change-id="ct319100392"/> <text:change-end text:change-id="ct319100392"/><text:change text:change-id="ct319697880"/>, <text:change-start text:change-id="ct319101944"/>ela poderá ser transmitida de forma transparente. Se estes dois nós estivessem em \textit{clusters} diferentes, esta demanda de tráfego teria necessariamente que ser processada eletronicamente em pelo menos dois nós do <text:change-end text:change-id="ct319101944"/><text:change text:change-id="ct319102744"/></text:p>
      <text:p text:style-name="P2">\textit{backbone}<text:change-start text:change-id="ct319528208"/>, ou seja, a quantidade de tráfego de acesso<text:change-end text:change-id="ct319528208"/><text:change-start text:change-id="ct318580936"/> seria incrementada<text:change-end text:change-id="ct318580936"/><text:change-start text:change-id="ct319094248"/>.<text:change-end text:change-id="ct319094248"/><text:change text:change-id="ct318581424"/> Definimos tráfego de acesso como sendo todo aquele que <text:change-start text:change-id="ct318762352"/>passa através do \textit{backbone} <text:change-end text:change-id="ct318762352"/><text:change text:change-id="ct318580552"/><text:change text:change-id="ct319697776"/><text:change text:change-id="ct319031464"/><text:change text:change-id="ct318678184"/>, ou seja, se</text:p>
      <text:p text:style-name="P2">origina em <text:change text:change-id="ct318579104"/><text:change-start text:change-id="ct319572648"/>\textit{cluster}<text:change-end text:change-id="ct319572648"/> com destino a outr<text:change text:change-id="ct319032792"/><text:change-start text:change-id="ct319705808"/>o<text:change-end text:change-id="ct319705808"/>. Destaca-se que<text:change-start text:change-id="ct319339576"/>,<text:change-end text:change-id="ct319339576"/> para efeito de resultados do projeto, ele é computado apenas nos super-nós que fazem a sua interface</text:p>
      <text:p text:style-name="P2">entre hierarquias distintas, pois nos demais nós ele é contabilizado indistintamente como tráfego retransmitido.</text:p>
      <text:p text:style-name="P2"/>
      <text:p text:style-name="P2"><text:soft-page-break/>A figura \ref{fig:ga.group} ilustra o processo de decisão do genético, onde ele busca agrupar os nós fisicamente mais próximos e<text:change-start text:change-id="ct319710912"/>,<text:change-end text:change-id="ct319710912"/> ao mesmo tempo<text:change-start text:change-id="ct319424192"/>,<text:change-end text:change-id="ct319424192"/> seleciona em</text:p>
      <text:p text:style-name="P2">cada grupo, ou sub-rede, um nó que será utilizado como interface entre as demais sub-redes, de forma a minimizar o tráfego de acesso. Esses nós de acesso estão</text:p>
      <text:p text:style-name="P2">destacados no interior de cada sub-rede. </text:p>
      <text:p text:style-name="P2"/>
      <text:p text:style-name="P2"/>
      <text:p text:style-name="P2">\begin{figure}[!htb]</text:p>
      <text:p text:style-name="P2">\begin{center}</text:p>
      <text:p text:style-name="P2">\includegraphics[scale=0.7, angle=270]{./figs/ga_group.eps}</text:p>
      <text:p text:style-name="P2">\caption{Ilustração do processo de decisão do genético.}</text:p>
      <text:p text:style-name="P2">\label{fig:ga.group}</text:p>
      <text:p text:style-name="P2">\end{center}</text:p>
      <text:p text:style-name="P2">\end{figure}</text:p>
      <text:p text:style-name="P2"/>
      <text:p text:style-name="P2"/>
      <text:p text:style-name="P2">Deste modo, a função objetivo do algoritmo genético foi definida como a soma da distância média entre os nós d<text:change-start text:change-id="ct319309752"/>o \textit{cluster}<text:change-end text:change-id="ct319309752"/><text:change text:change-id="ct317016832"/> ($M$) com o total de tráfego</text:p>
      <text:p text:style-name="P2">de acesso ao \textit{backbone} ($T$). Esses valores podem ser calculados sem que seja necessário conhecer a estrutura completa da rede, basta sabermos a</text:p>
      <text:p text:style-name="P2">estrutura hierárquica, como foi definida na seção anterior.</text:p>
      <text:p text:style-name="P2"/>
      <text:p text:style-name="P2">Como resultado do algoritmo genético, além da estrutura hierárquica da rede, também são derivadas as matrizes de <text:change-start text:change-id="ct318711288"/>tráfego<text:change-end text:change-id="ct318711288"/><text:change text:change-id="ct319654640"/> e <text:change-start text:change-id="ct316740072"/>de <text:change-end text:change-id="ct316740072"/>distância de cada sub-rede. As</text:p>
      <text:p text:style-name="P2">matrizes de distâncias são apenas um subconjunto da original<text:change-start text:change-id="ct319653392"/>, <text:change-end text:change-id="ct319653392"/><text:change text:change-id="ct319686904"/><text:change-start text:change-id="ct319665352"/>e<text:change-end text:change-id="ct319665352"/>nquanto que as matrizes de <text:change-start text:change-id="ct319839688"/>tráfego<text:change-end text:change-id="ct319839688"/><text:change text:change-id="ct319579016"/> acumulam nos nós de acesso todo tráfego que deverá entrar no</text:p>
      <text:p text:style-name="P2">\textit{cluster} e sair dele.</text:p>
      <text:p text:style-name="P2"/>
      <text:p text:style-name="P2">Nos experimentos que serão apresentados na próxima seção, as <text:change text:change-id="ct147110872"/><text:s/>matrizes<text:change text:change-id="ct319650384"/> de tráfego e <text:change-start text:change-id="ct316914360"/>de <text:change-end text:change-id="ct316914360"/>distância possuem a mesma ordem de grandeza<text:change-start text:change-id="ct319151720"/>, <text:change-end text:change-id="ct319151720"/><text:change text:change-id="ct319409752"/><text:change-start text:change-id="ct318736472"/>p<text:change-end text:change-id="ct318736472"/>odendo representar<text:change-start text:change-id="ct319583640"/>,<text:change-end text:change-id="ct319583640"/> respectivamente<text:change-start text:change-id="ct319819840"/>,<text:change-end text:change-id="ct319819840"/> a taxa de transferência de pacotes em $Gbits/s$ e centenas de quilômetros de distância por exemplo. Fica claro que <text:change text:change-id="ct319668928"/><text:s/>$M$, por ser uma média, tem ordem de grandeza bem inferior à de $T$, que é uma soma simples. Portanto, para garantir o equilíbrio entre as duas</text:p>
      <text:p text:style-name="P2"><text:soft-page-break/>métricas, um <text:change text:change-id="ct319619824"/><text:change-start text:change-id="ct318624456"/>pré-processamento<text:change-end text:change-id="ct318624456"/> deve ser feito para estabelecer uma proporção que deixe $M$ e $T$ com a mesma ordem de grandeza. Feito isso, também é possível</text:p>
      <text:p text:style-name="P2">atribuir pesos para cada um, conforme for o interesse do estudo de caso em questão. A função <text:change text:change-id="ct319653928"/><text:change-start text:change-id="ct319282656"/>avaliação do algoritmo<text:change-end text:change-id="ct319282656"/><text:change text:change-id="ct319649240"/> genético <text:change text:change-id="ct319577144"/>, faz uso de um</text:p>
      <text:p text:style-name="P2">fator de <text:change text:change-id="ct319873480"/><text:change-start text:change-id="ct319571704"/><text:change-start text:change-id="ct319744320"/>calibração<text:change-end text:change-id="ct319571704"/><text:change-end text:change-id="ct319744320"/> ($C_a$) a fim de tornar $M$ e $T$ compatíveis em termos de ordem de grandeza.</text:p>
      <text:p text:style-name="P2"/>
      <text:p text:style-name="P2">\subsection{Qualidade do Projeto das Sub-Redes}</text:p>
      <text:p text:style-name="P2">\label{sec:subredes}</text:p>
      <text:p text:style-name="P2"/>
      <text:p text:style-name="P2">Nesta seção serão explicados os critérios de qualidade assumidos para as sub-redes e a forma como eles são estabelecidos.</text:p>
      <text:p text:style-name="P2"/>
      <text:p text:style-name="P2"/>
      <text:p text:style-name="P2">\subsubsection{Congestionamento e Tráfego Retransmitido}</text:p>
      <text:p text:style-name="P2">\label{sec:subredes:estatisticas}</text:p>
      <text:p text:style-name="P2"/>
      <text:p text:style-name="P2"><text:change-start text:change-id="ct319830384"/>Foram geradas aleatoriamente, <text:change-end text:change-id="ct319830384"/><text:change text:change-id="ct319835144"/><text:change-start text:change-id="ct319875920"/>p<text:change-end text:change-id="ct319875920"/>ara cada grau lógico<text:change-start text:change-id="ct319876080"/>,<text:change-end text:change-id="ct319876080"/> <text:change text:change-id="ct213531776"/><text:s/><text:change text:change-id="ct319655584"/><text:s/>amostra<text:change-start text:change-id="ct319578760"/>s<text:change-end text:change-id="ct319578760"/> de soluções para a topologia lógica da rede. Modelos de programação linear foram</text:p>
      <text:p text:style-name="P2">implementados em \textit{AMPL} \cite{ampl} para distribuir o tráfego da rede sobre cada topologia lógica, <text:change-start text:change-id="ct317236728"/>utilizando<text:change-end text:change-id="ct317236728"/><text:change text:change-id="ct319660440"/><text:change-start text:change-id="ct312560912"/> <text:change-end text:change-id="ct312560912"/>o <text:change text:change-id="ct319826168"/><text:change-start text:change-id="ct319831296"/>resolvedor linear<text:change-end text:change-id="ct319831296"/> \textit{GLPK} (\textit{GNU</text:p>
      <text:p text:style-name="P2">Linear Programming Kit} - gnu.org/software/glpk). Assim, para cada <text:change text:change-id="ct319686112"/><text:change-start text:change-id="ct319825440"/>solução viável da amostra<text:change-end text:change-id="ct319825440"/> é obtida a distribuição de tráfego ótima para o congestionamento da</text:p>
      <text:p text:style-name="P2">rede e também para o <text:change text:change-id="ct319030576"/>tráfego retransmitido<text:change-start text:change-id="ct319920664"/> na rede<text:change-end text:change-id="ct319920664"/> \cite{Renato06}. Dessa forma<text:change-start text:change-id="ct320113888"/>,<text:change-end text:change-id="ct320113888"/> estimamos a média e o desvio padrão das <text:change text:change-id="ct316812360"/><text:change-start text:change-id="ct319664840"/>amostras<text:change-end text:change-id="ct319664840"/> para o congestionamento e</text:p>
      <text:p text:style-name="P2">para o tráfego retransmitido<text:change text:change-id="ct320109752"/>.</text:p>
      <text:p text:style-name="P2"><text:soft-page-break/></text:p>
      <text:p text:style-name="P2">Para determinar o tamanho necessário de cada amostra, de modo que estas sejam representativas para cada parâmetro estatístico estimado, utilizamos o</text:p>
      <text:p text:style-name="P2">método</text:p>
      <text:p text:style-name="P2">i<text:change text:change-id="ct320109216"/>terativo apontado por \cite<text:change text:change-id="ct319621528"/>{estatistica}. Para a média, o intervalo de confiança pode ser obtido por \cite<text:change text:change-id="ct319823072"/>{estatistica}:</text:p>
      <text:p text:style-name="P2"/>
      <text:p text:style-name="P2">$$e = Z_{(\alpha/2)}\cdot \frac{\sigma}{\sqrt{n}}$$</text:p>
      <text:p text:style-name="P2"/>
      <text:p text:style-name="P2">Onde $e$ é a margem de erro, a amplitude de intervalo de confiança, $Z_p$ é a distribuição normal reduzida, $\alpha$ é o nível de confiança exigido,</text:p>
      <text:p text:style-name="P2">$\sigma$ é o desvio padrão populacional e</text:p>
      <text:p text:style-name="P2">$n$ é o tamanho da amostra. Mas<text:change-start text:change-id="ct319526512"/>,<text:change-end text:change-id="ct319526512"/> ao invés de estimar o intervalo de confiança, desejamos, a partir de uma margem de erro dada, estimar o tamanho de amostra</text:p>
      <text:p text:style-name="P2">necessária. Resolvendo a equação acima para $n$, temos:</text:p>
      <text:p text:style-name="P2"/>
      <text:p text:style-name="P2">$$n = \left( \frac{Z_{(\alpha/2)}\cdot \sigma}{e} \right)^2 $$<text:change-start text:change-id="ct319821368"/>, <text:change-end text:change-id="ct319821368"/></text:p>
      <text:p text:style-name="P2"/>
      <text:p text:style-name="P2"><text:change text:change-id="ct319604344"/><text:change-start text:change-id="ct319677272"/>o<text:change-end text:change-id="ct319677272"/>nde $n$ agora é a estimativa para o tamanho da amostra. Embora não conheçamos o desvio padrão populacional $\sigma$, a relação a seguir permite a</text:p>
      <text:p text:style-name="P2">substituição pela sua estimativa amostral $s$ \cite<text:change text:change-id="ct319677960"/>{estatistica}:</text:p>
      <text:p text:style-name="P2"/>
      <text:p text:style-name="P2">$$ t_{(n - 1, p)} \cdot s = Z_p\cdot \sigma $$<text:change-start text:change-id="ct319459456"/>, <text:change-end text:change-id="ct319459456"/></text:p>
      <text:p text:style-name="P2"/>
      <text:p text:style-name="P2"><text:change text:change-id="ct319821608"/><text:change-start text:change-id="ct319820464"/>o<text:change-end text:change-id="ct319820464"/>nde $t_{(n - 1, p)}$ é a distribuição $t$ de \textit{Student} com $n - 1$ graus de liberdade, que faz compensar o efeito da maior incerteza embutida pelo</text:p>
      <text:p text:style-name="P2">uso <text:change text:change-id="ct319821768"/><text:change-start text:change-id="ct319672040"/>d<text:change-end text:change-id="ct319672040"/>e $s$ no lugar de $\sigma$. Assim, ficamos então com:</text:p>
      <text:p text:style-name="P2"/>
      <text:p text:style-name="P2">$$n = \left( \frac{t_{(n' - 1, \alpha/2)}\cdot s}{e} \right)^2 $$</text:p>
      <text:p text:style-name="P2"/>
      <text:p text:style-name="P2">Onde $n'$ é o tamanho da amostra utilizada para calcular $s$. Agora, se $n\leqslant n'$, a amostra já terá sido suficiente para a estima<text:change-start text:change-id="ct317251832"/>r<text:change-end text:change-id="ct317251832"/><text:change text:change-id="ct319518552"/><text:change-start text:change-id="ct319312672"/> <text:change-end text:change-id="ct319312672"/>a média. Caso</text:p>
      <text:p text:style-name="P2">contrário, mais elementos devem ser retirados aleatoriamente da população e adicionados à amostra, até que esta forneça uma estimativa $n\leqslant n'$.</text:p>
      <text:p text:style-name="P2"/>
      <text:p text:style-name="P2"><text:soft-page-break/>Procedemos de forma análoga para estimar o tamanho de amostra representativa para a estimativa do desvio padrão, cujo intervalo de pode ser obtido por</text:p>
      <text:p text:style-name="P2">\cite<text:change text:change-id="ct319655376"/>{estatistica}:</text:p>
      <text:p text:style-name="P2"/>
      <text:p text:style-name="P2">$$ e' = \sqrt{\frac{(n - 1)\cdot s^2}{\chi^2_{(n - 1, 1 - \alpha/2)}}} - \sqrt{\frac{(n - 1)\cdot s^2}{\chi^2_{(n - 1, \alpha/2)}}}$$<text:change-start text:change-id="ct319662504"/>, <text:change-end text:change-id="ct319662504"/></text:p>
      <text:p text:style-name="P2"/>
      <text:p text:style-name="P2"><text:change text:change-id="ct320115440"/><text:change-start text:change-id="ct320116984"/>o<text:change-end text:change-id="ct320116984"/>nde $\chi^2_{(n - 1, p)}$ é a distribuição \textit{Qui-Quadrado} com $n - 1$ graus de liberdade e $e'$ é a amplitude do intervalo de confiança dada</text:p>
      <text:p text:style-name="P2">pela amostra. Neste</text:p>
      <text:p text:style-name="P2">caso, <text:change text:change-id="ct319602656"/>incrementa<text:change-start text:change-id="ct317238848"/>-se<text:change-end text:change-id="ct317238848"/><text:change text:change-id="ct319877928"/> o tamanho da amostra até que $e'\leqslant e$, ou seja, até que o erro calculado seja menor ou igual ao exigido. </text:p>
      <text:p text:style-name="P2"/>
      <text:p text:style-name="P2">A rigor, em todos os casos, <text:change text:change-id="ct319028896"/><text:change-start text:change-id="ct320119920"/>deve-se<text:change-end text:change-id="ct320119920"/> garantir que $n$ é suficientemente grande para que a distribuição da média amostral seja aproximadamente normal,</text:p>
      <text:p text:style-name="P2">como garante o Teorema Central do Limite \cite{estatistica}<text:change-start text:change-id="ct319920192"/>, <text:change-end text:change-id="ct319920192"/><text:change text:change-id="ct319655688"/><text:change text:change-id="ct319879240"/><text:change text:change-id="ct319519464"/><text:change-start text:change-id="ct319663832"/><text:s/>por<text:change-end text:change-id="ct319663832"/> não <text:change-start text:change-id="ct319623904"/>se conhecer<text:change-end text:change-id="ct319623904"/><text:change text:change-id="ct320119352"/> de antemão as distribuições <text:change-start text:change-id="ct319517936"/>estatísticas <text:change-end text:change-id="ct319517936"/>das populações. Entretanto, trabalhando com</text:p>
      <text:p text:style-name="P2">apenas uma amostra isso não é possível, mas <text:change text:change-id="ct319516984"/>minimiza<text:change-start text:change-id="ct319920088"/>-se<text:change-end text:change-id="ct319920088"/><text:change text:change-id="ct319526968"/> <text:change text:change-id="ct319675112"/><text:change-start text:change-id="ct319675296"/>o erro na inferência<text:change-end text:change-id="ct319675296"/> adotando amostras iniciais grandes. <text:change text:change-id="ct319675552"/><text:change-start text:change-id="ct319674824"/>A<text:change-end text:change-id="ct319674824"/> definição do quão grande devem ser as</text:p>
      <text:p text:style-name="P2">amostras iniciais <text:change text:change-id="ct319659296"/><text:change-start text:change-id="ct319881184"/>foram aqui<text:change-end text:change-id="ct319881184"/> estimada<text:change-start text:change-id="ct319657336"/>s<text:change-end text:change-id="ct319657336"/> <text:change text:change-id="ct319527440"/><text:change-start text:change-id="ct319657232"/>empiricamente<text:change-end text:change-id="ct319657232"/><text:change text:change-id="ct319658768"/>.</text:p>
      <text:p text:style-name="P2"/>
      <text:p text:style-name="P2">Os parâmetros estimados para o congestionamento darão suporte a escolha da restrição de capacidade <text:change-start text:change-id="ct320101384"/>máxima <text:change-end text:change-id="ct320101384"/>do<text:change-start text:change-id="ct320102888"/>s enlaces lógicos no<text:change-end text:change-id="ct320102888"/> TWA. <text:change text:change-id="ct319658576"/><text:change-start text:change-id="ct320100568"/>P<text:change-end text:change-id="ct320100568"/>or sua vez<text:change-start text:change-id="ct319674944"/>,<text:change-end text:change-id="ct319674944"/> os parâmetros estimados para o</text:p>
      <text:p text:style-name="P2">tráfego retransmitido serão utilizados para definir um limite superior para essa métrica.</text:p>
      <text:p text:style-name="P2"/>
      <text:p text:style-name="P2"/>
      <text:p text:style-name="P2">\subsubsection{Custo Físico}</text:p>
      <text:p text:style-name="P2">\label{sec:subredes:custo_fisico}</text:p>
      <text:p text:style-name="P2"/>
      <text:p text:style-name="P2">A rede será projetada desde sua topologia física e a <text:change text:change-id="ct319916872"/>metodologia<text:change-start text:change-id="ct320101720"/> proposta neste trabalho<text:change-end text:change-id="ct320101720"/> visa obter uma alocação de recursos suficiente para atender aos requisitos</text:p>
      <text:p text:style-name="P2">impostos de forma econômica, mas sem sacrificar o desempenho da rede. Considera<text:change-start text:change-id="ct320101616"/>-se<text:change-end text:change-id="ct320101616"/><text:change text:change-id="ct319967312"/> que os enlaces de fibra óptica são bidirecionais<text:change-start text:change-id="ct319945360"/> e que <text:change-end text:change-id="ct319945360"/><text:change text:change-id="ct319752568"/><text:change text:change-id="ct320102264"/>o</text:p>
      <text:p text:style-name="P2">custo de instalação físico <text:change-start text:change-id="ct320331664"/>é definido <text:change-end text:change-id="ct320331664"/>apenas <text:change-start text:change-id="ct320101824"/>pel<text:change-end text:change-id="ct320101824"/>o custo de instalação da</text:p>
      <text:p text:style-name="P2">primeira fibra. Outro fator a ser considerado é que a solução para a topologia física de uma rede não pode ser muito dependente da instância<text:change-start text:change-id="ct319820640"/> do problema definida pelo limite má<text:change-end text:change-id="ct319820640"/><text:change-start text:change-id="ct319679288"/>ximo imposto ao número de transceptores<text:change-end text:change-id="ct319679288"/>. Portanto<text:change-start text:change-id="ct320117184"/>,<text:change-end text:change-id="ct320117184"/> é</text:p>
      <text:p text:style-name="P2">necessário um critério de qualidade para a topologia física que não considere o número de transceptores, pois estes definirão as instâncias. Prop<text:change-start text:change-id="ct316742792"/>õe-se<text:change-end text:change-id="ct316742792"/><text:change text:change-id="ct319919352"/> aqui</text:p>
      <text:p text:style-name="P2">garantir que as redes criadas não sejam mais onerosas, proporcionalmente, do que alguma rede real bem conhecida. Para estabelecer essa proporcionalidade,</text:p>
      <text:p text:style-name="P2">deve<text:change-start text:change-id="ct319969800"/>-se<text:change-end text:change-id="ct319969800"/><text:change text:change-id="ct319756264"/> obter uma razão adimensional que represente cada rede física, para então confrontá-las. Isso pode ser feito tomando a razão entre a média <text:change text:change-id="ct320112168"/>do</text:p>
      <text:p text:style-name="P2">custo de ligações físicas existentes<text:change-start text:change-id="ct319755528"/> por nó<text:change-end text:change-id="ct319755528"/> ($FE = (1/N)\cdot\sum_{mn} C_{mn}\cdot D_{mn}$) e a média do custo de todas as ligações físicas possíveis ($FP = \sum_{mn}</text:p>
      <text:p text:style-name="P2">C_{mn}/(N^2 - N)$). <text:change-start text:change-id="ct319605160"/>Isto <text:change-end text:change-id="ct319605160"/><text:change text:change-id="ct319179472"/>resulta na definição \ref{def:TIF}.</text:p>
      <text:p text:style-name="P2"/>
      <text:p text:style-name="P2">\begin{definicao}[TIF]</text:p>
      <text:p text:style-name="P2">\label{def:TIF}</text:p>
      <text:p text:style-name="P2">A Taxa de Instalação Física ($TIF$) é dada pela relação:</text:p>
      <text:p text:style-name="P2">$$TIF = \frac{FE}{FP} = (N - 1)\cdot \frac {\sum_{mn} C_{mn}\cdot D_{mn}}{\sum_{mn} C_{mn}}$$ \textit{Onde:}</text:p>
      <text:p text:style-name="P2">$N$ $=$ Número de nós da rede.</text:p>
      <text:p text:style-name="P2">$C_{m,n}$ $=$ Custo associado a ligação física entre o par de nós $(m,n)$.</text:p>
      <text:p text:style-name="P2">$D_{m,n} \in \{0,1\}$ $=$ Define a existência de ligação física entre o par $(m,n)$.</text:p>
      <text:p text:style-name="P2">\end{definicao}</text:p>
      <text:p text:style-name="P2"/>
      <text:p text:style-name="P2"/>
      <text:p text:style-name="P2"/>
      <text:p text:style-name="P2"><text:change-start text:change-id="ct320018088"/>I<text:change-end text:change-id="ct320018088"/><text:change text:change-id="ct320017904"/><text:change-start text:change-id="ct319576200"/>I<text:change-end text:change-id="ct319576200"/>nicialmente calcula<text:change-start text:change-id="ct320018208"/>-se<text:change-end text:change-id="ct320018208"/><text:change text:change-id="ct320018488"/> a $TIF$ para uma rede real que seria usada como referência. <text:change text:change-id="ct319912400"/><text:change-start text:change-id="ct319912504"/>A<text:change-end text:change-id="ct319912504"/>s redes a serem projetadas <text:change-start text:change-id="ct320016872"/>devem considerar este valor de referência para a<text:change-end text:change-id="ct320016872"/><text:change text:change-id="ct319912824"/> $TIF$ <text:change text:change-id="ct319912928"/>como limitante superior. Ou ainda, pode-se embutir uma folga ($TIFg$), exigindo que a rede projetada tenha $TIF$ $20\%$ ou $30\%$</text:p>
      <text:p text:style-name="P2"><text:soft-page-break/>abaixo da $TIF$ de referência, por exemplo. Todavia, exigir um $TIFg$ muito grande pode acarretar <text:change-start text:change-id="ct319932152"/>rornar a solução do problema inviável<text:change-end text:change-id="ct319932152"/><text:change text:change-id="ct319912720"/></text:p>
      <text:p text:style-name="P2"/>
      <text:p text:style-name="P2"/>
      <text:p text:style-name="P2">\subsubsection{Restrições do TWA}</text:p>
      <text:p text:style-name="P2">\label{sec:subredes:restricoes}</text:p>
      <text:p text:style-name="P2"/>
      <text:p text:style-name="P2">Para garantir limit<text:change-start text:change-id="ct319932048"/>es<text:change-end text:change-id="ct319932048"/><text:change text:change-id="ct319635880"/> superiores (UB) em variáveis de interesse, utilizamos as restrições para o número total de transceptores, a soma de todo o tráfego</text:p>
      <text:p text:style-name="P2">retransmitido na rede, além do custo de instalação da rede física e <text:change-start text:change-id="ct319941136"/>a <text:change-end text:change-id="ct319941136"/>capacidade<text:change-start text:change-id="ct319942024"/> máxima <text:change-end text:change-id="ct319942024"/><text:change text:change-id="ct319940160"/>de transmissão de tráfego <text:change text:change-id="ct319639464"/><text:change-start text:change-id="ct319638512"/>em enlaces lógicos<text:change-end text:change-id="ct319638512"/> \cite{dissertFabio}.</text:p>
      <text:p text:style-name="P2"/>
      <text:p text:style-name="P2"/>
      <text:p text:style-name="P2">\section{Resultados}</text:p>
      <text:p text:style-name="P2">\label{resultados}</text:p>
      <text:p text:style-name="P2"/>
      <text:p text:style-name="P2">Foram realizados testes computacionais com uma rede de $30$ nós. As matrizes de tráfego e <text:change-start text:change-id="ct319637504"/>de <text:change-end text:change-id="ct319637504"/>distâncias, dados de entrada do problema, foram geradas de forma</text:p>
      <text:p text:style-name="P2">aleatória, com entradas uniformemente distribuídas. A matriz de tráfego possui valores entre $0$ e $100$. A matriz de distâncias, obedecendo <text:change-start text:change-id="ct319826536"/>à<text:change-end text:change-id="ct319826536"/><text:change text:change-id="ct319638824"/> desigualdade</text:p>
      <text:p text:style-name="P2">triangular \cite{cormen02}, teve o posicionamento dos pontos sorteado sobre o quadrante do plano cartesiano com ordenadas e abscissas também entre $0$ e $100$.</text:p>
      <text:p text:style-name="P2"/>
      <text:p text:style-name="P2">O computador onde foram executados os experimentos possui a seguinte configuração: \textit{Intel Pentium\rr $4$ CPU $3.00GHz$} de $2$ núcleos, com $2048</text:p>
      <text:p text:style-name="P2">KB$ de \textit{cache}, $1.5GB$ de RAM, executando o sistema operacional \textit{Kubuntu 9.04}.</text:p>
      <text:p text:style-name="P2"/>
      <text:p text:style-name="P2"/>
      <text:p text:style-name="P2">\subsection{Composição das Sub-Redes}</text:p>
      <text:p text:style-name="P2">\label{resultados:sec:hierarquia}</text:p>
      <text:p text:style-name="P2"><text:soft-page-break/></text:p>
      <text:p text:style-name="P2">Na separação dos nós em sub-redes, definimos $M_i = 3$, o número e tamanho mínimo de \textit{clusters}. O tamanho e número máximo de \textit{clusters} na</text:p>
      <text:p text:style-name="P2">hierarquia foram definidos como: $M_a = \lfloor N/M_i\rfloor = 30/3 = 10$. O fator de <text:change text:change-id="ct319873792"/><text:change-start text:change-id="ct319873688"/><text:change-start text:change-id="ct319873584"/>calibração<text:change-end text:change-id="ct319873688"/><text:change-end text:change-id="ct319873584"/> adotado foi $C_a = 1740$.</text:p>
      <text:p text:style-name="P2"/>
      <text:p text:style-name="P2">O tamanho da população e o número de populações paralelas foram definidos como $100$. A estagnação máxima adotada foi $500$, ou seja, o <text:change-start text:change-id="ct319826384"/>algoritmo <text:change-end text:change-id="ct319826384"/>genético é</text:p>
      <text:p text:style-name="P2">interrompido se ficar $500$ gerações sem haver melhor<text:change-start text:change-id="ct319641992"/>i<text:change-end text:change-id="ct319641992"/>a<text:change-start text:change-id="ct319642240"/> na soluçã<text:change-end text:change-id="ct319642240"/><text:change-start text:change-id="ct319643136"/>o<text:change-end text:change-id="ct319643136"/>.</text:p>
      <text:p text:style-name="P2"/>
      <text:p text:style-name="P2">O tempo de execução do <text:change-start text:change-id="ct319643352"/>algoritmo <text:change-end text:change-id="ct319643352"/>genético foi de $30.76$ minutos. A estagnação <text:change text:change-id="ct320320040"/><text:s/>foi alcançada na geração $5473$, tendo <text:change-start text:change-id="ct320320144"/>sido <text:change-end text:change-id="ct320320144"/><text:change text:change-id="ct319827096"/><text:s/>visitad<text:change-start text:change-id="ct320320328"/>as<text:change-end text:change-id="ct320320328"/><text:change text:change-id="ct319698976"/> mais de $13.7$</text:p>
      <text:p text:style-name="P2">milhões de soluções. Destaca-se que a variação no valor da função <text:change text:change-id="ct320325232"/><text:change-start text:change-id="ct320326608"/>de avaliação<text:change-end text:change-id="ct320326608"/> do genético foi superior a $50\%$, evidenciando a variabilidade das soluções</text:p>
      <text:p text:style-name="P2">possíveis e a relevância de um bom método para a escolha da estrutura hierárquica da rede.</text:p>
      <text:p text:style-name="P2"/>
      <text:p text:style-name="P2">A hierarquia escolhida para a rede de $30$ nós é composta de $5$ \textit{clusters}, de tamanho variando entre $4$ e $8$ nós. No cálculo da média das distâncias</text:p>
      <text:p text:style-name="P2">o melhor indivíduo possui $M = 24.4$. O total de tráfego de acesso ao \textit{backbone} foi $T = 51579.5$. Assim, considerando os pesos unitários e o fator de</text:p>
      <text:p text:style-name="P2"><text:change text:change-id="ct319874216"/><text:change-start text:change-id="ct319874056"/><text:change-start text:change-id="ct319873896"/>calibração<text:change-end text:change-id="ct319874056"/><text:change-end text:change-id="ct319873896"/> $C_a$, o \textit{fitness} do melhor indivíduo foi $94057.6$. <text:s/>Para a distância<text:change-start text:change-id="ct320321272"/>,<text:change-end text:change-id="ct320321272"/> a diferença entre a pior e a melhor solução visitada foi superior a</text:p>
      <text:p text:style-name="P2">$145\%$, enquanto para o tráfego de acesso essa diferença foi de aproximadamente $30\%$.</text:p>
      <text:p text:style-name="P2"/>
      <text:p text:style-name="P2"/>
      <text:p text:style-name="P2">\subsection{Estatísticas de Congestionamento e Tráfego Retransmitido}</text:p>
      <text:p text:style-name="P2">\label{resultados:sec:estatisticas}</text:p>
      <text:p text:style-name="P2"/>
      <text:p text:style-name="P2">Para cada sub-rede, \textit{clusters} e \textit{backbone}, as instâncias a serem <text:soft-page-break/>analisadas são definidas pelo grau lógico. Para uma sub-rede $k$ de</text:p>
      <text:p text:style-name="P2">tamanho $t_k$, os graus lógicos considerados são $1$, $2$, ..., $\lfloor t_k/2\rfloor$. Para cada instância foram estimados a média e o desvio padrão, ambos</text:p>
      <text:p text:style-name="P2">com confiança de $99\%$ e margem de erro de $1\%$. A partir de testes<text:change-start text:change-id="ct320326776"/> preliminares<text:change-end text:change-id="ct320326776"/><text:change text:change-id="ct320327016"/>, estimou-se que <text:change-start text:change-id="ct320327216"/>os parâmetros estatísticos a serem inferidos <text:change-end text:change-id="ct320327216"/><text:change text:change-id="ct319828920"/><text:s/>atingiam estabilidade a partir de $10^3$ <text:change text:change-id="ct319952544"/><text:change-start text:change-id="ct319952992"/>soluções<text:change-end text:change-id="ct319952992"/><text:change-start text:change-id="ct319947424"/> viáveis por amostra<text:change-end text:change-id="ct319947424"/>,</text:p>
      <text:p text:style-name="P2">para <text:change-start text:change-id="ct319828640"/>os valores de<text:change-end text:change-id="ct319828640"/><text:change text:change-id="ct319947320"/> confiança e <text:change text:change-id="ct319836240"/>erro adotados. Portanto, esse valor foi utilizado como tamanho mínimo para as amostras. </text:p>
      <text:p text:style-name="P2"/>
      <text:p text:style-name="P2">No decorrer desta seção, quando se fizer referência às sub-redes em estudo, a codificação que está apresentada na tabela \ref{tab:cod.id} será adotada para</text:p>
      <text:p text:style-name="P2">identificação do \textit{backbone} e dos \textit{clusters}. A tabela \ref{tab:cod.legenda} apresenta as legendas para as tabelas</text:p>
      <text:p text:style-name="P2">\ref{tab:result.est.cong}, \ref{tab:result.est.traf} e \ref{tab:ubs}, que serão utilizadas na apresentação dos resultados obtidos para as estatísticas de</text:p>
      <text:p text:style-name="P2">congestionamento e tráfego retransmitido nas sub-redes.</text:p>
      <text:p text:style-name="P2"/>
      <text:p text:style-name="P2"/>
      <text:p text:style-name="P2">\begin{table}[!ht]</text:p>
      <text:p text:style-name="P2">\begin{center}</text:p>
      <text:p text:style-name="P2">\begin{tabular}{|c|c|c|c|}</text:p>
      <text:p text:style-name="P2">\hline <text:s text:c="10"/>Sub-rede &amp; Tamanho &amp; Identificação (ID) \\</text:p>
      <text:p text:style-name="P2">\hline \textit{Backbone} <text:s/>&amp; $ 5 $ <text:s/>&amp; bk.t5 \\</text:p>
      <text:p text:style-name="P2">\hline \textit{Cluster} 1 &amp; $ 5 $ <text:s/>&amp; cl1.t5 \\</text:p>
      <text:p text:style-name="P2">\hline \textit{Cluster} 2 &amp; $ 6 $ <text:s/>&amp; cl2.t6 \\</text:p>
      <text:p text:style-name="P2">\hline \textit{Cluster} 3 &amp; $ 7 $ <text:s/>&amp; cl3.t7 \\</text:p>
      <text:p text:style-name="P2">\hline \textit{Cluster} 4 &amp; $ 8 $ <text:s/>&amp; cl4.t8 \\</text:p>
      <text:p text:style-name="P2">\hline \textit{Cluster} 5 &amp; $ 4 $ <text:s/>&amp; cl5.t4 \\</text:p>
      <text:p text:style-name="P2">\hline</text:p>
      <text:p text:style-name="P2">\end{tabular}</text:p>
      <text:p text:style-name="P2">\end{center}</text:p>
      <text:p text:style-name="P2">\caption{Identificação das sub-redes.}</text:p>
      <text:p text:style-name="P2">\label{tab:cod.id}</text:p>
      <text:p text:style-name="P2">\end{table}</text:p>
      <text:p text:style-name="P2"><text:soft-page-break/></text:p>
      <text:p text:style-name="P2"/>
      <text:p text:style-name="P2">\begin{table}[!ht]</text:p>
      <text:p text:style-name="P2">\begin{center}</text:p>
      <text:p text:style-name="P2">\begin{tabular}{|ccc|}</text:p>
      <text:p text:style-name="P2">\hline</text:p>
      <text:p text:style-name="P2">Gl &amp; $=$ &amp; Grau lógico \\</text:p>
      <text:p text:style-name="P2">ID &amp; $=$ &amp; Identificação da sub-rede \\</text:p>
      <text:p text:style-name="P2">LB &amp; $=$ &amp; \textit{Lower bound} \\</text:p>
      <text:p text:style-name="P2">HLDA &amp; $=$ &amp; Heurística HLDA \\</text:p>
      <text:p text:style-name="P2">Min &amp; $=$ &amp; Mínimo amostral \\</text:p>
      <text:p text:style-name="P2">Max &amp; $=$ &amp; Máximo amostral \\</text:p>
      <text:p text:style-name="P2">MED &amp; $=$ &amp; Média amostral \\</text:p>
      <text:p text:style-name="P2">DP &amp; $=$ &amp; Desvio padrão amostral \\</text:p>
      <text:p text:style-name="P2">% MEDn &amp; $=$ &amp; Tamanho da amostra para média \\</text:p>
      <text:p text:style-name="P2">% DPn &amp; $=$ &amp; Tamanho da amostra para desvio padrão \\</text:p>
      <text:p text:style-name="P2">t(s) &amp; $=$ &amp; Tempo de execução em segundos \\</text:p>
      <text:p text:style-name="P2">CongDs &amp; $=$ &amp; Desvios padrão para o UB de congestionamento \\</text:p>
      <text:p text:style-name="P2">UBCong &amp; $=$ &amp; \textit{Upper bound} para congestionamento \\</text:p>
      <text:p text:style-name="P2">TRetrDs &amp; $=$ &amp; Desvios padrão para o UB de tráfego retransmitido \\</text:p>
      <text:p text:style-name="P2">UBTRetr &amp; $=$ &amp; \textit{Upper bound} para tráfego retransmitido \\</text:p>
      <text:p text:style-name="P2">\hline</text:p>
      <text:p text:style-name="P2">\end{tabular}</text:p>
      <text:p text:style-name="P2">\end{center}</text:p>
      <text:p text:style-name="P2">\caption{Legenda para as tabelas \ref{tab:result.est.cong}, \ref{tab:result.est.traf} e \ref{tab:ubs}.}</text:p>
      <text:p text:style-name="P2">\label{tab:cod.legenda}</text:p>
      <text:p text:style-name="P2">\end{table}</text:p>
      <text:p text:style-name="P2"/>
      <text:p text:style-name="P2"/>
      <text:p text:style-name="P2">Nas tabelas \ref{tab:result.est.cong} e \ref{tab:result.est.traf}, as porcentagens apresentadas são <text:change-start text:change-id="ct319955304"/>margens percentuais da solução ob<text:change-end text:change-id="ct319955304"/><text:change-start text:change-id="ct319953880"/>tida sobre <text:change-end text:change-id="ct319953880"/><text:change text:change-id="ct319955664"/>o LB<text:change text:change-id="ct319955408"/>. Como \textit{lower bound} para o congestionamento foi utilizado o MTB (\textit{Minimun Traffic Bound}),</text:p>
      <text:p text:style-name="P2"><text:soft-page-break/>enquanto para o tráfego retransmitido utilizou-se o FTB (\textit{Forwarded Traffic Bound}). Ambos os métodos para cálculo de \textit{lower bounds}, foram</text:p>
      <text:p text:style-name="P2">apresentados em \cite{dissertFabio}. Nestas mesmas tabelas, para efeito de comparação, a coluna HLDA apresenta respectivamente os resultados de</text:p>
      <text:p text:style-name="P2">congestionamento e tráfego retransmitido obtidos utilizando a conhecida heurística HLDA \cite{ram96}. </text:p>
      <text:p text:style-name="P2"/>
      <text:p text:style-name="P2"/>
      <text:p text:style-name="P2">\begin{table}[!ht]</text:p>
      <text:p text:style-name="P2">\begin{center}</text:p>
      <text:p text:style-name="P2">\begin{tabular}{|cc|cccccc|c|}</text:p>
      <text:p text:style-name="P2">\hline Gl &amp; ID &amp; LB &amp; HLDA &amp; Min &amp; Max &amp; MED &amp; DP &amp; t(s) \\</text:p>
      <text:p text:style-name="P2">\hline 1 &amp; c5.t4 &amp; 4196 &amp; 3\% &amp; 3\% &amp; 4\% &amp; 3\% &amp; 0.3\% &amp; 1 \\</text:p>
      <text:p text:style-name="P2">1 &amp; bk.t5 &amp; 8897 &amp; 98\% &amp; 97\% &amp; 110\% &amp; 100\% &amp; 3.1\% &amp; 3 \\</text:p>
      <text:p text:style-name="P2">1 &amp; c1.t5 &amp; 5563 &amp; 7\% &amp; 5\% &amp; 8\% &amp; 7\% &amp; 0.8\% &amp; 3 \\</text:p>
      <text:p text:style-name="P2">1 &amp; c2.t6 &amp; 5928 &amp; 17\% &amp; 10\% &amp; 18\% &amp; 13\% &amp; 2.6\% &amp; 8 \\</text:p>
      <text:p text:style-name="P2">1 &amp; c3.t7 &amp; 7264 &amp; 10\% &amp; 7\% &amp; 14\% &amp; 10\% &amp; 1.4\% &amp; 19 \\</text:p>
      <text:p text:style-name="P2">1 &amp; c4.t8 &amp; 8150 &amp; 13\% &amp; 10\% &amp; 17\% &amp; 13\% &amp; 1.4\% &amp; 42 \\</text:p>
      <text:p text:style-name="P2">\hline 2 &amp; c5.t4 &amp; 2098 &amp; 0\% &amp; 0\% &amp; 110\% &amp; 35\% &amp; 46.0\% &amp; 33 \\</text:p>
      <text:p text:style-name="P2">2 &amp; bk.t5 &amp; 4448 &amp; 59\% &amp; 21\% &amp; 230\% &amp; 71\% &amp; 52.0\% &amp; 89 \\</text:p>
      <text:p text:style-name="P2">2 &amp; c1.t5 &amp; 2782 &amp; 4\% &amp; 0\% &amp; 110\% &amp; 16\% &amp; 35.0\% &amp; 38 \\</text:p>
      <text:p text:style-name="P2">2 &amp; c2.t6 &amp; 2964 &amp; 0\% &amp; 0\% &amp; 120\% &amp; 13\% &amp; 31.0\% &amp; 67 \\</text:p>
      <text:p text:style-name="P2">2 &amp; c3.t7 &amp; 3632 &amp; 100\% &amp; 0\% &amp; 120\% &amp; 9\% &amp; 25.0\% &amp; 86 \\</text:p>
      <text:p text:style-name="P2">2 &amp; c4.t8 &amp; 4075 &amp; 0\% &amp; 0\% &amp; 120\% &amp; 8\% &amp; 24.0\% &amp; 186 \\</text:p>
      <text:p text:style-name="P2">\hline 3 &amp; c2.t6 &amp; 1976 &amp; 16\% &amp; 0\% &amp; 220\% &amp; 24\% &amp; 46.0\% &amp; 148 \\</text:p>
      <text:p text:style-name="P2">3 &amp; c3.t7 &amp; 2421 &amp; 200\% &amp; 0\% &amp; 210\% &amp; 14\% &amp; 35.0\% &amp; 174 \\</text:p>
      <text:p text:style-name="P2">3 &amp; c4.t8 &amp; 2717 &amp; 0\% &amp; 0\% &amp; 210\% &amp; 13\% &amp; 34.0\% &amp; 416 \\</text:p>
      <text:p text:style-name="P2">\hline 4 &amp; c4.t8 &amp; 2037 &amp; 0\% &amp; 0\% &amp; 320\% &amp; 18\% &amp; 34.0\% &amp; 404 \\</text:p>
      <text:p text:style-name="P2">\hline</text:p>
      <text:p text:style-name="P2">\end{tabular}</text:p>
      <text:p text:style-name="P2">\end{center}</text:p>
      <text:p text:style-name="P2">\caption{Resultado das estatísticas para o congestionamento.}</text:p>
      <text:p text:style-name="P2">\label{tab:result.est.cong}</text:p>
      <text:p text:style-name="P2">\end{table}</text:p>
      <text:p text:style-name="P2"/>
      <text:p text:style-name="P2"><text:soft-page-break/></text:p>
      <text:p text:style-name="P2">\begin{table}[!ht]</text:p>
      <text:p text:style-name="P2">\begin{center}</text:p>
      <text:p text:style-name="P2">\begin{tabular}{|cc|cccccc|c|}</text:p>
      <text:p text:style-name="P2">\hline Gl &amp; ID &amp; LB &amp; HLDA &amp; Min &amp; Max &amp; MED &amp; DP &amp; t(s) \\</text:p>
      <text:p text:style-name="P2">\hline 1 &amp; c5.t4 &amp; 4500 &amp; 92\% &amp; 92\% &amp; 94\% &amp; 93\% &amp; 1.1\% &amp; 1 \\</text:p>
      <text:p text:style-name="P2">1 &amp; bk.t5 &amp; 44000 &amp; 16\% &amp; 15\% &amp; 22\% &amp; 18\% &amp; 2.3\% &amp; 3 \\</text:p>
      <text:p text:style-name="P2">1 &amp; c1.t5 &amp; 8500 &amp; 100\% &amp; 95\% &amp; 110\% &amp; 100\% &amp; 4.2\% &amp; 3 \\</text:p>
      <text:p text:style-name="P2">1 &amp; c2.t6 &amp; 13000 &amp; 110\% &amp; 88\% &amp; 110\% &amp; 99\% &amp; 5.6\% &amp; 8 \\</text:p>
      <text:p text:style-name="P2">1 &amp; c3.t7 &amp; 19000 &amp; 95\% &amp; 82\% &amp; 100\% &amp; 94\% &amp; 5.7\% &amp; 19 \\</text:p>
      <text:p text:style-name="P2">1 &amp; c4.t8 &amp; 27000 &amp; 100\% &amp; 90\% &amp; 110\% &amp; 100\% &amp; 4.1\% &amp; 42 \\</text:p>
      <text:p text:style-name="P2">\hline 2 &amp; c5.t4 &amp; 1400 &amp; 100\% &amp; 89\% &amp; 290\% &amp; 140\% &amp; 66.0\% &amp; 69 \\</text:p>
      <text:p text:style-name="P2">2 &amp; bk.t5 &amp; 14000 &amp; 58\% &amp; 17\% &amp; 100\% &amp; 37\% &amp; 21.0\% &amp; 15 \\</text:p>
      <text:p text:style-name="P2">2 &amp; c1.t5 &amp; 2700 &amp; 170\% &amp; 93\% &amp; 330\% &amp; 140\% &amp; 57.0\% &amp; 100 \\</text:p>
      <text:p text:style-name="P2">2 &amp; c2.t6 &amp; 3900 &amp; 120\% &amp; 81\% &amp; 320\% &amp; 150\% &amp; 45.0\% &amp; 140 \\</text:p>
      <text:p text:style-name="P2">2 &amp; c3.t7 &amp; 5300 &amp; 270\% &amp; 82\% &amp; 350\% &amp; 160\% &amp; 40.0\% &amp; 230 \\</text:p>
      <text:p text:style-name="P2">2 &amp; c4.t8 &amp; 7700 &amp; 150\% &amp; 91\% &amp; 370\% &amp; 150\% &amp; 35.0\% &amp; 400 \\</text:p>
      <text:p text:style-name="P2">\hline 3 &amp; c2.t6 &amp; 2400 &amp; 150\% &amp; 86\% &amp; 460\% &amp; 150\% &amp; 56.0\% &amp; 230 \\</text:p>
      <text:p text:style-name="P2">3 &amp; c3.t7 &amp; 3700 &amp; 360\% &amp; 84\% &amp; 410\% &amp; 130\% &amp; 40.0\% &amp; 240 \\</text:p>
      <text:p text:style-name="P2">3 &amp; c4.t8 &amp; 5000 &amp; 98\% &amp; 91\% &amp; 400\% &amp; 140\% &amp; 36.0\% &amp; 460 \\</text:p>
      <text:p text:style-name="P2">\hline 4 &amp; c4.t8 &amp; 3500 &amp; 110\% &amp; 97\% &amp; 530\% &amp; 140\% &amp; 38.0\% &amp; 510 \\</text:p>
      <text:p text:style-name="P2">\hline</text:p>
      <text:p text:style-name="P2">\end{tabular}</text:p>
      <text:p text:style-name="P2">\end{center}</text:p>
      <text:p text:style-name="P2">\caption{Resultado das estatísticas para o tráfego retransmitido.}</text:p>
      <text:p text:style-name="P2">\label{tab:result.est.traf}</text:p>
      <text:p text:style-name="P2">\end{table}</text:p>
      <text:p text:style-name="P2"/>
      <text:p text:style-name="P2">Os UB <text:change-start text:change-id="ct319955560"/>para o congestionamento e o tráfego retransmitido, considerados na solução do TWA, <text:change-end text:change-id="ct319955560"/>foram calculados como a média menos uma quantidade de desvios padrão, <text:change-start text:change-id="ct320329544"/>obtidos por inferência estatística<text:change-end text:change-id="ct320329544"/><text:change text:change-id="ct317228136"/>. Para as duas métricas<text:change-start text:change-id="ct319705432"/>,<text:change-end text:change-id="ct319705432"/> essa quantidade de desvios padrão é múltipla de $<text:change text:change-id="ct319768440"/><text:change-start text:change-id="ct319900032"/>0,5<text:change-end text:change-id="ct319900032"/>$ e foram definidas como a maior possível, desde que o UB resultante</text:p>
      <text:p text:style-name="P2">não ultrapasse o respectivo mínimo amostral. <text:s/>A tabela \ref{tab:ubs} mostra os <text:soft-page-break/>valores resultantes desta regra. Para os casos em que $CongDs = 0$, significa que</text:p>
      <text:p text:style-name="P2">o UB para o congestionamento foi definido como a própria média amostral ($MED$).</text:p>
      <text:p text:style-name="P2"/>
      <text:p text:style-name="P2">Calculamos a $TIF$ para a rede NFSNET \cite{ram02}. O valor calculado foi $TIF_{NFSNET} = 1.82$, e este será o valor de referência sobre o qual ainda exigimos</text:p>
      <text:p text:style-name="P2">uma folga para baixo ($TIFg$), para dessa forma definir o UB para o custo físico de cada sub-rede.</text:p>
      <text:p text:style-name="P2"/>
      <text:p text:style-name="P2">\begin{table}[!ht]</text:p>
      <text:p text:style-name="P2">\begin{center}</text:p>
      <text:p text:style-name="P2">\begin{tabular}{|cc|cc|cc|}</text:p>
      <text:p text:style-name="P2">\hline ID &amp; GL &amp; CongDs &amp; UBCong &amp; TRetrDs &amp; UBTRetr \\</text:p>
      <text:p text:style-name="P2">\hline bk.t5 &amp; 1 &amp; 1.0 &amp; 17636 &amp; 1.0 &amp; 51437 \\</text:p>
      <text:p text:style-name="P2">bk.t5 &amp; 2 &amp; 0.5 &amp; 6434 &amp; 0.5 &amp; 18088 \\</text:p>
      <text:p text:style-name="P2">\hline c1.t5 &amp; 1 &amp; 1.0 &amp; 5883 &amp; 1.0 &amp; 16835 \\</text:p>
      <text:p text:style-name="P2">c1.t5 &amp; 2 &amp; 0.0 &amp; 3224 &amp; 0.5 &amp; 5774 \\</text:p>
      <text:p text:style-name="P2">\hline c2.t6 &amp; 1 &amp; 1.0 &amp; 6558 &amp; 1.5 &amp; 24601 \\</text:p>
      <text:p text:style-name="P2">c2.t6 &amp; 2 &amp; 0.0 &amp; 3359 &amp; 1.5 &amp; 7092 \\</text:p>
      <text:p text:style-name="P2">c2.t6 &amp; 3 &amp; 0.5 &amp; 2002 &amp; 1.0 &amp; 4569 \\</text:p>
      <text:p text:style-name="P2">\hline c3.t7 &amp; 1 &amp; 1.5 &amp; 7836 &amp; 1.5 &amp; 35938 \\</text:p>
      <text:p text:style-name="P2">c3.t7 &amp; 2 &amp; 0.0 &amp; 3950 &amp; 2.0 &amp; 9625 \\</text:p>
      <text:p text:style-name="P2">c3.t7 &amp; 3 &amp; 0.0 &amp; 2768 &amp; 1.0 &amp; 6872 \\</text:p>
      <text:p text:style-name="P2">\hline c4.t8 &amp; 1 &amp; 2.0 &amp; 8984 &amp; 2.5 &amp; 51115 \\</text:p>
      <text:p text:style-name="P2">c4.t8 &amp; 2 &amp; 0.0 &amp; 4379 &amp; 1.5 &amp; 15137 \\</text:p>
      <text:p text:style-name="P2">c4.t8 &amp; 3 &amp; 0.0 &amp; 3071 &amp; 1.0 &amp; 9981 \\</text:p>
      <text:p text:style-name="P2">c4.t8 &amp; 4 &amp; 0.5 &amp; 2056 &amp; 1.0 &amp; 7194 \\</text:p>
      <text:p text:style-name="P2">\hline c5.t4 &amp; 1 &amp; 1.5 &amp; 4306 &amp; 1.0 &amp; 8555 \\</text:p>
      <text:p text:style-name="P2">c5.t4 &amp; 2 &amp; 0.5 &amp; 2353 &amp; 0.5 &amp; 2991 \\</text:p>
      <text:p text:style-name="P2">\hline</text:p>
      <text:p text:style-name="P2">\end{tabular}</text:p>
      <text:p text:style-name="P2">\end{center}</text:p>
      <text:p text:style-name="P2">\caption{UB calculados para congestionamento e tráfego retransmitido.}</text:p>
      <text:p text:style-name="P2">\label{tab:ubs}</text:p>
      <text:p text:style-name="P2">\end{table}</text:p>
      <text:p text:style-name="P2"><text:soft-page-break/></text:p>
      <text:p text:style-name="P2"/>
      <text:p text:style-name="P2"/>
      <text:p text:style-name="P2">\subsection{Resolução das Sub-redes com TWA}</text:p>
      <text:p text:style-name="P2">\label{resultados:sec:twa}</text:p>
      <text:p text:style-name="P2"/>
      <text:p text:style-name="P2">Com relação à limitação do custo físico, iniciamos com um $TIFg$ de $40\%$ pois em testes <text:change text:change-id="ct319900464"/><text:change-start text:change-id="ct319900912"/>preliminares<text:change-end text:change-id="ct319900912"/> este <text:change-start text:change-id="ct319603288"/>valor <text:change-end text:change-id="ct319603288"/>se mostrou <text:change text:change-id="ct319904320"/><text:change-start text:change-id="ct319903368"/>suficiente<text:change-end text:change-id="ct319903368"/><text:change-start text:change-id="ct319901016"/> para garantir a viabilidade das soluções<text:change-end text:change-id="ct319901016"/>. Reduzimos o $TIFg$ nas situações</text:p>
      <text:p text:style-name="P2">em que não foi possível encontrar solução viável. Além disso, aumentamos o $TIFg$ enquanto ainda fossem encontradas soluções, visando obter o melhor custo</text:p>
      <text:p text:style-name="P2">físico possível que ainda atendesse às demais exigências.</text:p>
      <text:p text:style-name="P2"/>
      <text:p text:style-name="P2">Para cada $TIFg$, a estratégia adotada foi, partindo do menor grau lógico ($Gl=1$), fixar nos valores mínimos o número de comprimentos de onda<text:change text:change-id="ct320298176"/> e</text:p>
      <text:p text:style-name="P2">executar o modelo básico do TWA com as adições indicadas na seção \ref{sec:subredes:restricoes}. Um <text:change text:change-id="ct319848736"/><text:change-start text:change-id="ct319907544"/>resolvedor linear<text:change-end text:change-id="ct319907544"/> para problemas MILP é instanciado com</text:p>
      <text:p text:style-name="P2">essa configuração. Enquanto o <text:change text:change-id="ct319907440"/><text:change-start text:change-id="ct319903560"/>resolvedor linear<text:change-end text:change-id="ct319903560"/> retornar que o problema é insolúvel, o número de comprimentos de onda ($W$) será incrementado. </text:p>
      <text:p text:style-name="P2"/>
      <text:p text:style-name="P2">Se <text:change text:change-id="ct319988040"/><text:change-start text:change-id="ct320034264"/>não for encontrada<text:change-end text:change-id="ct320034264"/> uma solução viável dentro de $10^4$ segundos, <text:change text:change-id="ct319844232"/><text:change-start text:change-id="ct319907872"/>o processo<text:change-end text:change-id="ct319907872"/> é abortado e é aplicado o mesmo procedimento de quando a</text:p>
      <text:p text:style-name="P2">solução é insolúvel. Isso é feito com o objetivo de <text:change text:change-id="ct319947528"/><text:change-start text:change-id="ct319986880"/>relaxar<text:change-end text:change-id="ct319986880"/> as restrições de modo que o <text:change text:change-id="ct320154552"/><text:change-start text:change-id="ct319760224"/>resolvedor linear<text:change-end text:change-id="ct319760224"/> possa encontrar uma solução viável mais</text:p>
      <text:p text:style-name="P2">rapidamente, sacrificando um pouco a <text:change-start text:change-id="ct320064624"/>sua <text:change-end text:change-id="ct320064624"/>qualidade<text:change text:change-id="ct319903920"/>. Essas situações em que o modelo precisou ser calibrado, que chamaremos de \textit{Instância</text:p>
      <text:p text:style-name="P2">Insolúvel} ($I$), fazem parte do método e são registradas conjuntamente com os resultados. Um método de uso similar para o modelo TWA foi apresentado</text:p>
      <text:p text:style-name="P2">anteriormente em \cite{sbpo09}.</text:p>
      <text:p text:style-name="P2"/>
      <text:p text:style-name="P2"><text:soft-page-break/>Se uma solução viável é encontrada, o <text:change text:change-id="ct319972056"/><text:change-start text:change-id="ct319849568"/><text:s/>processo de otimização do resolvedor linear<text:change-end text:change-id="ct319849568"/> é interrompido, a solução é registrada e o grau lógico é incrementado, dando continuidade ao processo.</text:p>
      <text:p text:style-name="P2">Vale relembrar que o <text:change text:change-id="ct319872376"/><text:change-start text:change-id="ct319872480"/>processo de otimização<text:change-end text:change-id="ct319872480"/> é interrompido pois todos os parâmetros de interesse já estão limitados satisfatoriamente, portanto qualquer solução</text:p>
      <text:p text:style-name="P2">viável</text:p>
      <text:p text:style-name="P2">já atende o que foi exigido<text:change-start text:change-id="ct319898368"/>.<text:change-end text:change-id="ct319898368"/><text:change text:change-id="ct319841072"/></text:p>
      <text:p text:style-name="P2"/>
      <text:p text:style-name="P2">Utilizamos o<text:change text:change-id="ct319641336"/><text:change-start text:change-id="ct315514680"/> <text:change-end text:change-id="ct315514680"/><text:change-start text:change-id="ct320065328"/>resolvedor line<text:change-end text:change-id="ct320065328"/> SCIP (\textit{Solving Constraint Integer Programs} - scip.zib.de) para encontrar as soluções viáveis para as diversa<text:change-start text:change-id="ct319849352"/>s<text:change-end text:change-id="ct319849352"/> instâncias</text:p>
      <text:p text:style-name="P2">do TWA. </text:p>
      <text:p text:style-name="P2"/>
      <text:p text:style-name="P2">A tabela \ref{tab:cod.legenda2} apresenta as legendas para a tabela \ref{tab:result.twa}, que será utilizada na apresentação dos resultados obtidos para o</text:p>
      <text:p text:style-name="P2">projeto completo das sub-redes utilizando o modelo TWA.</text:p>
      <text:p text:style-name="P2"/>
      <text:p text:style-name="P2">\begin{table}[!ht]</text:p>
      <text:p text:style-name="P2">\begin{center}</text:p>
      <text:p text:style-name="P2">\begin{tabular}{|ccc|}</text:p>
      <text:p text:style-name="P2">\hline</text:p>
      <text:p text:style-name="P2">ID &amp; $=$ &amp; Identificação da sub-rede \\</text:p>
      <text:p text:style-name="P2">Gl &amp; $=$ &amp; Grau lógico \\</text:p>
      <text:p text:style-name="P2">W &amp; $=$ &amp; Número de comprimentos de onda \\</text:p>
      <text:p text:style-name="P2">TIFg &amp; $=$ &amp; Folga em relação à TIF da NFSNET \\</text:p>
      <text:p text:style-name="P2">TT &amp; $=$ &amp; Total de transceptores \\</text:p>
      <text:p text:style-name="P2">CF &amp; $=$ &amp; Custo físico \\</text:p>
      <text:p text:style-name="P2">TIF &amp; $=$ &amp; TIF resultante \\</text:p>
      <text:p text:style-name="P2">CG &amp; $=$ &amp; Congestionamento \\</text:p>
      <text:p text:style-name="P2">TR &amp; $=$ &amp; Tráfego retransmitido \\</text:p>
      <text:p text:style-name="P2">Ti(s) &amp; $=$ &amp; Tempo de execução da instância \\</text:p>
      <text:p text:style-name="P2">\hline</text:p>
      <text:p text:style-name="P2"><text:soft-page-break/>\end{tabular}</text:p>
      <text:p text:style-name="P2">\end{center}</text:p>
      <text:p text:style-name="P2">\caption{Legenda para a tabela \ref{tab:result.twa}.}</text:p>
      <text:p text:style-name="P2">\label{tab:cod.legenda2}</text:p>
      <text:p text:style-name="P2">\end{table}</text:p>
      <text:p text:style-name="P2"/>
      <text:p text:style-name="P2"/>
      <text:p text:style-name="P2"/>
      <text:p text:style-name="P2">\begin{table}[!ht]</text:p>
      <text:p text:style-name="P2">\begin{center}</text:p>
      <text:p text:style-name="P2">\begin{tabular}{|cc|cc|ccccc|c|}</text:p>
      <text:p text:style-name="P2">\hline ID &amp; Gl &amp; W &amp; TIFg &amp; TT &amp; CF &amp; TIF &amp; TR &amp; CG &amp; Ti(s) \\</text:p>
      <text:p text:style-name="P2">\hline bk.t5 &amp; 1 &amp; 1 &amp; 70\% &amp; 5 &amp; 51 &amp; 0.54 &amp; 51084 &amp; 17526 &amp; 0.1 \\</text:p>
      <text:p text:style-name="P2">bk.t5 &amp; 2 &amp; 2 &amp; 70\% &amp; 10 &amp; 51 &amp; 0.54 &amp; 17667 &amp; 6434 &amp; 0.4 \\</text:p>
      <text:p text:style-name="P2">\hline c1.t5 &amp; 1 &amp; 1 &amp; 20\% &amp; 5 &amp; 79 &amp; 1.42 &amp; 16635 &amp; 5882 &amp; 1 \\</text:p>
      <text:p text:style-name="P2">c1.t5 &amp; 2 &amp; 2 &amp; 20\% &amp; 9 &amp; 79 &amp; 1.42 &amp; 5755 &amp; 3003 &amp; 11 \\</text:p>
      <text:p text:style-name="P2">\hline c2.t6 &amp; 1 &amp; 2 &amp; 40\% &amp; 6 &amp; 68 &amp; 1.07 &amp; 24484 &amp; 6523 &amp; 98 \\</text:p>
      <text:p text:style-name="P2">c2.t6 &amp; 2 &amp; 3 &amp; 40\% &amp; 12 &amp; 68 &amp; 1.07 &amp; 5556 &amp; 2730 &amp; 9 \\</text:p>
      <text:p text:style-name="P2">c2.t6 &amp; 3 &amp; 4 &amp; 40\% &amp; 16 &amp; 68 &amp; 1.07 &amp; 4267 &amp; 2002 &amp; 74 \\</text:p>
      <text:p text:style-name="P2">\hline c3.t7 &amp; 1 &amp; 1 &amp; 30\% &amp; 7 &amp; 85 &amp; 1.24 &amp; 35709 &amp; 7821 &amp; 37 \\</text:p>
      <text:p text:style-name="P2">c3.t7 &amp; 2 &amp; 3 &amp; 30\% &amp; 13 &amp; 87 &amp; 1.26 &amp; 7755 &amp; 2961 &amp; 215 \\</text:p>
      <text:p text:style-name="P2">c3.t7 &amp; 3 &amp; 3 &amp; 30\% &amp; 18 &amp; 84 &amp; 1.23 &amp; 6824 &amp; 2768 &amp; 2859 \\</text:p>
      <text:p text:style-name="P2">\hline c4.t8 &amp; 1 &amp; 1 &amp; 40\% &amp; 8 &amp; 80 &amp; 1.09 &amp; 50807 &amp; 8982 &amp; 698 \\</text:p>
      <text:p text:style-name="P2">c4.t8 &amp; 2 &amp; 2 &amp; 40\% &amp; 16 &amp; 79 &amp; 1.06 &amp; 7976 &amp; 3582 &amp; 17 \\</text:p>
      <text:p text:style-name="P2">c4.t8 &amp; 3 &amp; 2 &amp; 40\% &amp; 16 &amp; 79 &amp; 1.07 &amp; 7069 &amp; 3050 &amp; 58 \\</text:p>
      <text:p text:style-name="P2">c4.t8 &amp; 4 &amp; 3 &amp; 40\% &amp; 22 &amp; 77 &amp; 1.04 &amp; 6590 &amp; 2056 &amp; 587 \\</text:p>
      <text:p text:style-name="P2">\hline c5.t4 &amp; 1 &amp; 1 &amp; 20\% &amp; 4 &amp; 65 &amp; 1.36 &amp; 8546 &amp; 4304 &amp; 0.4 \\</text:p>
      <text:p text:style-name="P2">c5.t4 &amp; 2 &amp; 2 &amp; 20\% &amp; 7 &amp; 65 &amp; 1.36 &amp; 233 &amp; 1515 &amp; 0.1 \\</text:p>
      <text:p text:style-name="P2">\hline</text:p>
      <text:p text:style-name="P2">\end{tabular}</text:p>
      <text:p text:style-name="P2">\end{center}</text:p>
      <text:p text:style-name="P2">\caption{Resumo dos resultados com TWA.}</text:p>
      <text:p text:style-name="P2">\label{tab:result.twa}</text:p>
      <text:p text:style-name="P2">\end{table}</text:p>
      <text:p text:style-name="P2"/>
      <text:p text:style-name="P2"><text:soft-page-break/>No modelo TWA o grau lógico é representado como uma restrição no número total de transceptores na rede. Como pode-se notar na coluna $TT$, além do grau</text:p>
      <text:p text:style-name="P2">lógico $1$<text:change-start text:change-id="ct319641232"/>,<text:change-end text:change-id="ct319641232"/> onde é óbvio que o número de transceptores deve ser igual ao número de nós, somente para o grau lógico $2$, em algumas sub-redes, foi necessário</text:p>
      <text:p text:style-name="P2">utilizar todos os transceptores permitidos.</text:p>
      <text:p text:style-name="P2"/>
      <text:p text:style-name="P2">Para duas instâncias, $c1.t5$ e $c3.t7$, ambas com grau lógico 1, mesmo com um $TIFg$ reduzido a $0.0\%$ não foi possível encontrar solução viável.</text:p>
      <text:p text:style-name="P2"><text:change text:change-id="ct320035208"/><text:change-start text:change-id="ct320232616"/>Neste caso,<text:change-end text:change-id="ct320232616"/> os UB para congestionamento e tráfego retransmitido<text:change-start text:change-id="ct319833928"/> <text:change-end text:change-id="ct319833928"/><text:change-start text:change-id="ct319852160"/>foram relaxados<text:change-end text:change-id="ct319852160"/>, reduzindo<text:change-start text:change-id="ct319851808"/>-se<text:change-end text:change-id="ct319851808"/> em $<text:change text:change-id="ct320028088"/><text:change-start text:change-id="ct320028368"/>0,5<text:change-end text:change-id="ct320028368"/>$ o número de desvios padrão abaixo da média para</text:p>
      <text:p text:style-name="P2">ambos<text:change-start text:change-id="ct319748296"/> os UB<text:change-end text:change-id="ct319748296"/>, nas duas <text:change-start text:change-id="ct320030640"/>refridas <text:change-end text:change-id="ct320030640"/>instâncias.</text:p>
      <text:p text:style-name="P2"/>
      <text:p text:style-name="P2">A última coluna da tabela \ref{tab:result.twa}, mostra o tempos de execução da última iteração da instância, aquela que retornou uma solução viável. <text:change text:change-id="ct319840192"/><text:change-start text:change-id="ct319989952"/>Nota-se que<text:change-end text:change-id="ct319989952"/>, na maioria dos casos<text:change-start text:change-id="ct320231528"/>,<text:change-end text:change-id="ct320231528"/> esse tempo foi de apenas alguns segundos. Como o modelo TWA foi utilizado de forma iterativa, variando os parâmetros</text:p>
      <text:p text:style-name="P2">de qualidade para as restrições, para cada instância foi contabilizado o tempo total de busca, considerando todas as tentativas de resolução devido às</text:p>
      <text:p text:style-name="P2">variações em $W$ e $TIFg$. Além disso, para os casos de exceção citados acima, onde foi necessário <text:change text:change-id="ct319953320"/><text:change-start text:change-id="ct320030456"/>relaxar<text:change-end text:change-id="ct320030456"/> os UB <text:change text:change-id="ct312570688"/>, também foi contabilizado o tempo das tentativas com os valores originais de desvios padrão abaixo da média. No total, foram gastas 121 horas</text:p>
      <text:p text:style-name="P2">de execução do modelo TWA pelo \textit{solver} para todas as instâncias testadas durante o pro<text:change-start text:change-id="ct320035584"/>c<text:change-end text:change-id="ct320035584"/>esso de busca.</text:p>
      <text:p text:style-name="P2"/>
      <text:p text:style-name="P2"/>
      <text:p text:style-name="P2">\section{Conclusão}</text:p>
      <text:p text:style-name="P2"/>
      <text:p text:style-name="P2">Foi apresentado um procedimento para a resolução de <text:change-start text:change-id="ct320035688"/>WRON com topologias hierárquicas em malha<text:change-end text:change-id="ct320035688"/><text:change text:change-id="ct319975224"/><text:change text:change-id="ct319991080"/>, fazendo uso de um algoritmo genético e da eficiência do modelo TWA, além da</text:p>
      <text:p text:style-name="P2">estimação de parâmetros de qualidade para as principais métricas que envolvem o projeto da rede. Os UB estabelecidos para congestionamento e</text:p>
      <text:p text:style-name="P2"><text:soft-page-break/>tráfego retransmitido a partir do processo de amostragem e estimativa das estatísticas garantiram <text:change text:change-id="ct319850928"/>soluções <text:change-start text:change-id="ct320039736"/>melhores que as obtidas por outros métodos <text:change-end text:change-id="ct320039736"/>para a rede de 30 nós estudada. <text:change text:change-id="ct320039904"/><text:change text:change-id="ct319978744"/><text:change text:change-id="ct319984552"/></text:p>
      <text:p text:style-name="P2"/>
      <text:p text:style-name="P2">Com relação ao custo físico da rede, foi definido como parâmetro de qualidade a TIF, que permite a comparação dos resultados obtidos com redes conhecidas na</text:p>
      <text:p text:style-name="P2">literatura. A TIF das sub-redes mostra que o processo de busca iniciado com o<text:change-start text:change-id="ct319850824"/> algortimo<text:change-end text:change-id="ct319850824"/> genético, onde os nós foram agrupados por proximidade, gerou uma solução</text:p>
      <text:p text:style-name="P2">final de boa qualidade, visto que foi possível utilizar fatores de qualidade ($TIFg$) em todos os casos. <text:s/>Os experimentos mostraram que o custo físico não</text:p>
      <text:p text:style-name="P2">possui relação evidente com o grau lógico<text:change text:change-id="ct320029816"/><text:change-start text:change-id="ct319984656"/> <text:change-end text:change-id="ct319984656"/>pois<text:change-start text:change-id="ct319859432"/>,<text:change-end text:change-id="ct319859432"/> para cada sub-rede<text:change-start text:change-id="ct317001136"/>,<text:change-end text:change-id="ct317001136"/> o valor de $TIFg$ para o qual foi possível obter soluções viáveis foi o</text:p>
      <text:p text:style-name="P2">mesmo, independente do grau lógico.</text:p>
      <text:p text:style-name="P2"/>
      <text:p text:style-name="P2">Possíveis aplicações para trabalhos futuros seriam <text:change text:change-id="ct319860792"/><text:change-start text:change-id="ct319863184"/>o projeto<text:change-end text:change-id="ct319863184"/> de redes com topologia em malha<text:change-start text:change-id="ct319860688"/> genéricas<text:change-end text:change-id="ct319860688"/>, <text:change text:change-id="ct320130512"/><text:change-start text:change-id="ct320130808"/>e a investigação<text:change-end text:change-id="ct320130808"/><text:change-start text:change-id="ct320129224"/> <text:change-end text:change-id="ct320129224"/><text:change text:change-id="ct319864360"/><text:change-start text:change-id="ct320128984"/>d<text:change-end text:change-id="ct320128984"/>as variações permitidas para o modelo TWA \cite{dissertFabio}, <text:change text:change-id="ct319864736"/><text:change-start text:change-id="ct319864632"/>considerando<text:change-end text:change-id="ct319864632"/> diferentes restrições e funções objetivo.</text:p>
      <text:p text:style-name="P2"/>
      <text:p text:style-name="P2">\bibliographystyle{abnt-num}</text:p>
      <text:p text:style-name="P2">\bibliography{biblio}</text:p>
      <text:p text:style-name="P2"/>
      <text:p text:style-name="P2">%</text:p>
      <text:p text:style-name="P2">\end{document}</text:p>
      <text:p text:style-name="P2"/>
      <text:p text:style-name="P2"/>
      <text:p text:style-name="P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ystem" svg:font-family="System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enato Almeida</meta:initial-creator>
    <meta:creation-date>2010-05-06T15:01:14.31</meta:creation-date>
    <dc:date>2010-05-06T19:48:48.15</dc:date>
    <dc:creator>Renato Almeida</dc:creator>
    <meta:editing-duration>PT02H09M50S</meta:editing-duration>
    <meta:editing-cycles>5</meta:editing-cycles>
    <meta:generator>BrOffice.org/3.2$Win32 OpenOffice.org_project/320m12$Build-9483</meta:generator>
    <meta:document-statistic meta:table-count="0" meta:image-count="0" meta:object-count="0" meta:page-count="25" meta:paragraph-count="660" meta:word-count="6815" meta:character-count="41408"/>
  </office:meta>
</office:document-meta>
</file>